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style:text-underline-style="solid" style:text-underline-type="single"/>
    </style:style>
    <style:style style:name="co1" style:family="table-column">
      <style:table-column-properties fo:break-before="auto" style:column-width="6.68866666666667cm"/>
    </style:style>
    <style:style style:name="co2" style:family="table-column">
      <style:table-column-properties fo:break-before="auto" style:column-width="11.8956666666667cm"/>
    </style:style>
    <style:style style:name="co3" style:family="table-column">
      <style:table-column-properties fo:break-before="auto" style:column-width="15.4093333333333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2.75166666666667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om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text:p>
          </table:table-cell>
          <table:table-cell table:number-columns-repeated="16379"/>
        </table:table-row>
        <table:table-row table:style-name="ro1">
          <table:table-cell office:value-type="string" table:style-name="ce1">
            <text:p>3B</text:p>
          </table:table-cell>
          <table:table-cell office:value-type="string" table:style-name="ce1">
            <text:p>3B, 341, Via di Passo Lombardo, Municipio Roma VI, Villaggio Breda, Roma, Roma Capitale, Lazio, 00133, Italia</text:p>
          </table:table-cell>
          <table:table-cell office:value-type="string" table:style-name="ce1">
            <text:p>zona 3A (sismicità bassa, comprende le aree territoriali dei Municipi I, II, III, X, XI, XII, XIII, XIV e XV); zona 3B (sismicità bassa, comprende l'isola amministrativa del municipio XV). <text:s/>Orografia Il nucleo antico della città è costituito dagli storici sette colli:</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 tra le 14 ancora esistenti vi sono la colonna di Marco Aurelio e la colonna Traiana.</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è possibile effettuare via web ricerche nei cataloghi correnti di oltre 100 istituzioni bibliotecarie della città, aggregate nei diversi poli regionali. Ricerca A Roma sono presenti sedi di enti dediti alla ricerca scientifica, tecnologica, medica o umanistica: tra gli altri, l'ISTAT, un ente di ricerca pubblico dedito ai censimenti sulla popolazione, sull'industria, sui servizi, sull'agricoltura e a varie indagini in campo economico;</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 più importante è la Sapienza, che nel 2013 è stata anche l'unica università italiana a comparire tra le prime cento del mondo secondo la classifica internazionale elaborata dal Center for World University Rankings, collocandosi al 63º posto. Musei <text:s/>A Roma l'offerta museale è molto vasta per quantità e qualità: i musei contengono cultura, arte e scultura, tesori accumulati in città nel corso dei secoli.</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 <text:s/>Il Messaggero (con sede in via del Tritone, fondato nel 1878);</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uditorium Rai si trova al Foro Italico. 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i Romani, tuttavia, non davano molta importanza al mondo dell'arte, considerata causa di corruzione del mos maiorum. A Roma, fin dai primi secoli, si affermò la ritrattistica, legata al culto degli antenati. La conquista dei popoli stranieri fece confluire nella città capitolina immense ricchezze derivanti dalla spoliazione dei templi e delle città nemiche:</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No</text:p>
          </table:table-cell>
          <table:table-cell table:number-columns-repeated="16380" table:style-name="ce1"/>
        </table:table-row>
        <table:table-row table:style-name="ro1">
          <table:table-cell office:value-type="string" table:style-name="ce1">
            <text:p>A Roma</text:p>
          </table:table-cell>
          <table:table-cell office:value-type="string" table:style-name="ce1">
            <text:p>A, Via Camaiore, Parrocchietta, Municipio Roma XI, Roma, Roma Capitale, Lazio, 00148, Italia</text:p>
          </table:table-cell>
          <table:table-cell office:value-type="string" table:style-name="ce1">
            <text:p>Maratona di Roma, organizzata in primavera con partenza e arrivo in via dei Fori Imperiali. Società sportive A Roma vi sono diverse società sportive che gareggiano nel massimo campionato della loro disciplina: <text:s/>A.S. Roma e S.S. Lazio, militanti entrambe in Serie A, si affrontano nel derby di Roma (calcio);</text:p>
          </table:table-cell>
          <table:table-cell office:value-type="string" table:style-name="ce1">
            <text:p>No</text:p>
          </table:table-cell>
          <table:table-cell table:number-columns-repeated="16380" table:style-name="ce1"/>
        </table:table-row>
        <table:table-row table:style-name="ro1">
          <table:table-cell office:value-type="string" table:style-name="ce1">
            <text:p>A1</text:p>
          </table:table-cell>
          <table:table-cell office:value-type="string" table:style-name="ce1">
            <text:p>Autostrada del Sole, Tivoli Terme, Tivoli, Roma Capitale, Lazio, 00011,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12</text:p>
          </table:table-cell>
          <table:table-cell office:value-type="string" table:style-name="ce1">
            <text:p>A12 - Roma, Via Aurelia, Torrimpietra, Fiumicino, Roma Capitale, Lazio, 00057,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24</text:p>
          </table:table-cell>
          <table:table-cell office:value-type="string" table:style-name="ce1">
            <text:p>Strada dei Parchi, Tiburtino, Roma, Roma Capitale, Lazio, 00159,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25</text:p>
          </table:table-cell>
          <table:table-cell office:value-type="string" table:style-name="ce1">
            <text:p>Roma, Monte San Salvatore, Mentana, Roma Capitale, Lazio, 00013,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style-name="ce1"/>
        </table:table-row>
        <table:table-row table:style-name="ro1">
          <table:table-cell office:value-type="string" table:style-name="ce1">
            <text:p>A91</text:p>
          </table:table-cell>
          <table:table-cell office:value-type="string" table:style-name="ce1">
            <text:p>Autostrada Roma-Fiumicino, Portuense, Roma, Roma Capitale, Lazio, 00144,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Acaia</text:p>
          </table:table-cell>
          <table:table-cell office:value-type="string" table:style-name="ce1">
            <text:p>Acaia, Via Acaia, Municipio Roma VII, Roma, Roma Capitale, Lazio, 00183,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Acqua Acetosa</text:p>
          </table:table-cell>
          <table:table-cell office:value-type="string" table:style-name="ce1">
            <text:p>Acqua Acetosa, Valle Copella, Ciampino, Roma Capitale, Lazio, 00043, Italia</text:p>
          </table:table-cell>
          <table:table-cell office:value-type="string" table:style-name="ce1">
            <text:p>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 L'ebraismo ha una delle più grandi sinagoghe d'Europa, il tempio Maggiore di Roma, nella zona del ghetto.</text:p>
          </table:table-cell>
          <table:table-cell office:value-type="string" table:style-name="ce1">
            <text:p>No</text:p>
          </table:table-cell>
          <table:table-cell table:number-columns-repeated="16380"/>
        </table:table-row>
        <table:table-row table:style-name="ro1">
          <table:table-cell office:value-type="string" table:style-name="ce1">
            <text:p>Acqua Acetosa</text:p>
          </table:table-cell>
          <table:table-cell office:value-type="string" table:style-name="ce1">
            <text:p>Acqua Acetosa, Valle Copella, Ciampino, Roma Capitale, Lazio, 00043, Italia</text:p>
          </table:table-cell>
          <table:table-cell office:value-type="string" table:style-name="ce1">
            <text:p>Complesso natatorio del Foro Italico; Stadio dei Marmi; Centro sportivo Giulio Onesti dell'Acqua Acetosa; Centro sportivo Terme di Caracalla;</text:p>
          </table:table-cell>
          <table:table-cell office:value-type="string" table:style-name="ce1">
            <text:p>No</text:p>
          </table:table-cell>
          <table:table-cell table:number-columns-repeated="16380"/>
        </table:table-row>
        <table:table-row table:style-name="ro1">
          <table:table-cell office:value-type="string" table:style-name="ce1">
            <text:p>Acqua Felice</text:p>
          </table:table-cell>
          <table:table-cell office:value-type="string" table:style-name="ce1">
            <text:p>Via Acqua Felice, Valle Martella, Zagarolo, Roma Capitale, Lazio, 0007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Acqua Paola</text:p>
          </table:table-cell>
          <table:table-cell office:value-type="string" table:style-name="ce1">
            <text:p>Acqua Paola, Former Aqua Traiana, Bracciano, Roma Capitale, Lazio, 0006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Acqua Paola</text:p>
          </table:table-cell>
          <table:table-cell office:value-type="string" table:style-name="ce1">
            <text:p>Acqua Paola, Former Aqua Traiana, Bracciano, Roma Capitale, Lazio, 00066, Italia</text:p>
          </table:table-cell>
          <table:table-cell office:value-type="string" table:style-name="ce1">
            <text:p>gli ultimi risalgono al Novecento e furono realizzati per le accresciute esigenze idriche della città. 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text:p>
          </table:table-cell>
          <table:table-cell office:value-type="string" table:style-name="ce1">
            <text:p>No</text:p>
          </table:table-cell>
          <table:table-cell table:number-columns-repeated="16380"/>
        </table:table-row>
        <table:table-row table:style-name="ro1">
          <table:table-cell office:value-type="string" table:style-name="ce1">
            <text:p>Adriatico</text:p>
          </table:table-cell>
          <table:table-cell office:value-type="string" table:style-name="ce1">
            <text:p>Adriatico, La terrazza dell'Altare della Patria, Campitelli, Municipio Roma I, Roma, Roma Capitale, Lazio, 00184,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No</text:p>
          </table:table-cell>
          <table:table-cell table:number-columns-repeated="16380"/>
        </table:table-row>
        <table:table-row table:style-name="ro1">
          <table:table-cell office:value-type="string" table:style-name="ce1">
            <text:p>Aeroporto di Guidonia</text:p>
          </table:table-cell>
          <table:table-cell office:value-type="string" table:style-name="ce1">
            <text:p>Aeroporto di Guidonia "Alfredo Barbieri", Via Trento, Casali di Sant'Antonio, Guidonia, Guidonia Montecelio, Roma Capitale, Lazio, 00012, Italia</text:p>
          </table:table-cell>
          <table:table-cell office:value-type="string" table:style-name="ce1">
            <text:p>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text:p>
          </table:table-cell>
          <table:table-cell office:value-type="string" table:style-name="ce1">
            <text:p>Si</text:p>
          </table:table-cell>
          <table:table-cell table:number-columns-repeated="16380"/>
        </table:table-row>
        <table:table-row table:style-name="ro1">
          <table:table-cell office:value-type="string" table:style-name="ce1">
            <text:p>Aeroporto di Pratica di Mare</text:p>
          </table:table-cell>
          <table:table-cell office:value-type="string" table:style-name="ce1">
            <text:p>Aeroporto Militare Mario De Bernardi, Via Caracas, Zingarini, Pomezia, Roma Capitale, Lazio, 00071, Italia</text:p>
          </table:table-cell>
          <table:table-cell office:value-type="string" table:style-name="ce1">
            <text:p>è utilizzato come scalo turistico ed è stato ristrutturato e destinato ad eliporto. 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text:p>
          </table:table-cell>
          <table:table-cell office:value-type="string" table:style-name="ce1">
            <text:p>Si</text:p>
          </table:table-cell>
          <table:table-cell table:number-columns-repeated="16380"/>
        </table:table-row>
        <table:table-row table:style-name="ro1">
          <table:table-cell office:value-type="string" table:style-name="ce1">
            <text:p>Aeroporto di Roma-Ciampino "Giovan Battista Pastine"</text:p>
          </table:table-cell>
          <table:table-cell office:value-type="string" table:style-name="ce1">
            <text:p>Aeroporto di Roma-Ciampino, Via dei Laghi, Ciampino, Roma Capitale, Lazio, 00043,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office:value-type="string" table:style-name="ce1">
            <text:p>Si</text:p>
          </table:table-cell>
          <table:table-cell table:number-columns-repeated="16380"/>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Si</text:p>
          </table:table-cell>
          <table:table-cell table:number-columns-repeated="16380"/>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office:value-type="string" table:style-name="ce1">
            <text:p>Si</text:p>
          </table:table-cell>
          <table:table-cell table:number-columns-repeated="16380"/>
        </table:table-row>
        <table:table-row table:style-name="ro1">
          <table:table-cell office:value-type="string" table:style-name="ce1">
            <text:p>Aeroporto di Roma-Fiumicino</text:p>
          </table:table-cell>
          <table:table-cell office:value-type="string" table:style-name="ce1">
            <text:p>Aeroporto di Roma-Fiumicino, Via Leonardo da Vinci, Fiumicino, Roma Capitale, Lazio, 00054, Italia</text:p>
          </table:table-cell>
          <table:table-cell office:value-type="string" table:style-name="ce1">
            <text:p>La città in particolare è servita da due aeroporti principali più altri tre ad uso minore: <text:s/>L'Aeroporto di Roma-Fiumicino è il principale aeroporto italiano passeggeri con un traffico di 42.995.119 nel 2018 (crescita sul 2017 di +4,9%) e il secondo per merci, con 160.903,9 tonnellate (variazione sul 2015 del +11%). È uno degli aeroporti più importanti d'Europa.</text:p>
          </table:table-cell>
          <table:table-cell office:value-type="string" table:style-name="ce1">
            <text:p>Si</text:p>
          </table:table-cell>
          <table:table-cell table:number-columns-repeated="16380"/>
        </table:table-row>
        <table:table-row table:style-name="ro1">
          <table:table-cell office:value-type="string" table:style-name="ce1">
            <text:p>Aeroporto di Roma-Urbe</text:p>
          </table:table-cell>
          <table:table-cell office:value-type="string" table:style-name="ce1">
            <text:p>Aeroporto di Roma-Urbe, Via Gaiole in Chianti, Municipio Roma III, Roma, Roma Capitale, Lazio, 00199, Italia</text:p>
          </table:table-cell>
          <table:table-cell office:value-type="string" table:style-name="ce1">
            <text:p>Collegato alla città con collegamenti ferroviari (FL4 e FL6) e collegamenti bus, è il nono aeroporto italiano per traffico passeggeri, con 5.839.737 passeggeri trasportati nel 2018 (gennaio-novembre) ed una variazione sul 2017 del -0,8%. L'Aeroporto di Roma-Urbe, situato sulla via Salaria a circa 6 km dal centro; è utilizzato come scalo turistico ed è stato ristrutturato e destinato ad eliporto.</text:p>
          </table:table-cell>
          <table:table-cell office:value-type="string" table:style-name="ce1">
            <text:p>Si</text:p>
          </table:table-cell>
          <table:table-cell table:number-columns-repeated="16380"/>
        </table:table-row>
        <table:table-row table:style-name="ro1">
          <table:table-cell office:value-type="string" table:style-name="ce1">
            <text:p>Aeroporto militare Mario de Bernardi</text:p>
          </table:table-cell>
          <table:table-cell office:value-type="string" table:style-name="ce1">
            <text:p>Aeroporto Militare Mario De Bernardi, Via Caracas, Zingarini, Pomezia, Roma Capitale, Lazio, 00071, Italia</text:p>
          </table:table-cell>
          <table:table-cell office:value-type="string" table:style-name="ce1">
            <text:p>è utilizzato come scalo turistico ed è stato ristrutturato e destinato ad eliporto. L'Aeroporto militare Mario de Bernardi, conosciuto meglio come Aeroporto di Pratica di Mare, sito presso l'omonima frazione del comune di Pomezia, confinante col territorio comunale di Roma a sud della capitale. L'Aeroporto di Guidonia "Alfredo Barbieri", aeroporto militare intitolato al colonnello Alfredo Barbieri, sede della scuola di aercoperazione e del Centro di selezione Aeronautica Militare.</text:p>
          </table:table-cell>
          <table:table-cell office:value-type="string" table:style-name="ce1">
            <text:p>Si</text:p>
          </table:table-cell>
          <table:table-cell table:number-columns-repeated="16380"/>
        </table:table-row>
        <table:table-row table:style-name="ro1">
          <table:table-cell office:value-type="string" table:style-name="ce1">
            <text:p>Airport Service</text:p>
          </table:table-cell>
          <table:table-cell office:value-type="string" table:style-name="ce1">
            <text:p>Aeroporto di Roma-Fiumicino, Via Leonardo da Vinci, Fiumicino, Roma Capitale, Lazio, 00054, Italia</text:p>
          </table:table-cell>
          <table:table-cell office:value-type="string" table:style-name="ce1">
            <text:p>È uno degli aeroporti più importanti d'Europa. 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text:p>
          </table:table-cell>
          <table:table-cell office:value-type="string" table:style-name="ce1">
            <text:p>No</text:p>
          </table:table-cell>
          <table:table-cell table:number-columns-repeated="16380"/>
        </table:table-row>
        <table:table-row table:style-name="ro1">
          <table:table-cell office:value-type="string" table:style-name="ce1">
            <text:p>Altare della Patria</text:p>
          </table:table-cell>
          <table:table-cell office:value-type="string" table:style-name="ce1">
            <text:p>Altare della Patria, La terrazza dell'Altare della Patria, Campitelli, Municipio Roma I, Roma, Roma Capitale, Lazio, 00186,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office:value-type="string" table:style-name="ce1">
            <text:p>Si</text:p>
          </table:table-cell>
          <table:table-cell table:number-columns-repeated="16380"/>
        </table:table-row>
        <table:table-row table:style-name="ro1">
          <table:table-cell office:value-type="string" table:style-name="ce1">
            <text:p>Anagnina</text:p>
          </table:table-cell>
          <table:table-cell office:value-type="string" table:style-name="ce1">
            <text:p>Anagnina, Piazzale della Stazione Anagnina, Cinecittà, Torre Maura, Osteria del Curato, Roma, Roma Capitale, Lazio, 00173,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Angelini</text:p>
          </table:table-cell>
          <table:table-cell office:value-type="string" table:style-name="ce1">
            <text:p>Angelini, Via Leonardo da Vinci, Fiumicino, Roma Capitale, Lazio, 00054,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Da questi depositi si formano gran parte dei rilievi collinari dell'area. Successivamente l'attività fluviale del Tevere e dell'Aniene contribuì all'erosione dei rilievi e alla sedimentazione, caratterizzando il territorio attuale. <text:s/>Il territorio di Roma, pertanto, presenta diversi paesaggi naturali e caratteristiche ambientali:</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No</text:p>
          </table:table-cell>
          <table:table-cell table:number-columns-repeated="16380"/>
        </table:table-row>
        <table:table-row table:style-name="ro1">
          <table:table-cell office:value-type="string" table:style-name="ce1">
            <text:p>Aniene</text:p>
          </table:table-cell>
          <table:table-cell office:value-type="string" table:style-name="ce1">
            <text:p>Aniene, Paterno, Tivoli, Roma Capitale, Lazio, 00019,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No</text:p>
          </table:table-cell>
          <table:table-cell table:number-columns-repeated="16380"/>
        </table:table-row>
        <table:table-row table:style-name="ro1">
          <table:table-cell office:value-type="string" table:style-name="ce1">
            <text:p>Antonini</text:p>
          </table:table-cell>
          <table:table-cell office:value-type="string" table:style-name="ce1">
            <text:p>Tempio di Antonino e Faustina, Via Sacra, Campitelli, Municipio Roma I, Roma, Roma Capitale, Lazio, 00184,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 Musica La musica è presente nella storia di Roma fin dalle prime espressioni orali dei ceti dominanti della fase preletteraria (dai carmina convivalia alle neniae) e quelle popolari (canti, formule magiche, filastrocche, carmina triumphalia).</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office:value-type="string" table:style-name="ce1">
            <text:p>Si</text:p>
          </table:table-cell>
          <table:table-cell table:number-columns-repeated="16380"/>
        </table:table-row>
        <table:table-row table:style-name="ro1">
          <table:table-cell office:value-type="string" table:style-name="ce1">
            <text:p>Appia</text:p>
          </table:table-cell>
          <table:table-cell office:value-type="string" table:style-name="ce1">
            <text:p>Via Appia Nuova, Capannelle, Roma, Roma Capitale, Lazio, 00178,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office:value-type="string" table:style-name="ce1">
            <text:p>Si</text:p>
          </table:table-cell>
          <table:table-cell table:number-columns-repeated="16380"/>
        </table:table-row>
        <table:table-row table:style-name="ro1">
          <table:table-cell office:value-type="string" table:style-name="ce1">
            <text:p>Appio-Alessandrino</text:p>
          </table:table-cell>
          <table:table-cell office:value-type="string" table:style-name="ce1">
            <text:p>Largo Appio Chieregatti, Tor Tre Teste, Alessandrino, Roma, Roma Capitale, Lazio, 01555, Italia</text:p>
          </table:table-cell>
          <table:table-cell office:value-type="string" table:style-name="ce1">
            <text:p>gli ultimi risalgono al Novecento e furono realizzati per le accresciute esigenze idriche della città. 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text:p>
          </table:table-cell>
          <table:table-cell office:value-type="string" table:style-name="ce1">
            <text:p>No</text:p>
          </table:table-cell>
          <table:table-cell table:number-columns-repeated="16380"/>
        </table:table-row>
        <table:table-row table:style-name="ro1">
          <table:table-cell office:value-type="string" table:style-name="ce1">
            <text:p>Archivio Centrale dello Stato</text:p>
          </table:table-cell>
          <table:table-cell office:value-type="string" table:style-name="ce1">
            <text:p>Archivio Centrale dello Stato, 27, Piazzale degli Archivi, Europa, Municipio Roma IX, Roma, Roma Capitale, Lazio, 00144,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Si</text:p>
          </table:table-cell>
          <table:table-cell table:number-columns-repeated="16380"/>
        </table:table-row>
        <table:table-row table:style-name="ro1">
          <table:table-cell office:value-type="string" table:style-name="ce1">
            <text:p>Archivio di Stato</text:p>
          </table:table-cell>
          <table:table-cell office:value-type="string" table:style-name="ce1">
            <text:p>Archivio Centrale dello Stato, 27, Piazzale degli Archivi, Europa, Municipio Roma IX, Roma, Roma Capitale, Lazio, 00144,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Si</text:p>
          </table:table-cell>
          <table:table-cell table:number-columns-repeated="16380"/>
        </table:table-row>
        <table:table-row table:style-name="ro1">
          <table:table-cell office:value-type="string" table:style-name="ce1">
            <text:p>arco di Costantino</text:p>
          </table:table-cell>
          <table:table-cell office:value-type="string" table:style-name="ce1">
            <text:p>Arco di Costantino, Piazza dell'Arco di Costantino, Celio,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arco di Tito</text:p>
          </table:table-cell>
          <table:table-cell office:value-type="string" table:style-name="ce1">
            <text:p>Arco di Tito, Via Sacra, Campitelli,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Ardeatina</text:p>
          </table:table-cell>
          <table:table-cell office:value-type="string" table:style-name="ce1">
            <text:p>Ardeatina, Castel di Leva, Municipio Roma IX, Rom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Si</text:p>
          </table:table-cell>
          <table:table-cell table:number-columns-repeated="16380"/>
        </table:table-row>
        <table:table-row table:style-name="ro1">
          <table:table-cell office:value-type="string" table:style-name="ce1">
            <text:p>Area di Ricerca</text:p>
          </table:table-cell>
          <table:table-cell office:value-type="string" table:style-name="ce1">
            <text:p>ARTOV Area di Ricerca di Tor Vergata, Via di Grotte Portella, Municipio Roma VI, Roma, Roma Capitale, Lazio, 00044, Italia</text:p>
          </table:table-cell>
          <table:table-cell office:value-type="string" table:style-name="ce1">
            <text:p>l'IsIAO, un ente pubblico che opera attivamente nel campo della promozione culturale fra l'Italia e i paesi dell'Africa e dell'Asia; l'IPOCAN, un'istituzione dedicata allo studio e alla ricerca delle problematiche connesse al Vicino Oriente islamico in età moderna e contemporanea; il Consiglio Nazionale delle Ricerche, ente pubblico nazionale con il compito di svolgere, promuovere, diffondere, trasferire e valorizzare attività di ricerca nei principali settori di sviluppo delle conoscenze e delle loro applicazioni per lo sviluppo scientifico, tecnologico, economico e sociale dell'Italia, con diverse sedi sparse sul territorio comunale e una forte concentrazione di Istituti in un'Area di Ricerca; l'Accademia Nazionale dei Lincei, una delle più antiche in Italia, fondata nel 1603;</text:p>
          </table:table-cell>
          <table:table-cell office:value-type="string" table:style-name="ce1">
            <text:p>No</text:p>
          </table:table-cell>
          <table:table-cell table:number-columns-repeated="16380"/>
        </table:table-row>
        <table:table-row table:style-name="ro1">
          <table:table-cell office:value-type="string" table:style-name="ce1">
            <text:p>Auditorium Conciliazione</text:p>
          </table:table-cell>
          <table:table-cell office:value-type="string" table:style-name="ce1">
            <text:p>Auditorium RAI di via della Conciliazione, Via della Conciliazione, Borgo, Municipio Roma I, Roma, Roma Capitale, Lazio, 00193, Italia</text:p>
          </table:table-cell>
          <table:table-cell office:value-type="string" table:style-name="ce1">
            <text:p>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text:p>
          </table:table-cell>
          <table:table-cell office:value-type="string" table:style-name="ce1">
            <text:p>Si</text:p>
          </table:table-cell>
          <table:table-cell table:number-columns-repeated="16380"/>
        </table:table-row>
        <table:table-row table:style-name="ro1">
          <table:table-cell office:value-type="string" table:style-name="ce1">
            <text:p>Auditorium Conciliazione</text:p>
          </table:table-cell>
          <table:table-cell office:value-type="string" table:style-name="ce1">
            <text:p>Auditorium RAI di via della Conciliazione, Via della Conciliazione, Borgo, Municipio Roma I, Roma, Roma Capitale, Lazio, 00193,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office:value-type="string" table:style-name="ce1">
            <text:p>Si</text:p>
          </table:table-cell>
          <table:table-cell table:number-columns-repeated="16380"/>
        </table:table-row>
        <table:table-row table:style-name="ro1">
          <table:table-cell office:value-type="string" table:style-name="ce1">
            <text:p>Auditorium di Mecenate</text:p>
          </table:table-cell>
          <table:table-cell office:value-type="string" table:style-name="ce1">
            <text:p>Auditorium di Mecenate, Largo Leopardi, Esquilino, Municipio Roma I, Roma, Roma Capitale, Lazio, 00185,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Roma ha avuto anche una grande cultura hip hop, con rapper molto famosi come Piotta e CaneSecco e collettivi quali il TruceKlan, i Colle der Fomento e i Cor Veleno. 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Nel 1908 è stata fondata l'Orchestra dell'Accademia Nazionale di Santa Cecilia, la più antica delle attuali orchestre sinfoniche italiane, che dal 2002 ha sede nel moderno Auditorium Parco della Musica. 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Sul piano cinematografico, la città ospita: 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text:p>
          </table:table-cell>
          <table:table-cell office:value-type="string" table:style-name="ce1">
            <text:p>Si</text:p>
          </table:table-cell>
          <table:table-cell table:number-columns-repeated="16380"/>
        </table:table-row>
        <table:table-row table:style-name="ro1">
          <table:table-cell office:value-type="string" table:style-name="ce1">
            <text:p>Auditorium Parco della Musica</text:p>
          </table:table-cell>
          <table:table-cell office:value-type="string" table:style-name="ce1">
            <text:p>Auditorium Parco della Musica, 30, Viale Pietro de Coubertin, Municipio Roma II, Roma, Roma Capitale, Lazio, 00196, Italia</text:p>
          </table:table-cell>
          <table:table-cell office:value-type="string" table:style-name="ce1">
            <text:p>Letterature - Festival Internazionale di Roma, che si svolge d'estate presso la basilica di Massenzio al Foro Romano; "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text:p>
          </table:table-cell>
          <table:table-cell office:value-type="string" table:style-name="ce1">
            <text:p>Si</text:p>
          </table:table-cell>
          <table:table-cell table:number-columns-repeated="16380"/>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office:value-type="string" table:style-name="ce1">
            <text:p>Si</text:p>
          </table:table-cell>
          <table:table-cell table:number-columns-repeated="16380"/>
        </table:table-row>
        <table:table-row table:style-name="ro1">
          <table:table-cell office:value-type="string" table:style-name="ce1">
            <text:p>Aventino</text:p>
          </table:table-cell>
          <table:table-cell office:value-type="string" table:style-name="ce1">
            <text:p>Aventino, Viale Aventino, Ripa, Municipio Roma I, Roma, Roma Capitale, Lazio, 00153,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Si</text:p>
          </table:table-cell>
          <table:table-cell table:number-columns-repeated="16380"/>
        </table:table-row>
        <table:table-row table:style-name="ro1">
          <table:table-cell office:value-type="string" table:style-name="ce1">
            <text:p>Avignone</text:p>
          </table:table-cell>
          <table:table-cell office:value-type="string" table:style-name="ce1">
            <text:p>Viale Avignone, Torrino Nord, Torrino, Roma, Roma Capitale, Lazio, 00144, Italia</text:p>
          </table:table-cell>
          <table:table-cell office:value-type="string" table:style-name="ce1">
            <text:p>lo stesso Pontefice, tre anni dopo, fondò lo Studium Urbis. Ma quando nel 1309 papa Clemente V si ritirò ad Avignone, Roma fu governata dalle famiglie nobili in continua lotta reciproca: la città subì un'involuzione, e nel Quattrocento registrò appena 20 000 abitanti.</text:p>
          </table:table-cell>
          <table:table-cell office:value-type="string" table:style-name="ce1">
            <text:p>No</text:p>
          </table:table-cell>
          <table:table-cell table:number-columns-repeated="16380"/>
        </table:table-row>
        <table:table-row table:style-name="ro1">
          <table:table-cell office:value-type="string" table:style-name="ce1">
            <text:p>Babuino</text:p>
          </table:table-cell>
          <table:table-cell office:value-type="string" table:style-name="ce1">
            <text:p>Babuino, Via dei Greci, Campo Marzio, Municipio Roma I, Roma, Roma Capitale, Lazio, 00187,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No</text:p>
          </table:table-cell>
          <table:table-cell table:number-columns-repeated="16380"/>
        </table:table-row>
        <table:table-row table:style-name="ro1">
          <table:table-cell office:value-type="string" table:style-name="ce1">
            <text:p>Babuino</text:p>
          </table:table-cell>
          <table:table-cell office:value-type="string" table:style-name="ce1">
            <text:p>Babuino, Via dei Greci, Campo Marzio, Municipio Roma I, Roma, Roma Capitale, Lazio, 00187, Italia</text:p>
          </table:table-cell>
          <table:table-cell office:value-type="string" table:style-name="ce1">
            <text:p>Anticamente ad esse era attribuito quasi un potere mistico, in grado di proteggere il popolo romano e rappresentare il consesso degli dei. 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text:p>
          </table:table-cell>
          <table:table-cell office:value-type="string" table:style-name="ce1">
            <text:p>No</text:p>
          </table:table-cell>
          <table:table-cell table:number-columns-repeated="16380"/>
        </table:table-row>
        <table:table-row table:style-name="ro1">
          <table:table-cell office:value-type="string" table:style-name="ce1">
            <text:p>Barcaccia</text:p>
          </table:table-cell>
          <table:table-cell office:value-type="string" table:style-name="ce1">
            <text:p>La Barcaccia, Piazza Giuseppe Garibaldi, Rocca di Papa, Roma Capitale, Lazio, 0004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Basilica dei Santi Giovanni e Paolo</text:p>
          </table:table-cell>
          <table:table-cell office:value-type="string" table:style-name="ce1">
            <text:p>Basilica dei Santi Giovanni e Paolo, Clivo di Scauro, Celio, Municipio Roma I, Roma, Roma Capitale, Lazio, 0018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basilica di Massenzio</text:p>
          </table:table-cell>
          <table:table-cell office:value-type="string" table:style-name="ce1">
            <text:p>Basilica di Massenzio, Piazza di Santa Francesca Romana, Campitelli, Municipio Roma I, Roma, Roma Capitale, Lazio, 00184, Italia</text:p>
          </table:table-cell>
          <table:table-cell office:value-type="string" table:style-name="ce1">
            <text:p>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 "Libri Come", presso l'Auditorium Parco della Musica.</text:p>
          </table:table-cell>
          <table:table-cell office:value-type="string" table:style-name="ce1">
            <text:p>Si</text:p>
          </table:table-cell>
          <table:table-cell table:number-columns-repeated="16380"/>
        </table:table-row>
        <table:table-row table:style-name="ro1">
          <table:table-cell office:value-type="string" table:style-name="ce1">
            <text:p>basilica di San Giovanni in 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di San Lorenzo fuori le mura</text:p>
          </table:table-cell>
          <table:table-cell office:value-type="string" table:style-name="ce1">
            <text:p>Basilica di San Lorenzo fuori le Mura, 3, Piazzale del Verano, San Lorenzo, Municipio Roma II, Roma, Roma Capitale, Lazio, 00185,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 Paolo fuori le mura</text:p>
          </table:table-cell>
          <table:table-cell office:value-type="string" table:style-name="ce1">
            <text:p>Basilica di San Paolo fuori le mura, 1, Piazzale San Paolo, San Paolo, Ostiense, Municipio Roma VIII, Roma, Roma Capitale, Lazio, 00146,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di San Sebastiano fuori le mura</text:p>
          </table:table-cell>
          <table:table-cell office:value-type="string" table:style-name="ce1">
            <text:p>Basilica di San Sebastiano fuori le mura, Vicolo delle Sette Chiese, Municipio Roma VIII, Roma, Roma Capitale, Lazio, 00014,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ta Croce in Gerusalemme</text:p>
          </table:table-cell>
          <table:table-cell office:value-type="string" table:style-name="ce1">
            <text:p>Basilica di Santa Croce in Gerusalemme, Piazza di Santa Croce in Gerusalemme, Esquilino, Municipio Roma I, Roma, Roma Capitale, Lazio, 00182, Italia</text:p>
          </table:table-cell>
          <table:table-cell office:value-type="string" table:style-name="ce1">
            <text:p>Le altre tre chiese facenti parte di tale itinerario sono: 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text:p>
          </table:table-cell>
          <table:table-cell office:value-type="string" table:style-name="ce1">
            <text:p>Si</text:p>
          </table:table-cell>
          <table:table-cell table:number-columns-repeated="16380"/>
        </table:table-row>
        <table:table-row table:style-name="ro1">
          <table:table-cell office:value-type="string" table:style-name="ce1">
            <text:p>basilica di Santa Maria Maggiore</text:p>
          </table:table-cell>
          <table:table-cell office:value-type="string" table:style-name="ce1">
            <text:p>Basilica di Santa Maria Maggiore, Piazza di Santa Maria Maggiore, Monti, Municipio Roma I, Roma, Roma Capitale, Lazio, 00184,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basilica sotterranea di Porta Maggiore</text:p>
          </table:table-cell>
          <table:table-cell office:value-type="string" table:style-name="ce1">
            <text:p>Basilica Sotterranea di Porta Maggiore, Piazzale Labicano, Municipio Roma VII, Roma, Roma Capitale, Lazio, 00182,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Ben-Hur</text:p>
          </table:table-cell>
          <table:table-cell office:value-type="string" table:style-name="ce1">
            <text:p>set Ben Hur, Via Pontina, Municipio Roma IX, Roma, Roma Capitale, Lazio, 00071, Italia</text:p>
          </table:table-cell>
          <table:table-cell office:value-type="string" table:style-name="ce1">
            <text:p>qui furono girati colossal come Quo vadis? , Cleopatra e Ben-Hur. Diversi luoghi della città sono legati a film, attori, registi:</text:p>
          </table:table-cell>
          <table:table-cell office:value-type="string" table:style-name="ce1">
            <text:p>No</text:p>
          </table:table-cell>
          <table:table-cell table:number-columns-repeated="16380"/>
        </table:table-row>
        <table:table-row table:style-name="ro1">
          <table:table-cell office:value-type="string" table:style-name="ce1">
            <text:p>Biblioteca dell'Istituto</text:p>
          </table:table-cell>
          <table:table-cell office:value-type="string" table:style-name="ce1">
            <text:p>Biblioteca dell'Istituto dell'Enciclopedia Italiana, Piazza dell'Enciclopedia Italiana, Sant'Angelo, Municipio Roma I, Roma, Roma Capitale, Lazio, 00186, Italia</text:p>
          </table:table-cell>
          <table:table-cell office:value-type="string" table:style-name="ce1">
            <text:p>la Biblioteca Casanatense; la Biblioteca dell'Istituto dell'Enciclopedia Italiana, la Biblioteca Hertziana; la Biblioteca Nazionale Centrale Vittorio Emanuele II, la biblioteca più grande d'Italia;</text:p>
          </table:table-cell>
          <table:table-cell office:value-type="string" table:style-name="ce1">
            <text:p>Si</text:p>
          </table:table-cell>
          <table:table-cell table:number-columns-repeated="16380"/>
        </table:table-row>
        <table:table-row table:style-name="ro1">
          <table:table-cell office:value-type="string" table:style-name="ce1">
            <text:p>Biblioteca Vallicelliana</text:p>
          </table:table-cell>
          <table:table-cell office:value-type="string" table:style-name="ce1">
            <text:p>Biblioteca Vallicelliana, Piazza della Chiesa Nuova, Parione, Municipio Roma I, Roma, Roma Capitale, Lazio, 00186, Italia</text:p>
          </table:table-cell>
          <table:table-cell office:value-type="string" table:style-name="ce1">
            <text:p>la Biblioteca Universitaria Alessandrina; la Biblioteca Vallicelliana. Con il nome di Biblioteche di Roma viene invece indicata la rete delle 37 biblioteche di pubblica lettura di Roma Capitale.</text:p>
          </table:table-cell>
          <table:table-cell office:value-type="string" table:style-name="ce1">
            <text:p>Si</text:p>
          </table:table-cell>
          <table:table-cell table:number-columns-repeated="16380"/>
        </table:table-row>
        <table:table-row table:style-name="ro1">
          <table:table-cell office:value-type="string" table:style-name="ce1">
            <text:p>Biblioteche</text:p>
          </table:table-cell>
          <table:table-cell office:value-type="string" table:style-name="ce1">
            <text:p>Cortile delle biblioteche, Villa Adriana, Tivoli, Roma Capitale, Lazio,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office:value-type="string" table:style-name="ce1">
            <text:p>No</text:p>
          </table:table-cell>
          <table:table-cell table:number-columns-repeated="16380"/>
        </table:table-row>
        <table:table-row table:style-name="ro1">
          <table:table-cell office:value-type="string" table:style-name="ce1">
            <text:p>Borghesiana</text:p>
          </table:table-cell>
          <table:table-cell office:value-type="string" table:style-name="ce1">
            <text:p>Borghesiana, Finocchio,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Borgognona</text:p>
          </table:table-cell>
          <table:table-cell office:value-type="string" table:style-name="ce1">
            <text:p>Via Borgognona, Campo Marzio, Municipio Roma I, Roma, Roma Capitale, Lazio, 00187, Italia</text:p>
          </table:table-cell>
          <table:table-cell office:value-type="string" table:style-name="ce1">
            <text:p>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 In questo periodo la città si espanse in modo rapido:</text:p>
          </table:table-cell>
          <table:table-cell office:value-type="string" table:style-name="ce1">
            <text:p>Si</text:p>
          </table:table-cell>
          <table:table-cell table:number-columns-repeated="16380"/>
        </table:table-row>
        <table:table-row table:style-name="ro1">
          <table:table-cell office:value-type="string" table:style-name="ce1">
            <text:p>Bracciano-Martignano</text:p>
          </table:table-cell>
          <table:table-cell office:value-type="string" table:style-name="ce1">
            <text:p>Parco Regionale Bracciano - Martignano, Trevignano Romano,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La densità abitativa non è elevatissima, per la presenza di aree verdi sparse nel territorio comunale: Roma rappresenta un unicum nel mondo occidentale per la vastità della campagna che fa da corona alla città e la compenetrazione fra città e campagna. Roma, inoltre, è il comune italiano con il più alto numero di territori comunali confinanti, 29 (escludendo l'enclave della Città del Vaticano).</text:p>
          </table:table-cell>
          <table:table-cell office:value-type="string" table:style-name="ce1">
            <text:p>No</text:p>
          </table:table-cell>
          <table:table-cell table:number-columns-repeated="16380"/>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In questo periodo la città si espanse in modo rapido: 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text:p>
          </table:table-cell>
          <table:table-cell office:value-type="string" table:style-name="ce1">
            <text:p>No</text:p>
          </table:table-cell>
          <table:table-cell table:number-columns-repeated="16380"/>
        </table:table-row>
        <table:table-row table:style-name="ro1">
          <table:table-cell office:value-type="string" table:style-name="ce1">
            <text:p>campagna</text:p>
          </table:table-cell>
          <table:table-cell office:value-type="string" table:style-name="ce1">
            <text:p>Parco Campagna, Tor de' Cenci, Spinaceto, Roma, Roma Capitale, Lazio, 00128, Italia</text:p>
          </table:table-cell>
          <table:table-cell office:value-type="string" table:style-name="ce1">
            <text:p>Specifiche aree verdi sono destinate all'orto botanico ed al roseto comunale mentre, nelle zone più periferiche, sono pure presenti aree agricole. 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text:p>
          </table:table-cell>
          <table:table-cell office:value-type="string" table:style-name="ce1">
            <text:p>No</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è il periodo compreso tra il 1100 ed il 1200, periodo in cui Roma allacciò rapporti con i comuni posti nelle sue vicinanze. Intorno alla metà del XII secolo i cittadini romani instaurarono il Comune Consolare (che si insediò sul Campidoglio), rivale dell'autorità papale e dell'autonomia dei nobili; in questo periodo Roma si munì di nuovi ed efficienti sistemi di difesa.</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Piazza del Campidoglio, Via del Campidoglio, Campitelli, Municipio Roma I, Roma, Roma Capitale, Lazio, 00184, Italia</text:p>
          </table:table-cell>
          <table:table-cell office:value-type="string" table:style-name="ce1">
            <text:p>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 Il secolo d'oro per il teatro romano moderno fu il Settecento, quando furono costruiti i grandi teatri (l'Alibert, l'Argentina) e si diffuse il melodramma del romano Pietro Metastasio.</text:p>
          </table:table-cell>
          <table:table-cell office:value-type="string" table:style-name="ce1">
            <text:p>Si</text:p>
          </table:table-cell>
          <table:table-cell table:number-columns-repeated="16380"/>
        </table:table-row>
        <table:table-row table:style-name="ro1">
          <table:table-cell office:value-type="string" table:style-name="ce1">
            <text:p>Campo de' Fiori</text:p>
          </table:table-cell>
          <table:table-cell office:value-type="string" table:style-name="ce1">
            <text:p>Campo de' Fiori, Parione,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Campo Marzio</text:p>
          </table:table-cell>
          <table:table-cell office:value-type="string" table:style-name="ce1">
            <text:p>Campo Marzio, Municipio Roma I, Roma, Roma Capitale, Lazio,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Campus Bio-Medico</text:p>
          </table:table-cell>
          <table:table-cell office:value-type="string" table:style-name="ce1">
            <text:p>Università Campus Bio-Medico di Roma, Via dei Compositori, Selcetta, Municipio Roma IX, Trigoria, Roma, Roma Capitale, Lazio, 00128,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ra i piatti tipici, vi sono l'abbacchio al forno, la coda alla vaccinara, la coratella, i rigatoni con la pajata, i saltimbocca, la trippa di bue, i carciofi alla romana, l'amatriciana, la carbonara, la cacio e pepe, la pasta alla gricia, il pangiallo, la pizza bianca, e piatti della cucina ebraico-romanesca (tra cui i carciofi alla giudia e i calzonicchi). Eventi Ogni anno la Capitale è protagonista di eventi in molteplici ambiti culturali e capaci di attirare diverse centinaia di migliaia di persone. Sul piano cinematografico, la città ospita:</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Esistono ulteriori suddivisioni e toponimi di uso corrente. <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 A fini statistici, i Municipi sono ulteriormente suddivisi in 155 zone urbanistiche omogenee.</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il 78% degli occupati era dipendente, anche questo a causa dell'elevata concentrazione di lavoro pubblico. 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La presenza di tre poli universitari pubblici, insieme a decine a carattere privato, ha favorito negli ultimi anni lo sviluppo di attività legate alla ricerca e ai servizi tecnologici avanzati. 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Per quanto concerne i taxi, a Roma le licenze sono circa 7800, a cui si aggiungono 993 autorizzazioni NCC con autovetture. <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Capitale</text:p>
          </table:table-cell>
          <table:table-cell office:value-type="string" table:style-name="ce1">
            <text:p>Roma, Roma Capitale, Lazio, 00100, Italia</text:p>
          </table:table-cell>
          <table:table-cell office:value-type="string" table:style-name="ce1">
            <text:p>Sport Eventi sportivi Roma nella sua storia ha ospitato diversi eventi sportivi di portata mondiale, prime fra tutti le Olimpiadi del 1960 e la prima edizione dei Giochi paralimpici. Inoltre, nella Capitale si sono disputate le finali dei due campionati del mondo di calcio organizzati in Italia (1934 e 1990). Infine, la città ha ospitato la II edizione dei campionati del mondo di atletica leggera nel 1987 e per due volte i campionati mondiali di nuoto (la VII edizione nel 1994 e la XIII edizione nel 2009).</text:p>
          </table:table-cell>
          <table:table-cell office:value-type="string" table:style-name="ce1">
            <text:p>No</text:p>
          </table:table-cell>
          <table:table-cell table:number-columns-repeated="16380"/>
        </table:table-row>
        <table:table-row table:style-name="ro1">
          <table:table-cell office:value-type="string" table:style-name="ce1">
            <text:p>Capitolina</text:p>
          </table:table-cell>
          <table:table-cell office:value-type="string" table:style-name="ce1">
            <text:p>Lupa capitolina, Via di San Pietro in Carcere, Campitelli, Municipio Roma I, Roma, Roma Capitale, Lazio, 00184, Italia</text:p>
          </table:table-cell>
          <table:table-cell office:value-type="string" table:style-name="ce1">
            <text:p><text:s/>Architetture civili <text:s/>Le architetture civili di Roma consistono in diverse centinaia di edifici e altri monumenti che accompagnano la storia della città da circa 28 secoli: 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text:p>
          </table:table-cell>
          <table:table-cell office:value-type="string" table:style-name="ce1">
            <text:p>No</text:p>
          </table:table-cell>
          <table:table-cell table:number-columns-repeated="16380"/>
        </table:table-row>
        <table:table-row table:style-name="ro1">
          <table:table-cell office:value-type="string" table:style-name="ce1">
            <text:p>Capitolina</text:p>
          </table:table-cell>
          <table:table-cell office:value-type="string" table:style-name="ce1">
            <text:p>Lupa capitolina, Via di San Pietro in Carcere, Campitelli, Municipio Roma I, Roma, Roma Capitale, Lazio, 00184, Italia</text:p>
          </table:table-cell>
          <table:table-cell office:value-type="string" table:style-name="ce1">
            <text:p>Pallacanestro Virtus Roma, Stella Azzurra Roma, Eurobasket Roma (pallacanestro); Unione Sportiva Primavera Rugby, S.S. Lazio Rugby, Rugby Roma Olimpic 1930, Fiamme Oro Rugby, Unione Rugby Capitolina, CUS Roma Rugby (rugby); S.S. Lazio Pallanuoto, A.S.D. Roma (pallanuoto);</text:p>
          </table:table-cell>
          <table:table-cell office:value-type="string" table:style-name="ce1">
            <text:p>No</text:p>
          </table:table-cell>
          <table:table-cell table:number-columns-repeated="16380"/>
        </table:table-row>
        <table:table-row table:style-name="ro1">
          <table:table-cell office:value-type="string" table:style-name="ce1">
            <text:p>Capitolini</text:p>
          </table:table-cell>
          <table:table-cell office:value-type="string" table:style-name="ce1">
            <text:p>Musei Capitolini, Via di Villa Caffarelli,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Capitolini</text:p>
          </table:table-cell>
          <table:table-cell office:value-type="string" table:style-name="ce1">
            <text:p>Musei Capitolini, Via di Villa Caffarelli, Campitelli, Municipio Roma I, Roma, Roma Capitale, Lazio, 00186,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office:value-type="string" table:style-name="ce1">
            <text:p>Si</text:p>
          </table:table-cell>
          <table:table-cell table:number-columns-repeated="16380"/>
        </table:table-row>
        <table:table-row table:style-name="ro1">
          <table:table-cell office:value-type="string" table:style-name="ce1">
            <text:p>Cartagine</text:p>
          </table:table-cell>
          <table:table-cell office:value-type="string" table:style-name="ce1">
            <text:p>Via Cartagine, Quadraretto, Tuscolano, Roma, Roma Capitale, Lazio, 00174,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office:value-type="string" table:style-name="ce1">
            <text:p>No</text:p>
          </table:table-cell>
          <table:table-cell table:number-columns-repeated="16380"/>
        </table:table-row>
        <table:table-row table:style-name="ro1">
          <table:table-cell office:value-type="string" table:style-name="ce1">
            <text:p>Cartagine</text:p>
          </table:table-cell>
          <table:table-cell office:value-type="string" table:style-name="ce1">
            <text:p>Via Cartagine, Quadraretto, Tuscolano, Roma, Roma Capitale, Lazio, 00174, Italia</text:p>
          </table:table-cell>
          <table:table-cell office:value-type="string" table:style-name="ce1">
            <text:p>È proprio con la rappresentazione di un'opera teatrale che, tradizionalmente, ha inizio la storia della letteratura latina: nel 240 a.C., infatti, gli edili affidarono a Livio Andronico la composizione di una fabula, in occasione dell'anniversario della vittoria di Roma su Cartagine (prima guerra punica). <text:s/>Fortemente influenzato da quello greco, il teatro latino annovera tra i principali autori Gneo Nevio, Marco Pacuvio, Quinto Ennio, Lucio Accio, Tito Maccio Plauto, Publio Terenzio Afro e Lucio Anneo Seneca;</text:p>
          </table:table-cell>
          <table:table-cell office:value-type="string" table:style-name="ce1">
            <text:p>No</text:p>
          </table:table-cell>
          <table:table-cell table:number-columns-repeated="16380"/>
        </table:table-row>
        <table:table-row table:style-name="ro1">
          <table:table-cell office:value-type="string" table:style-name="ce1">
            <text:p>Casa della Farnesina</text:p>
          </table:table-cell>
          <table:table-cell office:value-type="string" table:style-name="ce1">
            <text:p>Palazzo della Farnesina, Piazzale della Farnesina, Municipio Roma XV, Roma, Roma Capitale, Lazio, 00194, Italia</text:p>
          </table:table-cell>
          <table:table-cell office:value-type="string" table:style-name="ce1">
            <text:p>La pittura romana, probabilmente simile a quella ellenistica, viene convenzionalmente suddivisa in quattro stili, detti pompeiani; a Roma si sono conservati alcuni esempi in varie dimore patrizie, ad esempio nella villa di Livia e presso la Casa della Farnesina. L'arte romana può essere divisa in due filoni:</text:p>
          </table:table-cell>
          <table:table-cell office:value-type="string" table:style-name="ce1">
            <text:p>Si</text:p>
          </table:table-cell>
          <table:table-cell table:number-columns-repeated="16380"/>
        </table:table-row>
        <table:table-row table:style-name="ro1">
          <table:table-cell office:value-type="string" table:style-name="ce1">
            <text:p>casal de' Pazzi</text:p>
          </table:table-cell>
          <table:table-cell office:value-type="string" table:style-name="ce1">
            <text:p>Museo di Casal de' Pazzi, 6, Viale Egidio Galbani, Municipio Roma IV, Roma, Roma Capitale, Lazio, 00156,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erma</text:p>
          </table:table-cell>
          <table:table-cell office:value-type="string" table:style-name="ce1">
            <text:p>Caserma Salvo D'Acquisto, Tor di Quinto, Roma, Roma Capitale, Lazio,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office:value-type="string" table:style-name="ce1">
            <text:p>No</text:p>
          </table:table-cell>
          <table:table-cell table:number-columns-repeated="16380"/>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office:value-type="string" table:style-name="ce1">
            <text:p>No</text:p>
          </table:table-cell>
          <table:table-cell table:number-columns-repeated="16380"/>
        </table:table-row>
        <table:table-row table:style-name="ro1">
          <table:table-cell office:value-type="string" table:style-name="ce1">
            <text:p>Casilina</text:p>
          </table:table-cell>
          <table:table-cell office:value-type="string" table:style-name="ce1">
            <text:p>Casilina, via Grammichele, Via Borghesiana, Torre Angela, Borghesiana, Roma, Roma Capitale, Lazio, 00132,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No</text:p>
          </table:table-cell>
          <table:table-cell table:number-columns-repeated="16380"/>
        </table:table-row>
        <table:table-row table:style-name="ro1">
          <table:table-cell office:value-type="string" table:style-name="ce1">
            <text:p>Casilino</text:p>
          </table:table-cell>
          <table:table-cell office:value-type="string" table:style-name="ce1">
            <text:p>Ponte Casilino, Via Sondrio, Municipio Roma V, Roma, Roma Capitale, Lazio, 00182,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Cassia</text:p>
          </table:table-cell>
          <table:table-cell office:value-type="string" table:style-name="ce1">
            <text:p>Galleria Cassia, Grande Raccordo Anulare, Municipio Roma XV, Roma, Roma Capitale, Lazio, 00189,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Cassia</text:p>
          </table:table-cell>
          <table:table-cell office:value-type="string" table:style-name="ce1">
            <text:p>Galleria Cassia, Grande Raccordo Anulare, Municipio Roma XV, Roma, Roma Capitale, Lazio, 00189,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Cassia Veientana</text:p>
          </table:table-cell>
          <table:table-cell office:value-type="string" table:style-name="ce1">
            <text:p>Via Veientana Nuova, Prima Porta, Municipio Roma XV, Roma, Roma Capitale, Lazio, 00188,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Castel di Guido</text:p>
          </table:table-cell>
          <table:table-cell office:value-type="string" table:style-name="ce1">
            <text:p>Castel di Guido, Roma, Roma Capitale, Lazio, 00160,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astel Romano</text:p>
          </table:table-cell>
          <table:table-cell office:value-type="string" table:style-name="ce1">
            <text:p>Castel Romano, Via Pontina, Municipio Roma IX, Roma, Roma Capitale, Lazio,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office:value-type="string" table:style-name="ce1">
            <text:p>Si</text:p>
          </table:table-cell>
          <table:table-cell table:number-columns-repeated="16380"/>
        </table:table-row>
        <table:table-row table:style-name="ro1">
          <table:table-cell office:value-type="string" table:style-name="ce1">
            <text:p>Castelli Romani</text:p>
          </table:table-cell>
          <table:table-cell office:value-type="string" table:style-name="ce1">
            <text:p>Punto Informativo Turistico, Via Massimo D'Azeglio, Castel Gandolfo, Roma Capitale, Lazio, 00040, Italia</text:p>
          </table:table-cell>
          <table:table-cell office:value-type="string" table:style-name="ce1">
            <text:p>sommando i km di sviluppo su ferro e su gomma, è con 4650 km la più estesa d'Europa. Dell'estesa rete di tranvie extraurbane che un tempo caratterizzava l'area di Roma, fra cui la tranvia Roma-Tivoli e le tranvie dei Castelli Romani, dopo i tagli operati nel corso del Novecento non è sopravvissuto alcun impianto. Per le piste ciclabili, Roma ha la più estesa rete d'Italia, sia per quanto concerne gli itinerari urbani pedonali asfaltati, oltre 320 km, che per i sentieri misto-terra.</text:p>
          </table:table-cell>
          <table:table-cell office:value-type="string" table:style-name="ce1">
            <text:p>No</text:p>
          </table:table-cell>
          <table:table-cell table:number-columns-repeated="16380"/>
        </table:table-row>
        <table:table-row table:style-name="ro1">
          <table:table-cell office:value-type="string" table:style-name="ce1">
            <text:p>castello di Lunghezza</text:p>
          </table:table-cell>
          <table:table-cell office:value-type="string" table:style-name="ce1">
            <text:p>Castello di Lunghezza, Piazza di Lunghezza, Municipio Roma VI, Lunghezza, Roma, Roma Capitale, Lazio, 00132,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tello di Porcareccia</text:p>
          </table:table-cell>
          <table:table-cell office:value-type="string" table:style-name="ce1">
            <text:p>Castello di Porcareccia, Via del Castello di Porcareccia, Municipio Roma XIV, Casalotti, Roma, Roma Capitale, Lazio, 00166,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Castrum Caetani</text:p>
          </table:table-cell>
          <table:table-cell office:value-type="string" table:style-name="ce1">
            <text:p>Castrum Caetani, Via Appia Antica, Municipio Roma VIII, Roma, Roma Capitale, Lazio, 00179,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Cecchignola</text:p>
          </table:table-cell>
          <table:table-cell office:value-type="string" table:style-name="ce1">
            <text:p>Cecchignola, Roma, Roma Capitale, Lazio,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Celio</text:p>
          </table:table-cell>
          <table:table-cell office:value-type="string" table:style-name="ce1">
            <text:p>Celio, Municipio Roma I, Roma, Roma Capitale, Lazio,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Centocelle</text:p>
          </table:table-cell>
          <table:table-cell office:value-type="string" table:style-name="ce1">
            <text:p>Centocelle, Via Casilina, Municipio Roma V, Roma, Roma Capitale, Lazio, 00172, Italia</text:p>
          </table:table-cell>
          <table:table-cell office:value-type="string" table:style-name="ce1">
            <text:p>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text:p>
          </table:table-cell>
          <table:table-cell office:value-type="string" table:style-name="ce1">
            <text:p>Si</text:p>
          </table:table-cell>
          <table:table-cell table:number-columns-repeated="16380"/>
        </table:table-row>
        <table:table-row table:style-name="ro1">
          <table:table-cell office:value-type="string" table:style-name="ce1">
            <text:p>Centro Habitat Mediterraneo</text:p>
          </table:table-cell>
          <table:table-cell office:value-type="string" table:style-name="ce1">
            <text:p>CHM Centro Habitat Mediterraneo, Via dell'Idroscalo, Idroscalo, Municipio Roma X, Lido di Ostia, Roma, Roma Capitale, Lazio, 00121,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office:value-type="string" table:style-name="ce1">
            <text:p>Si</text:p>
          </table:table-cell>
          <table:table-cell table:number-columns-repeated="16380"/>
        </table:table-row>
        <table:table-row table:style-name="ro1">
          <table:table-cell office:value-type="string" table:style-name="ce1">
            <text:p>chiesa di Dio Padre Misericordioso</text:p>
          </table:table-cell>
          <table:table-cell office:value-type="string" table:style-name="ce1">
            <text:p>Chiesa di Dio Padre Misericordioso, Via Francesco Tovaglieri, Tor Tre Teste, Municipio Roma V, Roma, Roma Capitale, Lazio, 00169,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Chiesa di Roma</text:p>
          </table:table-cell>
          <table:table-cell office:value-type="string" table:style-name="ce1">
            <text:p>Chiesa di San Luigi dei Francesi, Piazza di San Luigi De' Francesi, Sant'Eustachio, Municipio Roma I, Roma, Roma Capitale, Lazio, 00186, Italia</text:p>
          </table:table-cell>
          <table:table-cell office:value-type="string" table:style-name="ce1">
            <text:p>Successivamente la lingua latina seguì l'espansione di Roma nella penisola italica e in tutto l'impero, fino a subire, insieme all'istituzione politica, una fase di declino. In epoca medievale si confermò come lingua ufficiale della Chiesa di Roma e come la lingua colta e internazionale dell'Europa occidentale. L'idioma utilizzato comunemente dalla popolazione, oltre all'ufficiale lingua italiana, è il dialetto romanesco, che, come la maggior parte dei dialetti italiani, non ha alcuna ufficialità.</text:p>
          </table:table-cell>
          <table:table-cell office:value-type="string" table:style-name="ce1">
            <text:p>No</text:p>
          </table:table-cell>
          <table:table-cell table:number-columns-repeated="16380"/>
        </table:table-row>
        <table:table-row table:style-name="ro1">
          <table:table-cell office:value-type="string" table:style-name="ce1">
            <text:p>Chiesa di Roma</text:p>
          </table:table-cell>
          <table:table-cell office:value-type="string" table:style-name="ce1">
            <text:p>Chiesa di San Luigi dei Francesi, Piazza di San Luigi De' Francesi, Sant'Eustachio, Municipio Roma I, Roma, Roma Capitale, Lazio, 00186, Italia</text:p>
          </table:table-cell>
          <table:table-cell office:value-type="string" table:style-name="ce1">
            <text:p>entrambi sono i santi patroni di Roma. 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text:p>
          </table:table-cell>
          <table:table-cell office:value-type="string" table:style-name="ce1">
            <text:p>No</text:p>
          </table:table-cell>
          <table:table-cell table:number-columns-repeated="16380"/>
        </table:table-row>
        <table:table-row table:style-name="ro1">
          <table:table-cell office:value-type="string" table:style-name="ce1">
            <text:p>Chiese</text:p>
          </table:table-cell>
          <table:table-cell office:value-type="string" table:style-name="ce1">
            <text:p>Università degli Studi Internazionali di Roma, 139, Via delle Sette Chiese, Garbatella, Ostiense, Municipio Roma VIII, Roma, Roma Capitale, Lazio, 00147, Italia</text:p>
          </table:table-cell>
          <table:table-cell office:value-type="string" table:style-name="ce1">
            <text:p>Roma è la città con più monumenti al mondo sia in senso assoluto sia come densità, ovvero in rapporto alla superficie (monumenti per metro quadrato). <text:s/>Architetture religiose Chiese ed altri luoghi di culto <text:s/>Le architetture religiose di Roma costituiscono una parte fondamentale del patrimonio monumentale della città: esse sono il simbolo dell'importanza culturale, sociale ed artistica della componente religiosa nell'intero arco della storia di Roma.</text:p>
          </table:table-cell>
          <table:table-cell office:value-type="string" table:style-name="ce1">
            <text:p>No</text:p>
          </table:table-cell>
          <table:table-cell table:number-columns-repeated="16380"/>
        </table:table-row>
        <table:table-row table:style-name="ro1">
          <table:table-cell office:value-type="string" table:style-name="ce1">
            <text:p>cimitero del Verano</text:p>
          </table:table-cell>
          <table:table-cell office:value-type="string" table:style-name="ce1">
            <text:p>Cimitero monumentale di Campo Verano, Tiburtino,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mitero di Ostia</text:p>
          </table:table-cell>
          <table:table-cell office:value-type="string" table:style-name="ce1">
            <text:p>Cimitero di OstiaAntica, Via di Piana Bella, Municipio Roma X, Casal Palocco, Roma, Roma Capitale, Lazio, 00119,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mitero Flaminio</text:p>
          </table:table-cell>
          <table:table-cell office:value-type="string" table:style-name="ce1">
            <text:p>Cimitero Flaminio, Casale Prima Porta,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Si festeggia il primo sabato dopo il 16 luglio in occasione della ricorrenza della Madonna del Carmelo. Istituzioni, enti e associazioni La città è il centro di molte istituzioni finanziarie (banche ed assicurazioni), di centri di produzione televisiva, di aziende operanti nella moda e nella pubblicità e soprattutto dell'industria cinematografica, grazie alle numerose case di produzione e agli studi di Cinecittà. Roma è anche sede di alcune agenzie internazionali delle Nazioni Unite, come:</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text:s/>Cinema Roma è considerata una delle capitali mondiali del cinema: dalla costruzione degli studi di Cinecittà in poi, vi si è concentrata gran parte dell'industria cinematografica italiana. Cinecittà, inaugurata nel 1937, negli anni cinquanta e sessanta divenne, per i produttori americani, la nuova Hollywood:</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dalla costruzione degli studi di Cinecittà in poi, vi si è concentrata gran parte dell'industria cinematografica italiana. Cinecittà, inaugurata nel 1937, negli anni cinquanta e sessanta divenne, per i produttori americani, la nuova Hollywood: qui furono girati colossal come Quo vadis?</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Roma è legata a tanti altri cineasti, tra cui registi come Vittorio De Sica, Roberto Rossellini, Pier Paolo Pasolini, Giorgio Bianchi, Luigi Comencini, Luigi Zampa, Dino Risi, Steno, Pietro Germi, Ettore Scola, Sergio Leone, Lucio Fulci, Dario Argento, Nanni Moretti, Matteo Garrone, sceneggiatori come Suso Cecchi D'Amico, Ennio Flaiano, Leonardo Benvenuti, Age &amp; Scarpelli, Flavio Mogherini e anche ad attori come Anna Magnani, Aldo Fabrizi, Silvana Mangano, Alberto Sordi, Nino Manfredi, Vittorio Gassman, Ugo Tognazzi, Gian Maria Volonté, Enrico Montesano, Gigi Proietti, Christian De Sica, Carlo Verdone, Sergio Castellitto, Massimo Ghini. 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Nel 1919 alla Città fu dedicato un apposito inno composto da Puccini su testo di Fausto Salvatori, per celebrare la vittoria dell'Italia nella prima guerra mondiale. Lo Studio 15 di Cinecittà ha ospitato l'Eurovision Song Contest 1991, dopo la vittoria nell'anno precedente di Toto Cutugno, e ha visto a sua volta la vittoria della Svezia con il brano Fångad av en stormvind di Carola Häggkvist. <text:s/>Cucina <text:s/>Alle origini della cucina romana vi è la cucina dell'antica Roma, descritta nel Satyricon di Petronio Arbitro e nelle ricette di Apicio e basata su carni battute, legumi, ortaggi, pesci e vino.</text:p>
          </table:table-cell>
          <table:table-cell office:value-type="string" table:style-name="ce1">
            <text:p>Si</text:p>
          </table:table-cell>
          <table:table-cell table:number-columns-repeated="16380"/>
        </table:table-row>
        <table:table-row table:style-name="ro1">
          <table:table-cell office:value-type="string" table:style-name="ce1">
            <text:p>Cinecittà</text:p>
          </table:table-cell>
          <table:table-cell office:value-type="string" table:style-name="ce1">
            <text:p>Cinecittà, Via Tuscolana, Don Bosco, Municipio Roma VII, Osteria del Curato, Roma, Roma Capitale, Lazio, 00175,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Si</text:p>
          </table:table-cell>
          <table:table-cell table:number-columns-repeated="16380"/>
        </table:table-row>
        <table:table-row table:style-name="ro1">
          <table:table-cell office:value-type="string" table:style-name="ce1">
            <text:p>Circe</text:p>
          </table:table-cell>
          <table:table-cell office:value-type="string" table:style-name="ce1">
            <text:p>Via Circe, Anzio, Lido delle Sirene, Anzio, Roma Capitale, Lazio, 00042, Italia</text:p>
          </table:table-cell>
          <table:table-cell office:value-type="string" table:style-name="ce1">
            <text:p><text:s/>Roma, figlia di Italo (o di Telefo figlio di Ercole), sposa di Enea o di suo figlio Ascanio; Romano, figlio di Odisseo e Circe; Romo, figlio di Ematione, che Diomede fece giungere da Troia; Romide, tiranno dei latini, che espulse gli Etruschi dalla regione;</text:p>
          </table:table-cell>
          <table:table-cell office:value-type="string" table:style-name="ce1">
            <text:p>No</text:p>
          </table:table-cell>
          <table:table-cell table:number-columns-repeated="16380"/>
        </table:table-row>
        <table:table-row table:style-name="ro1">
          <table:table-cell office:value-type="string" table:style-name="ce1">
            <text:p>Circo Massimo</text:p>
          </table:table-cell>
          <table:table-cell office:value-type="string" table:style-name="ce1">
            <text:p>Circo Massimo, Viale Aventino, San Saba, Municipio Roma I, Roma, Roma Capitale, Lazio, 00184,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office:value-type="string" table:style-name="ce1">
            <text:p>Si</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 Cuore della cristianità cattolica, è l'unica città al mondo ad ospitare al proprio interno un intero Stato, l'enclave della Città del Vatica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Per antonomasia, è definita l'Urbe, Caput mundi e Città eterna. 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Roma rappresenta un unicum nel mondo occidentale per la vastità della campagna che fa da corona alla città e la compenetrazione fra città e campagna. Roma, inoltre, è il comune italiano con il più alto numero di territori comunali confinanti, 29 (escludendo l'enclave della Città del Vaticano). Il territorio su cui la città è sorta e si è sviluppata ha una storia geologicamente compless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text:s/>Urbs/Urbe (dal latino: "Città"), perché già anticamente la parola Urbs indicava Roma, che era considerata la città per antonomasia; Caput fidei (dal lati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 Caput mundi (dal lati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Roma non ne fu la capitale (posta ad Aquisgrana), ma funse da centro religioso del nuovo stato teocratico. Intorno alla metà del IX secolo, papa Leone IV, dopo l'incursione saracena dell'846, fece fortificare la Civitas Leonina (corrispondente all'incirca alla Città del Vaticano), confermando il potere politico assunto dai pontefici, che venivano protetti dalle famiglie nobili. Anche queste ultime fortificarono le proprie residenze, fino a renderle veri e propri castell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 <text:s/>Architetture civili <text:s/>Le architetture civili di Roma consistono in diverse centinaia di edifici e altri monumenti che accompagnano la storia della città da circa 28 secol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 Per tale motivo è stata a volte definita capitale di due Stat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Fatto Quotidiano (fondato nel 2009).In passato fu anche sede de L'Unità, Liberazione, Il Popolo, e Il Riformista. Tra i gruppi editoriali e le case editrici romane, vi sono il Gruppo Editoriale L'Espresso, il Gruppo Editoriale Italiano, l'Istituto dell'Enciclopedia Italiana, la Carocci, la Città Nuova Editrice, Caltagirone Editore, la Lateran University Press, la Newton Compton Editori, la Gremese, la Fanucci, la Nutrimenti la Editori Riuniti e CIC Edizioni Internazionali. <text:s/>Radio Tra le emittenti radiofoniche italiane a diffusione nazionale, hanno sede a Roma Radio Capital, M2o, Radio Dimensione Suono Roma, Radio Radicale e Rai Radio con 10 reti radiofoniche.</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Le altre orchestre sinfoniche della città sono l'Orchestra Sinfonica di Roma, che si esibisce all'Auditorium Conciliazione, e l'Orchestra Roma Sinfonietta, che ha sede all'Auditorium Parco della Musica. Nel 1919 alla Città fu dedicato un apposito inno composto da Puccini su testo di Fausto Salvatori, per celebrare la vittoria dell'Italia nella prima guerra mondiale. Lo Studio 15 di Cinecittà ha ospitato l'Eurovision Song Contest 1991, dopo la vittoria nell'anno precedente di Toto Cutugno, e ha visto a sua volta la vittoria della Svezia con il brano Fångad av en stormvind di Carola Häggkvist.</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 <text:s/>Turismo L'importanza storica, monumentale, artistica, culturale e religiosa della città la rende una delle principali mete turistiche nel mondo , e anche nel 2019 mantiene la seconda posizione in Unione Europea dopo Parigi.</text:p>
          </table:table-cell>
          <table:table-cell office:value-type="string" table:style-name="ce1">
            <text:p>No</text:p>
          </table:table-cell>
          <table:table-cell table:number-columns-repeated="16380"/>
        </table:table-row>
        <table:table-row table:style-name="ro1">
          <table:table-cell office:value-type="string" table:style-name="ce1">
            <text:p>Città</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Città 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office:value-type="string" table:style-name="ce1">
            <text:p>No</text:p>
          </table:table-cell>
          <table:table-cell table:number-columns-repeated="16380"/>
        </table:table-row>
        <table:table-row table:style-name="ro1">
          <table:table-cell office:value-type="string" table:style-name="ce1">
            <text:p>Città metropolitana</text:p>
          </table:table-cell>
          <table:table-cell office:value-type="string" table:style-name="ce1">
            <text:p>Roma, Roma Capitale, Lazio, 00100, Italia</text:p>
          </table:table-cell>
          <table:table-cell office:value-type="string" table:style-name="ce1">
            <text:p>Il più importante polo finanziario e terziario della Capitale è rappresentato dall'EUR. Il terziario è completato dalla presenza delle sedi centrali e secondarie dei vari Ministeri, che assieme ai vari enti locali (Regione, Città metropolitana, Comune, Municipi) costituiscono la pubblica amministrazione capitolina. <text:s/>Turismo L'importanza storica, monumentale, artistica, culturale e religiosa della città la rende una delle principali mete turistiche nel mondo , e anche nel 2019 mantiene la seconda posizione in Unione Europea dopo Parigi.</text:p>
          </table:table-cell>
          <table:table-cell office:value-type="string" table:style-name="ce1">
            <text:p>No</text:p>
          </table:table-cell>
          <table:table-cell table:number-columns-repeated="16380"/>
        </table:table-row>
        <table:table-row table:style-name="ro1">
          <table:table-cell office:value-type="string" table:style-name="ce1">
            <text:p>Città metropolitana</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Città metropolitana di Roma</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Città Santa</text:p>
          </table:table-cell>
          <table:table-cell office:value-type="string" table:style-name="ce1">
            <text:p>Roma, Roma Capitale, Lazio, 00100, Italia</text:p>
          </table:table-cell>
          <table:table-cell office:value-type="string" table:style-name="ce1">
            <text:p>Caput fidei (dal latino: "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text:p>
          </table:table-cell>
          <table:table-cell office:value-type="string" table:style-name="ce1">
            <text:p>No</text:p>
          </table:table-cell>
          <table:table-cell table:number-columns-repeated="16380"/>
        </table:table-row>
        <table:table-row table:style-name="ro1">
          <table:table-cell office:value-type="string" table:style-name="ce1">
            <text:p>Clementina</text:p>
          </table:table-cell>
          <table:table-cell office:value-type="string" table:style-name="ce1">
            <text:p>Via Clementina, Monti, Municipio Roma I, Roma, Roma Capitale, Lazio, 00184,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No</text:p>
          </table:table-cell>
          <table:table-cell table:number-columns-repeated="16380"/>
        </table:table-row>
        <table:table-row table:style-name="ro1">
          <table:table-cell office:value-type="string" table:style-name="ce1">
            <text:p>Col di Lana</text:p>
          </table:table-cell>
          <table:table-cell office:value-type="string" table:style-name="ce1">
            <text:p>Via Col di Lana, Della Vittoria,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colle Oppio</text:p>
          </table:table-cell>
          <table:table-cell office:value-type="string" table:style-name="ce1">
            <text:p>Parco del Colle Oppio, Municipio Roma I, Roma, Roma Capitale, Lazio,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office:value-type="string" table:style-name="ce1">
            <text:p>Si</text:p>
          </table:table-cell>
          <table:table-cell table:number-columns-repeated="16380"/>
        </table:table-row>
        <table:table-row table:style-name="ro1">
          <table:table-cell office:value-type="string" table:style-name="ce1">
            <text:p>Colli Albani</text:p>
          </table:table-cell>
          <table:table-cell office:value-type="string" table:style-name="ce1">
            <text:p>Colli Albani, Largo dei Colli Albani, Municipio Roma VII, Roma, Roma Capitale, Lazio, 00179, Italia</text:p>
          </table:table-cell>
          <table:table-cell office:value-type="string" table:style-name="ce1">
            <text:p>Il territorio su cui la città è sorta e si è sviluppata ha una storia geologicamente complessa: 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text:s/>Altri simboli di Roma, oltre allo stemma comunale, sono la lupa capitolina, statua bronzea raffigurante la leggendaria lupa che allattò i due gemelli Romolo e Remo; il Colosseo, il più grande anfiteatro del mondo romano, riconosciuto, nel 2007, come una delle sette meraviglie del mondo moderno (unica in Europa); il Cupolone, la cupola della basilica di San Pietro in Vaticano, che domina tutta la città e simboleggia il mondo cristiano.</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 sul vicino colle Oppio si trovano i resti della Domus Aurea, la casa d'oro di Nerone.</text:p>
          </table:table-cell>
          <table:table-cell office:value-type="string" table:style-name="ce1">
            <text:p>Si</text:p>
          </table:table-cell>
          <table:table-cell table:number-columns-repeated="16380"/>
        </table:table-row>
        <table:table-row table:style-name="ro1">
          <table:table-cell office:value-type="string" table:style-name="ce1">
            <text:p>Colosseo</text:p>
          </table:table-cell>
          <table:table-cell office:value-type="string" table:style-name="ce1">
            <text:p>Colosseo, Piazza del Colosseo, Celio, Municipio Roma I, Roma, Roma Capitale, Lazio, 00184, Italia</text:p>
          </table:table-cell>
          <table:table-cell office:value-type="string" table:style-name="ce1">
            <text:p><text:s/>Fauna urbana Nella città eterna vivono migliaia di specie di animali, vertebrati ed invertebrati. Tipici della zona del Colosseo, per esempio, sono i gatti, dichiarati dal 2001 "patrimonio bioculturale di Roma" (unico esempio in Italia di un provvedimento del genere). I gatti romani sono circa 300000.</text:p>
          </table:table-cell>
          <table:table-cell office:value-type="string" table:style-name="ce1">
            <text:p>Si</text:p>
          </table:table-cell>
          <table:table-cell table:number-columns-repeated="16380"/>
        </table:table-row>
        <table:table-row table:style-name="ro1">
          <table:table-cell office:value-type="string" table:style-name="ce1">
            <text:p>Conservatori</text:p>
          </table:table-cell>
          <table:table-cell office:value-type="string" table:style-name="ce1">
            <text:p>Palazzo dei Conservatori, Via delle Tre Pile,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No</text:p>
          </table:table-cell>
          <table:table-cell table:number-columns-repeated="16380"/>
        </table:table-row>
        <table:table-row table:style-name="ro1">
          <table:table-cell office:value-type="string" table:style-name="ce1">
            <text:p>Corsica</text:p>
          </table:table-cell>
          <table:table-cell office:value-type="string" table:style-name="ce1">
            <text:p>Via Corsica, Municipio Roma II, Roma, Roma Capitale, Lazio, 00198,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Costanzi</text:p>
          </table:table-cell>
          <table:table-cell office:value-type="string" table:style-name="ce1">
            <text:p>Via Guido Costanzi, Portuense, Roma, Roma Capitale, Lazio, 00146, Italia</text:p>
          </table:table-cell>
          <table:table-cell office:value-type="string" table:style-name="ce1">
            <text:p>Il teatro, dopo un declino nella prima metà dell'Ottocento, si rivitalizzò dopo l'unità nazionale (soprattutto il teatro dialettale e la prosa); negli anni 1880 fu costruito il Costanzi (il teatro dell'Opera). Nel Novecento furono realizzati numerosi teatri, nonostante la crisi del mondo teatrale dovuta alla nascita del cinema e della televisio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uogo di fondazione della Comunità economica europea e dell'Euratom, ospita anche le sedi di tre organizzazioni delle Nazioni Unite: la FAO, il Fondo internazionale per lo sviluppo agricolo (IFAD) e il Programma alimentare mondiale (PAM). Per tutte queste caratteristiche Roma rientra nel novero delle città globali, precisamente nella categoria Bet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 Successivamente l'attività fluviale del Tevere e dell'Aniene contribuì all'erosione dei rilievi e alla sedimentazione, caratterizzando il territorio attu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 estate l'influenza mitigatrice del Mar Tirreno è più avvertibile sui versanti occidentali della città grazie al caratteristico "Ponentino", un delicato zefiro che spira da ovest verso est inibendo l'eccessivo riscaldamento dei pomeriggi estivi e alleviando la sensazione di disagio. Diversa la situazione al centro raggiunto solo parzialmente dal Ponentino a causa della forte urbanizzazione, la cui temperatura può registrare fino a 3–4 °C in più rispetto al versante ovest. D'estate il connubio tra tasso di umidità e temperature elevate, unito a infiltrazioni di aria fresca da nord-ovest può dare vita a rari ma intensi fenomeni temporalesch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iversa la situazione al centro raggiunto solo parzialmente dal Ponentino a causa della forte urbanizzazione, la cui temperatura può registrare fino a 3–4 °C in più rispetto al versante ovest. D'estate il connubio tra tasso di umidità e temperature elevate, unito a infiltrazioni di aria fresca da nord-ovest può dare vita a rari ma intensi fenomeni temporaleschi; questa situazione si protrae fino al mese di ottobre, le cui infiltrazioni di aria via via più fresca incontrano un mare ancora molto cald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questa situazione si protrae fino al mese di ottobre, le cui infiltrazioni di aria via via più fresca incontrano un mare ancora molto caldo. Durante il resto dell'anno si alternano periodi più asciutti a periodi moderatamente piovosi, con picchi massimi nei mesi di novembre, dicembre e aprile. La media annua delle precipitazioni si aggira intorno agli 800 mm nel trentennio 1971-2000.</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 il nome potrebbe derivare d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Roma, figlia di Italo (o di Telefo figlio di Ercole), sposa di Enea o di suo figlio Ascanio; Romano, figlio di Odisseo e Circe; Romo, figlio di Ematione, che Diomede fece giungere da Troia; Romide, tiranno dei latini, che espulse gli Etruschi dalla regio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III secolo, al termine della dinastia dei Severi, iniziò la crisi del principato, cui seguì un periodo di anarchia militare. Quando salì al potere Diocleziano (284), la situazione di Roma era grave: i barbari premevano dai confini già da decenni, le province erano governate da uomini corrot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barbari premevano dai confini già da decenni, le province erano governate da uomini corrotti. Per gestire meglio l'impero, Diocleziano lo divise in due parti: egli divenne Augusto della parte orientale (con residenza a Nicomedia) e nominò Valerio Massimiano Augusto della parte occidentale, spostando la residenza imperiale a Mediolanum.</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u suo ordine, inoltre, iniziarono gli scavi archeologici (in particolar modo al Foro Romano) guidati dal francese Quatremère de Quincy. Durante il periodo francese, numerose furono le spoliazioni napoleoniche di opere d'arte a Roma. Alla conclusione dell'era napoleonica, nonostante una fugace occupazione da parte di Gioacchino Murat nel novembre 1813, papa Pio VII tornò a Roma nel 1814, ripristinando il potere temporale papale come sancito dal Congresso di Vien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 Nel 1861, in seguito all'unità d'Italia suggellata da Cavour, ebbero inizio le pressioni del primo re d'Italia, Vittorio Emanuele II nei confronti di Pio IX, invitato ripetutamente a lasciare il proprio dominio tempor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espansione urbana avvenne in parallelo con l'afflusso di molti nuovi abitanti, che superarono il mezzo milione all'inizio del XX secolo, ma fu anche la causa dello scandalo finanziario della Banca Romana. Dopo la prima guerra mondiale la città si venne a trovare in un clima di disordini e incertezza politica che, nel 1922, favorì l'ascesa al potere di Benito Mussolini (28 ottobre, la marcia su Roma). Durante il ventennio fascista, Roma fu al centro di una drastica rivoluzione urbanistica voluta e attuata dallo stesso Mussolin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opo la prima guerra mondiale la città si venne a trovare in un clima di disordini e incertezza politica che, nel 1922, favorì l'ascesa al potere di Benito Mussolini (28 ottobre, la marcia su Roma). 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ltra immagine caratteristica della Roma medievale e dell'agro romano, erano le torri e i castelli, spesso costruiti su rovine antiche, dimore delle potenti famiglie baronali che spadroneggiavano in città tra il X e il XIV secolo. 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 <text:s/>Vie e piazze <text:s/>Le principali piazze di Roma, nate durante il Rinascimento o il periodo barocco, tendono a testimoniare la capacità creativa di un ideale di vita armonioso tra esaltazione umanistica e concezione soprannatur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romanesco, come tutte le lingue, si è poi evoluto negli anni (Giuseppe Gioachino Belli, nella prima metà dell'Ottocento, usa forme linguistiche che non vengono utilizzate da Trilussa all'inizio del Novecento), e dall'inizio del XX secolo si è diffuso anche in altre zone del Lazio, in conseguenza della crescita demografica. Tra le maggiori creazioni letterarie in dialetto romanesco sono da ricordare, oltre i poeti già citati Gioachino Belli e Trilussa, Cesare Pascarella, Giuseppe Berneri, Filippo Chiappini, Crescenzo Del Monte. Numerosi attori hanno contribuito e contribuiscono all'espressione teatrale e cinematografica del romanesco nel Novecen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I secolo, come avvenne nei centri più importanti dell'impero, si diffuse rapidamente anche il cristianesimo: inizialmente ritenuti una setta giudaica, i cristiani, appartenenti a tutti i ceti della società, avevano una propria organizzazione (la chiesa, assemblea di Dio), con a capo un vescovo (successivamente chiamato Papa), primo dei quali è considerato l'apostolo Pietro; egli morì a Roma come Paolo di Tarso, l'apostolo dei Gentili giunto nell'Urbe per la predicazione intorno al 60:</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 quartiere Europa, si trova il museo nazionale delle arti e tradizioni popolari, che raccoglie materiale tradizionale e folkloristico-popolare proveniente da tutta Italia. <text:s/>Da ricordare inoltre: <text:s/>Natale di Roma, il 21 apri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Organizzazione delle Nazioni Unite per l'alimentazione e l'agricoltura (FAO); il Fondo internazionale per lo sviluppo agricolo (IFAD).In città ha sede il collegio di difesa della NATO. La capitale italiana, oltre ai trattati che nel 1957 hanno istituito la CEE e l'Euratom, ha ospitato anche la firma ufficiale del trattato per la Costituzione europea (29 ottobre 2004) e la stipulazione dello statuto della Corte penale internazional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ra i gruppi editoriali e le case editrici romane, vi sono il Gruppo Editoriale L'Espresso, il Gruppo Editoriale Italiano, l'Istituto dell'Enciclopedia Italiana, la Carocci, la Città Nuova Editrice, Caltagirone Editore, la Lateran University Press, la Newton Compton Editori, la Gremese, la Fanucci, la Nutrimenti la Editori Riuniti e CIC Edizioni Internazionali. <text:s/>Radio Tra le emittenti radiofoniche italiane a diffusione nazionale, hanno sede a Roma Radio Capital, M2o, Radio Dimensione Suono Roma, Radio Radicale e Rai Radio con 10 reti radiofoniche. Vi si trovano, inoltre, la sede operativa di Radio 24, alcuni studi di Radio Kiss Kiss, una redazione di Radio Maria e una sede di RTL 102.5.</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Vi si trovano, inoltre, la sede operativa di Radio 24, alcuni studi di Radio Kiss Kiss, una redazione di Radio Maria e una sede di RTL 102.5. Il 6 ottobre 1924 Ines Viviani Donarelli lesse l'annuncio iniziale della prima trasmissione radiofonica italiana della URI dallo studio romano di palazzo Corrodi (quartiere Parioli). Nel 1927 la URI divenne EIAR, con sede legale a Rom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qui la società, il 10 aprile 1954, divenne operatore televisivo e assunse la denominazione RAI - Radiotelevisione Italiana. La sede legale, la presidenza e la direzione generale si trovano in viale Giuseppe Mazzini 14, nel quartiere Della Vittoria. Il principale centro di produzione si trova a Saxa Rub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 Canzonissima a Rischiatutto, da Non è la Rai al Maurizio Costanzo Show, da Ballando con le stelle a Carràmba! Che sorpresa, da Domenica in a Chi l'ha visto? , da Un medico in famiglia a I Cesaron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roprio il cristianesimo modificò l'aspetto della città, che si arricchì di catacombe, di basiliche (costruite sull'esempio di quelle civili), di chiese con decorazioni musive. 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 in questo periodo, in città lavorarono, al servizio dei Papi, i maggiori architetti e pittori del temp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Masaccio e Masolino, Leon Battista Alberti, il Beato Angelico, Piero della Francesca, Pinturicchio, Botticelli, Bramante, Raffaello e Michelangelo. Dopo il quinquennio di papa Sisto V, che mutò l'impianto urbanistico della città, nel XVII secolo a Roma nacque l'arte barocca, che ebbe in Carlo Maderno, Pietro da Cortona, Gian Lorenzo Bernini e Francesco Borromini i suoi massimi esponenti. Nel Settecento, Roma perse il ruolo politico di principale capitale europea, e, nonostante la realizzazione di alcune grandi opere d'arte (tra cui quelle di Antonio Canova), la produzione artistica subì un lento declino, dovuto anche alle vicende politiche della città.</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a città dovette adeguarsi nuovamente al ruolo di capitale e conobbe una rapida espansione, urbanistica e demografica. Dopo la Roma umbertina di fine Ottocento e la Roma giolittiana di inizio XX secolo, si affermò il fascismo, che rinnovò il volto della città. La seconda metà del secolo è stata caratterizzata dalla creazione di nuovi quartieri, come l'EUR, in cui dominano l'arte e l'architettura moderna e contemporane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dal I secolo d.C. in poi, per il teatro latino iniziò una lunga fase di decadenza. 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 Cleopatra e Ben-Hur. 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ono numerosi, in particolar modo, i film sull'antica Roma, facenti parte del cosiddetto genere peplum (da Spartacus a Il gladiatore) e specialmente quelli filo religioso-esorcistico (Il rito, L'altra faccia del diavolo e Angeli e demoni). Roma è legata a tanti altri cineasti, tra cui registi come Vittorio De Sica, Roberto Rossellini, Pier Paolo Pasolini, Giorgio Bianchi, Luigi Comencini, Luigi Zampa, Dino Risi, Steno, Pietro Germi, Ettore Scola, Sergio Leone, Lucio Fulci, Dario Argento, Nanni Moretti, Matteo Garrone, sceneggiatori come Suso Cecchi D'Amico, Ennio Flaiano, Leonardo Benvenuti, Age &amp; Scarpelli, Flavio Mogherini e anche ad attori come Anna Magnani, Aldo Fabrizi, Silvana Mangano, Alberto Sordi, Nino Manfredi, Vittorio Gassman, Ugo Tognazzi, Gian Maria Volonté, Enrico Montesano, Gigi Proietti, Christian De Sica, Carlo Verdone, Sergio Castellitto, Massimo Ghini. Prima di Cinecittà, tuttavia, vi furono altre case di produzion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rima di Cinecittà, tuttavia, vi furono altre case di produzione: la Cines, sorta nel 1906 dalla trasformazione in società anonima della Alberini &amp; Santoni, la Scalera Film, alla circonvallazione Appia, e la De Paolis; contribuirono allo sviluppo dell'industria cinematografica anche La Settimana Incom e l'Istituto Luce. Musica La musica è presente nella storia di Roma fin dalle prime espressioni orali dei ceti dominanti della fase preletteraria (dai carmina convivalia alle neniae) e quelle popolari (canti, formule magiche, filastrocche, carmina triumphal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Musica La musica è presente nella storia di Roma fin dalle prime espressioni orali dei ceti dominanti della fase preletteraria (dai carmina convivalia alle neniae) e quelle popolari (canti, formule magiche, filastrocche, carmina triumphalia). Di origini etrusche o italiche, la musica romana ricopriva un ruolo fondamentale nella vita sociale, culturale e militare: i principali strumenti, infatti, venivano utilizzati durante le battagli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Fu a Roma che, con Caccini prima e con Metastasio poi, si avviò la riforma del melodramma italiano. 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 Roma ha avuto anche una grande cultura hip hop, con rapper molto famosi come Piotta e CaneSecco e collettivi quali il TruceKlan, i Colle der Fomento e i Cor Vele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Roma Sposa - Salone Internazionale dell'Abito da Sposa e da Cerimonia, che ha luogo in autunno presso il Nuovo Centro Congressi. Di rilevanza nazionale sono anche altre manifestazioni, come l'Estate romana o Romarama, che prevede numerose iniziative (eventi artistici, performance teatrali, spettacoli di musica, rassegne di cinema, rassegne a base di reading, letture e concerti, manifestazioni dedicate ai libri e altri eventi), l'edizione europea del Maker Faire, il Romaeuropa Festival, e il Romics, evento legato al fumetto e all'animazione, annuale fino al 2012 e semestrale a partire dal 2013. <text:s/>Geografia antropica Urbanistica Suddivisioni storiche La suddivisione storica è composta di 116 comprensori toponomastici organizzati in quattro grupp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sommando i km di sviluppo su ferro e su gomma, è con 4650 km la più estesa d'Europa. Dell'estesa rete di tranvie extraurbane che un tempo caratterizzava l'area di Roma, fra cui la tranvia Roma-Tivoli e le tranvie dei Castelli Romani, dopo i tagli operati nel corso del Novecento non è sopravvissuto alcun impianto. Per le piste ciclabili, Roma ha la più estesa rete d'Italia, sia per quanto concerne gli itinerari urbani pedonali asfaltati, oltre 320 km, che per i sentieri misto-terra.</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Nella capitale, infine, si trovano le missioni diplomatiche permanenti presso la FAO degli stati membri dell'agenzia delle Nazioni Unite. <text:s/>Gemellaggi Dal 1956 Roma è gemellata in modo esclusivo e reciproco con: <text:s text:c="2"/>Parigi.</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Unione Sportiva Primavera Rugby, S.S. Lazio Rugby, Rugby Roma Olimpic 1930, Fiamme Oro Rugby, Unione Rugby Capitolina, CUS Roma Rugby (rugby); S.S. Lazio Pallanuoto, A.S.D. Roma (pallanuoto); Gladiatori Roma, Grizzlies Roma, Marines Lazio (football american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Gladiatori Roma, Grizzlies Roma, Marines Lazio (football americano); A.S.D. Ginnastica Romana, Olos Gym 2000 (ginnastica artistica); Roma Volley Club Femminile (pallavol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Roma Volley Club Femminile (pallavolo); 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text:p>
          </table:table-cell>
          <table:table-cell office:value-type="string" table:style-name="ce1">
            <text:p>No</text:p>
          </table:table-cell>
          <table:table-cell table:number-columns-repeated="16380"/>
        </table:table-row>
        <table:table-row table:style-name="ro1">
          <table:table-cell office:value-type="string" table:style-name="ce1">
            <text:p>D</text:p>
          </table:table-cell>
          <table:table-cell office:value-type="string" table:style-name="ce1">
            <text:p>D, 11, Piazza Scipione Ammirato, Municipio Roma VII, Roma, Roma Capitale, Lazio, 00179,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office:value-type="string" table:style-name="ce1">
            <text:p>No</text:p>
          </table:table-cell>
          <table:table-cell table:number-columns-repeated="16380"/>
        </table:table-row>
        <table:table-row table:style-name="ro1">
          <table:table-cell office:value-type="string" table:style-name="ce1">
            <text:p>diocesi di Porto-Santa Rufina</text:p>
          </table:table-cell>
          <table:table-cell office:value-type="string" table:style-name="ce1">
            <text:p>Diocesi di Porto Santa Rufina - Curia Vescovile, 53, Via del Cenacolo, Municipio Roma XV, 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table-row>
        <table:table-row table:style-name="ro1">
          <table:table-cell office:value-type="string" table:style-name="ce1">
            <text:p>diocesi di Roma</text:p>
          </table:table-cell>
          <table:table-cell office:value-type="string" table:style-name="ce1">
            <text:p>Diocesi di Porto Santa Rufina - Curia Vescovile, 53, Via del Cenacolo, Municipio Roma XV, 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Domiziano</text:p>
          </table:table-cell>
          <table:table-cell office:value-type="string" table:style-name="ce1">
            <text:p>Domiziano, Corsia Agonale, Parione, Municipio Roma I, Roma, Roma Capitale, Lazio, 00186,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No</text:p>
          </table:table-cell>
          <table:table-cell table:number-columns-repeated="16380"/>
        </table:table-row>
        <table:table-row table:style-name="ro1">
          <table:table-cell office:value-type="string" table:style-name="ce1">
            <text:p>Domus Aurea</text:p>
          </table:table-cell>
          <table:table-cell office:value-type="string" table:style-name="ce1">
            <text:p>Domus Aurea, Viale Serapide, Monti, Municipio Roma I, Roma, Roma Capitale, Lazio, 00184, Italia</text:p>
          </table:table-cell>
          <table:table-cell office:value-type="string" table:style-name="ce1">
            <text:p>A non molta distanza si trova il Colosseo, il monumento simbolo dell'antica Roma; 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text:p>
          </table:table-cell>
          <table:table-cell office:value-type="string" table:style-name="ce1">
            <text:p>Si</text:p>
          </table:table-cell>
          <table:table-cell table:number-columns-repeated="16380"/>
        </table:table-row>
        <table:table-row table:style-name="ro1">
          <table:table-cell office:value-type="string" table:style-name="ce1">
            <text:p>Egitto</text:p>
          </table:table-cell>
          <table:table-cell office:value-type="string" table:style-name="ce1">
            <text:p>Via Egitto, Parioli, Roma, Roma Capitale, Lazio, 00191, Italia</text:p>
          </table:table-cell>
          <table:table-cell office:value-type="string" table:style-name="ce1">
            <text:p>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text:p>
          </table:table-cell>
          <table:table-cell office:value-type="string" table:style-name="ce1">
            <text:p>No</text:p>
          </table:table-cell>
          <table:table-cell table:number-columns-repeated="16380"/>
        </table:table-row>
        <table:table-row table:style-name="ro1">
          <table:table-cell office:value-type="string" table:style-name="ce1">
            <text:p>Egitto</text:p>
          </table:table-cell>
          <table:table-cell office:value-type="string" table:style-name="ce1">
            <text:p>Via Egitto, Parioli, Roma, Roma Capitale, Lazio, 00191, Italia</text:p>
          </table:table-cell>
          <table:table-cell office:value-type="string" table:style-name="ce1">
            <text:p>Roma è la città che conserva il maggior numero di obelischi: molti risalgono all'età imperiale, quando gli obelischi venivano trasportati direttamente dall'Egitto; altri furono realizzati dai romani, che usarono lo stesso granito degli egizi.</text:p>
          </table:table-cell>
          <table:table-cell office:value-type="string" table:style-name="ce1">
            <text:p>No</text:p>
          </table:table-cell>
          <table:table-cell table:number-columns-repeated="16380"/>
        </table:table-row>
        <table:table-row table:style-name="ro1">
          <table:table-cell office:value-type="string" table:style-name="ce1">
            <text:p>Epiro</text:p>
          </table:table-cell>
          <table:table-cell office:value-type="string" table:style-name="ce1">
            <text:p>Epiro, Piazza Epiro, San Giovanni, Municipio Roma VII, Roma, Roma Capitale, Lazio, 00183,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office:value-type="string" table:style-name="ce1">
            <text:p>No</text:p>
          </table:table-cell>
          <table:table-cell table:number-columns-repeated="16380"/>
        </table:table-row>
        <table:table-row table:style-name="ro1">
          <table:table-cell office:value-type="string" table:style-name="ce1">
            <text:p>Esquilino</text:p>
          </table:table-cell>
          <table:table-cell office:value-type="string" table:style-name="ce1">
            <text:p>Esquilino, Municipio Roma I, Roma, Roma Capitale, Lazio,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Urbs Aeterna (dal latino: "Città Eterna"), che deriva invece da una frase nel Libro delle elegie di Albio Tibullo: «Romulus aeternae nondum formaverat urbis / moenia.</text:p>
          </table:table-cell>
          <table:table-cell office:value-type="string" table:style-name="ce1">
            <text:p>No</text:p>
          </table:table-cell>
          <table:table-cell table:number-columns-repeated="16380"/>
        </table:table-row>
        <table:table-row table:style-name="ro1">
          <table:table-cell office:value-type="string" table:style-name="ce1">
            <text:p>Eterna</text:p>
          </table:table-cell>
          <table:table-cell office:value-type="string" table:style-name="ce1">
            <text:p>Bed and Breakfast Città Eterna, 81, Viale Manzoni, Esquilino, Municipio Roma I, Roma, Roma Capitale, Lazio, 00185, Italia</text:p>
          </table:table-cell>
          <table:table-cell office:value-type="string" table:style-name="ce1">
            <text:p>«Romulus aeternae nondum formaverat urbis / moenia. » («Né ancora aveva Romolo innalzato le mura dell'Eterna Urbe»).Storia Età antica <text:s/>Fondata secondo la tradizione da Romolo il 21 aprile 753 a.C., Roma fu retta per un periodo di 244 anni da un sistema monarchico, con sovrani inizialmente di origine latina e sabina, e successivamente etrusca. La tradizione tramanda sette re:</text:p>
          </table:table-cell>
          <table:table-cell office:value-type="string" table:style-name="ce1">
            <text:p>No</text:p>
          </table:table-cell>
          <table:table-cell table:number-columns-repeated="16380"/>
        </table:table-row>
        <table:table-row table:style-name="ro1">
          <table:table-cell office:value-type="string" table:style-name="ce1">
            <text:p>Etnie</text:p>
          </table:table-cell>
          <table:table-cell office:value-type="string" table:style-name="ce1">
            <text:p>Etnie, 4, Corso Pierluigi, Borgo, Palestrina, Roma Capitale, Lazio, 00036, Italia</text:p>
          </table:table-cell>
          <table:table-cell office:value-type="string" table:style-name="ce1">
            <text:p>Abitanti prima dell'unità d'Italia (migliaia) <text:s/>Abitanti censiti (migliaia) Etnie e minoranze straniere Roma è il comune italiano con il maggior numero di residenti stranieri: al 31 dicembre 2020 sono in totale 356573, pari al 12,9% della popolazione, numero cresciuto poco dal 2010 in poi, con l'inizio della crisi economica, mentre l'incremento era stato consistente negli anni precedenti, dai 169 000 nel 2000 (6% della popolazione) ai 346 000 nel 2010 (12%), con un aumento del 126% tra 2000 e 2018.</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Via degli Etruschi, San Lorenzo, Tiburtino, Roma, Roma Capitale, Lazio, 00185, Italia</text:p>
          </table:table-cell>
          <table:table-cell office:value-type="string" table:style-name="ce1">
            <text:p>Romano, figlio di Odisseo e Circe; Romo, figlio di Ematione, che Diomede fece giungere da Troia; Romide, tiranno dei latini, che espulse gli Etruschi dalla regione; Rommylos e Romos (Romolo e Remo), figli gemelli di Ascanio che fondarono la città;</text:p>
          </table:table-cell>
          <table:table-cell office:value-type="string" table:style-name="ce1">
            <text:p>No</text:p>
          </table:table-cell>
          <table:table-cell table:number-columns-repeated="16380"/>
        </table:table-row>
        <table:table-row table:style-name="ro1">
          <table:table-cell office:value-type="string" table:style-name="ce1">
            <text:p>Etruschi</text:p>
          </table:table-cell>
          <table:table-cell office:value-type="string" table:style-name="ce1">
            <text:p>Via degli Etrusch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style-name="ro1">
          <table:table-cell office:value-type="string" table:style-name="ce1">
            <text:p>Falisci</text:p>
          </table:table-cell>
          <table:table-cell office:value-type="string" table:style-name="ce1">
            <text:p>Via dei Falisc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Geografia fisica Geograficamente nella Valle del Tevere, Roma sorge sulle rive del fiume Tevere; l'abitato originario si sviluppò sulle colline che fronteggiano l'ansa nella quale sorge l'isola Tiberina, il solo guado naturale del fiume. <text:s/>Territorio Il territorio comunale è ampio, avendo inglobato aree abbandonate da secoli, per la maggior parte paludose e inadatte all'agricoltura e non appartenenti ad alcun municipio:</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office:value-type="string" table:style-name="ce1">
            <text:p>No</text:p>
          </table:table-cell>
          <table:table-cell table:number-columns-repeated="16380"/>
        </table:table-row>
        <table:table-row table:style-name="ro1">
          <table:table-cell office:value-type="string" table:style-name="ce1">
            <text:p>fiume</text:p>
          </table:table-cell>
          <table:table-cell office:value-type="string" table:style-name="ce1">
            <text:p>Fiume, Piazza Fiume, Municipio Roma II, Roma, Roma Capitale, Lazio, 00198,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office:value-type="string" table:style-name="ce1">
            <text:p>No</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il porto turistico di Roma sito in zona Ostia Lido, inaugurato nel 2001 per le imbarcazioni da diporto; il porto canale di Fiumicino, principalmente per pescherecci e imbarcazioni private; il porto di Civitavecchia, con funzioni commerciali, che collega Roma con le principali destinazioni del Mediterraneo, ed è il principale terminal nazionale per le navi da crociera;</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La città in particolare è servita da due aeroporti principali più altri tre ad uso minore: <text:s/>L'Aeroporto di Roma-Fiumicino è il principale aeroporto italiano passeggeri con un traffico di 42.995.119 nel 2018 (crescita sul 2017 di +4,9%) e il secondo per merci, con 160.903,9 tonnellate (variazione sul 2015 del +11%). È uno degli aeroporti più importanti d'Europa.</text:p>
          </table:table-cell>
          <table:table-cell office:value-type="string" table:style-name="ce1">
            <text:p>Si</text:p>
          </table:table-cell>
          <table:table-cell table:number-columns-repeated="16380"/>
        </table:table-row>
        <table:table-row table:style-name="ro1">
          <table:table-cell office:value-type="string" table:style-name="ce1">
            <text:p>Fiumicino</text:p>
          </table:table-cell>
          <table:table-cell office:value-type="string" table:style-name="ce1">
            <text:p>Fiumicino, Roma Capitale, Lazio, Italia</text:p>
          </table:table-cell>
          <table:table-cell office:value-type="string" table:style-name="ce1">
            <text:p><text:s/>una rete metropolitana di 59 km e 73 stazioni composta da 3 linee (A, B/B1 e C), gestite dall'ATAC, società in house di proprietà comunale; 8 ferrovie regionali, denominate Ferrovie Laziali ed operate da Trenitalia sul nodo ferroviario di Roma, numerate da FL1 a FL8, oltre al collegamento rapido Leonardo Express fra la stazione Termini e l'aeroporto di Fiumicino, e tre ferrovie concesse gestite dall'ATAC (Roma-Lido, Roma-Giardinetti e Roma-Civita Castellana-Viterbo); 6 linee tranviarie e 3 filoviarie gestite dall'ATAC;</text:p>
          </table:table-cell>
          <table:table-cell office:value-type="string" table:style-name="ce1">
            <text:p>Si</text:p>
          </table:table-cell>
          <table:table-cell table:number-columns-repeated="16380"/>
        </table:table-row>
        <table:table-row table:style-name="ro1">
          <table:table-cell office:value-type="string" table:style-name="ce1">
            <text:p>Flaminia</text:p>
          </table:table-cell>
          <table:table-cell office:value-type="string" table:style-name="ce1">
            <text:p>Flaminia, 433, Via Flaminia, Municipio Roma II, Roma, Roma Capitale, Lazio, 00196,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Flaminia</text:p>
          </table:table-cell>
          <table:table-cell office:value-type="string" table:style-name="ce1">
            <text:p>Flaminia, 433, Via Flaminia, Municipio Roma II, Roma, Roma Capitale, Lazio, 00196,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No</text:p>
          </table:table-cell>
          <table:table-cell table:number-columns-repeated="16380"/>
        </table:table-row>
        <table:table-row table:style-name="ro1">
          <table:table-cell office:value-type="string" table:style-name="ce1">
            <text:p>Flavia</text:p>
          </table:table-cell>
          <table:table-cell office:value-type="string" table:style-name="ce1">
            <text:p>Flavia, Via Flavia, Sallustiano, Municipio Roma I, Roma, Roma Capitale, Lazio, 00198, Italia</text:p>
          </table:table-cell>
          <table:table-cell office:value-type="string" table:style-name="ce1">
            <text:p>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 Nel III secolo, al termine della dinastia dei Severi, iniziò la crisi del principato, cui seguì un periodo di anarchia militare.</text:p>
          </table:table-cell>
          <table:table-cell office:value-type="string" table:style-name="ce1">
            <text:p>No</text:p>
          </table:table-cell>
          <table:table-cell table:number-columns-repeated="16380"/>
        </table:table-row>
        <table:table-row table:style-name="ro1">
          <table:table-cell office:value-type="string" table:style-name="ce1">
            <text:p>fontana di Trevi</text:p>
          </table:table-cell>
          <table:table-cell office:value-type="string" table:style-name="ce1">
            <text:p>Fontana di Trevi, Piazza di Trevi, Trevi, Municipio Roma I, Roma, Roma Capitale, Lazio, 0018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fontana di Trevi</text:p>
          </table:table-cell>
          <table:table-cell office:value-type="string" table:style-name="ce1">
            <text:p>Fontana di Trevi, Piazza di Trevi, Trevi, Municipio Roma I, Roma, Roma Capitale, Lazio, 00187,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office:value-type="string" table:style-name="ce1">
            <text:p>Si</text:p>
          </table:table-cell>
          <table:table-cell table:number-columns-repeated="16380"/>
        </table:table-row>
        <table:table-row table:style-name="ro1">
          <table:table-cell office:value-type="string" table:style-name="ce1">
            <text:p>Fori Imperiali</text:p>
          </table:table-cell>
          <table:table-cell office:value-type="string" table:style-name="ce1">
            <text:p>Fori Imperiali, Via dei Fori Imperiali, Campitell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Foro Boario</text:p>
          </table:table-cell>
          <table:table-cell office:value-type="string" table:style-name="ce1">
            <text:p>Foro Boario, Ripa,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ltri sono siti in via Teulada (Della Vittoria), via Ettore Romagnoli (Monte Sacro Alto) e al teatro delle Vittorie in via Col di Lana (Della Vittoria); l'auditorium Rai si trova al Foro Italico. A Roma vengono prodotte Rai 1, Rai 2, Rai 3, Rai News 24, Rai Italia e Rai Radio 1, Rai Radio 2, Rai Radio 3, Rai IsoRadio, Rai Gr Parlamento, Rai Radio Tutta Italiana.</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Stadio Centrale del Tennis, dove si giocano ogni anno gli Internazionali d'Italia, torneo di tennis facente parte del circuito ATP Tour Masters 1000; Complesso natatorio del Foro Italico; Stadio dei Marmi; Centro sportivo Giulio Onesti dell'Acqua Acetosa;</text:p>
          </table:table-cell>
          <table:table-cell office:value-type="string" table:style-name="ce1">
            <text:p>Si</text:p>
          </table:table-cell>
          <table:table-cell table:number-columns-repeated="16380"/>
        </table:table-row>
        <table:table-row table:style-name="ro1">
          <table:table-cell office:value-type="string" table:style-name="ce1">
            <text:p>Foro Italico:</text:p>
          </table:table-cell>
          <table:table-cell office:value-type="string" table:style-name="ce1">
            <text:p>Foro Italico, Via del Campeggio, Municipio Roma I, Roma, Roma Capitale, Lazio, 00100, Italia</text:p>
          </table:table-cell>
          <table:table-cell office:value-type="string" table:style-name="ce1">
            <text:p>A.S.D. Roma Tamburello MMXX, (Tamburello (sport));Impianti sportivi Secondo la mappatura degli impianti sportivi siti nel territorio comunale romano realizzata dal Prisp (Piano Regolatore Impianti Sportivi), a Roma sono presenti circa 2 500 strutture per lo sport, tra cui 1700 palestre per giochi di squadra, 1100 spazi per il benessere, 231 campi scoperti e numerosi spazi all'aperto e piccoli impianti. 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text:p>
          </table:table-cell>
          <table:table-cell office:value-type="string" table:style-name="ce1">
            <text:p>Si</text:p>
          </table:table-cell>
          <table:table-cell table:number-columns-repeated="16380"/>
        </table:table-row>
        <table:table-row table:style-name="ro1">
          <table:table-cell office:value-type="string" table:style-name="ce1">
            <text:p>Foro Olitorio</text:p>
          </table:table-cell>
          <table:table-cell office:value-type="string" table:style-name="ce1">
            <text:p>Foro Olitorio, Via del Teatro di Marcello, Sant'Angelo, Municipio Roma I, Roma, Roma Capitale, Lazio, 00153,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Lo stesso Napoleone incaricò l'artista Antonio Canova di rinnovare la città; su suo ordine, inoltre, iniziarono gli scavi archeologici (in particolar modo al Foro Romano) guidati dal francese Quatremère de Quincy. Durante il periodo francese, numerose furono le spoliazioni napoleoniche di opere d'arte a Roma.</text:p>
          </table:table-cell>
          <table:table-cell office:value-type="string" table:style-name="ce1">
            <text:p>Si</text:p>
          </table:table-cell>
          <table:table-cell table:number-columns-repeated="16380"/>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office:value-type="string" table:style-name="ce1">
            <text:p>Si</text:p>
          </table:table-cell>
          <table:table-cell table:number-columns-repeated="16380"/>
        </table:table-row>
        <table:table-row table:style-name="ro1">
          <table:table-cell office:value-type="string" table:style-name="ce1">
            <text:p>Foro Romano</text:p>
          </table:table-cell>
          <table:table-cell office:value-type="string" table:style-name="ce1">
            <text:p>Forum Romanum, Via di Monte Tarpeo, Campitelli, Municipio Roma I, Roma, Roma Capitale, Lazio, 00184, Italia</text:p>
          </table:table-cell>
          <table:table-cell office:value-type="string" table:style-name="ce1">
            <text:p>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 "Libri Come", presso l'Auditorium Parco della Musica.</text:p>
          </table:table-cell>
          <table:table-cell office:value-type="string" table:style-name="ce1">
            <text:p>Si</text:p>
          </table:table-cell>
          <table:table-cell table:number-columns-repeated="16380"/>
        </table:table-row>
        <table:table-row table:style-name="ro1">
          <table:table-cell office:value-type="string" table:style-name="ce1">
            <text:p>Franchi</text:p>
          </table:table-cell>
          <table:table-cell office:value-type="string" table:style-name="ce1">
            <text:p>Franchi, 200, Via Cola di Rienzo, Prati, Municipio Roma I, Roma, Roma Capitale, Lazio, 00192, Italia</text:p>
          </table:table-cell>
          <table:table-cell office:value-type="string" table:style-name="ce1">
            <text:p>In questo periodo è attestata l'esistenza di un ducato romano, che corrispondeva, grosso modo, alla città e al territorio ad essa circostante. 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text:p>
          </table:table-cell>
          <table:table-cell office:value-type="string" table:style-name="ce1">
            <text:p>No</text:p>
          </table:table-cell>
          <table:table-cell table:number-columns-repeated="16380"/>
        </table:table-row>
        <table:table-row table:style-name="ro1">
          <table:table-cell office:value-type="string" table:style-name="ce1">
            <text:p>Franchi</text:p>
          </table:table-cell>
          <table:table-cell office:value-type="string" table:style-name="ce1">
            <text:p>Franchi, 200, Via Cola di Rienzo, Prati, Municipio Roma I, Roma, Roma Capitale, Lazio, 00192, Italia</text:p>
          </table:table-cell>
          <table:table-cell office:value-type="string" table:style-name="ce1">
            <text:p>Proprio il cristianesimo modificò l'aspetto della città, che si arricchì di catacombe, di basiliche (costruite sull'esempio di quelle civili), di chiese con decorazioni musive. 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text:p>
          </table:table-cell>
          <table:table-cell office:value-type="string" table:style-name="ce1">
            <text:p>No</text:p>
          </table:table-cell>
          <table:table-cell table:number-columns-repeated="16380"/>
        </table:table-row>
        <table:table-row table:style-name="ro1">
          <table:table-cell office:value-type="string" table:style-name="ce1">
            <text:p>Galleria Colonna</text:p>
          </table:table-cell>
          <table:table-cell office:value-type="string" table:style-name="ce1">
            <text:p>Galleria Colonna, 17, Via della Pilotta, Trevi, Municipio Roma I, Roma, Roma Capitale, Lazio, 0018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Doria Pamphilj</text:p>
          </table:table-cell>
          <table:table-cell office:value-type="string" table:style-name="ce1">
            <text:p>Galleria Doria Pamphilj, 2, Piazza del Collegio Romano, Pigna,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nazionale d'arte antica, il</text:p>
          </table:table-cell>
          <table:table-cell office:value-type="string" table:style-name="ce1">
            <text:p>Galleria Nazionale d'Arte Antica, 13, Via delle Quattro Fontane, Trev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alleria nazionale d'arte moderna</text:p>
          </table:table-cell>
          <table:table-cell office:value-type="string" table:style-name="ce1">
            <text:p>Galleria Nazionale d'Arte Moderna e Contemporanea, 131, Viale delle Belle Arti, Municipio Roma II, Roma, Roma Capitale, Lazio, 0019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 Nel 1861, in seguito all'unità d'Italia suggellata da Cavour, ebbero inizio le pressioni del primo re d'Italia, Vittorio Emanuele II nei confronti di Pio IX, invitato ripetutamente a lasciare il proprio dominio temporale.</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office:value-type="string" table:style-name="ce1">
            <text:p>Si</text:p>
          </table:table-cell>
          <table:table-cell table:number-columns-repeated="16380"/>
        </table:table-row>
        <table:table-row table:style-name="ro1">
          <table:table-cell office:value-type="string" table:style-name="ce1">
            <text:p>Gianicolo</text:p>
          </table:table-cell>
          <table:table-cell office:value-type="string" table:style-name="ce1">
            <text:p>Gianicolo, Trastevere, Municipio Roma I, Roma, Roma Capitale, Lazio, 00120, Italia</text:p>
          </table:table-cell>
          <table:table-cell office:value-type="string" table:style-name="ce1">
            <text:p>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text:p>
          </table:table-cell>
          <table:table-cell office:value-type="string" table:style-name="ce1">
            <text:p>Si</text:p>
          </table:table-cell>
          <table:table-cell table:number-columns-repeated="16380"/>
        </table:table-row>
        <table:table-row table:style-name="ro1">
          <table:table-cell office:value-type="string" table:style-name="ce1">
            <text:p>Giano</text:p>
          </table:table-cell>
          <table:table-cell office:value-type="string" table:style-name="ce1">
            <text:p>Arco di Giano, Via del Velabro, Ripa, Municipio Roma I, Roma, Roma Capitale, Lazio, 00153,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L'era medievale, inoltre, fu caratterizzata dalle lotte tra le famiglie nobili filopapali e quelle filoimperiali, che frenarono lo sviluppo dell'area centrale della città fino al XVI secolo. Roma, centro politico del mondo grazie all'avvento dei Papi, si confermò città pontificia quando Bonifacio VIII, nel 1300, proclamò il primo Giubileo (evento che fece accorrere in città circa due milioni di pellegrini); lo stesso Pontefice, tre anni dopo, fondò lo Studium Urbis.</text:p>
          </table:table-cell>
          <table:table-cell office:value-type="string" table:style-name="ce1">
            <text:p>No</text:p>
          </table:table-cell>
          <table:table-cell table:number-columns-repeated="16380"/>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 Gli anni cinquanta e sessanta sono ricordati come il periodo della dolce vita, raccontata da Federico Fellini nell'omonimo film.</text:p>
          </table:table-cell>
          <table:table-cell office:value-type="string" table:style-name="ce1">
            <text:p>No</text:p>
          </table:table-cell>
          <table:table-cell table:number-columns-repeated="16380"/>
        </table:table-row>
        <table:table-row table:style-name="ro1">
          <table:table-cell office:value-type="string" table:style-name="ce1">
            <text:p>Giubileo</text:p>
          </table:table-cell>
          <table:table-cell office:value-type="string" table:style-name="ce1">
            <text:p>Ponte di Castel Giubileo, Grande Raccordo Anulare, Municipio Roma III, Saxa Rubra, Roma, Roma Capitale, Lazio, 00138, Italia</text:p>
          </table:table-cell>
          <table:table-cell office:value-type="string" table:style-name="ce1">
            <text:p>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 Al pellegrino che le varca, all'interno delle quattro basiliche maggiori, è offerta la possibilità di salvezza e remissione dei peccati.</text:p>
          </table:table-cell>
          <table:table-cell office:value-type="string" table:style-name="ce1">
            <text:p>No</text:p>
          </table:table-cell>
          <table:table-cell table:number-columns-repeated="16380"/>
        </table:table-row>
        <table:table-row table:style-name="ro1">
          <table:table-cell office:value-type="string" table:style-name="ce1">
            <text:p>Giunone</text:p>
          </table:table-cell>
          <table:table-cell office:value-type="string" table:style-name="ce1">
            <text:p>Giunone, Via del Quirinale, Trevi, Municipio Roma I, Roma, Roma Capitale, Lazio, 00187,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Si</text:p>
          </table:table-cell>
          <table:table-cell table:number-columns-repeated="16380"/>
        </table:table-row>
        <table:table-row table:style-name="ro1">
          <table:table-cell office:value-type="string" table:style-name="ce1">
            <text:p>Grande Raccordo</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office:value-type="string" table:style-name="ce1">
            <text:p>Si</text:p>
          </table:table-cell>
          <table:table-cell table:number-columns-repeated="16380"/>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Si</text:p>
          </table:table-cell>
          <table:table-cell table:number-columns-repeated="16380"/>
        </table:table-row>
        <table:table-row table:style-name="ro1">
          <table:table-cell office:value-type="string" table:style-name="ce1">
            <text:p>Grande Raccordo Anulare</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office:value-type="string" table:style-name="ce1">
            <text:p>Si</text:p>
          </table:table-cell>
          <table:table-cell table:number-columns-repeated="16380"/>
        </table:table-row>
        <table:table-row table:style-name="ro1">
          <table:table-cell office:value-type="string" table:style-name="ce1">
            <text:p>Groupama</text:p>
          </table:table-cell>
          <table:table-cell office:value-type="string" table:style-name="ce1">
            <text:p>Groupama, 12, Via della Stazione di Ostia Antica, Municipio Roma X, Ostia Antica, Roma, Roma Capitale, Lazio, 00119, Italia</text:p>
          </table:table-cell>
          <table:table-cell office:value-type="string" table:style-name="ce1">
            <text:p>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 <text:s/>Agricoltura Roma è il più grande comune agricolo d'Europa,</text:p>
          </table:table-cell>
          <table:table-cell office:value-type="string" table:style-name="ce1">
            <text:p>No</text:p>
          </table:table-cell>
          <table:table-cell table:number-columns-repeated="16380"/>
        </table:table-row>
        <table:table-row table:style-name="ro1">
          <table:table-cell office:value-type="string" table:style-name="ce1">
            <text:p>Hollywood</text:p>
          </table:table-cell>
          <table:table-cell office:value-type="string" table:style-name="ce1">
            <text:p>Hollywood, Via di Santo Stefano, Anguillara Sabazia, Roma Capitale, Lazio, 00060, Italia</text:p>
          </table:table-cell>
          <table:table-cell office:value-type="string" table:style-name="ce1">
            <text:p>dalla costruzione degli studi di Cinecittà in poi, vi si è concentrata gran parte dell'industria cinematografica italiana. Cinecittà, inaugurata nel 1937, negli anni cinquanta e sessanta divenne, per i produttori americani, la nuova Hollywood: qui furono girati colossal come Quo vadis?</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sono i secoli di Tiberio e Gaio Gracco, di Giugurta, di Quinto Lutazio Catulo, di Gaio Mario, di Lucio Cornelio Silla, di Marco Emilio Lepido, di Spartaco, di Gneo Pompeo, di Marco Licinio Crasso, di Lucio Sergio Catilina, di Marco Tullio Cicerone, di Gaio Giulio Cesare e di Ottaviano, che, dopo essere stato membro del secondo triumvirato insieme con Marco Antonio e Lepido, nel 27 a.C. divenne princeps civitatis e gli fu conferito il titolo di Augusto. 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alla sua morte, infatti, i suoi figli, Arcadio ed Onorio, si divisero l'impero. La capitale dell'Impero romano d'Occidente divenne Ravenna. Roma, che non ricopriva più un ruolo centrale nell'amministrazione dell'impero, venne saccheggiata dai Visigoti comandati da Alarico (410);</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La ricostruzione di Roma venne curata dai papi Leone I (defensor Urbis per avere convinto Attila, nel 452, a non attaccare Roma) e dal suo successore Ilario, ma nel 472 la città fu saccheggiata per la terza volta in pochi decenni (ad opera di Ricimero e Anicio Olibrio). La deposizione di Romolo Augusto del 22 agosto 476 decretò la fine dell'Impero romano d'Occidente e, per gli storici, l'inizio del Medioevo. Età medievale <text:s/>Con la fine dell'impero romano d'Occidente, per Roma ebbe inizio un periodo segnato dalla presenza barbarica in Italia e, soprattutto, dall'affermazione della Chiesa (con a capo il Papa), che si sostituì all'impero e gettò il ponte che avrebbe unito l'antichità al mondo nuovo.</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 Roma non ne fu la capitale (posta ad Aquisgrana), ma funse da centro religioso del nuovo stato teocratico.</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 Lo stesso Napoleone incaricò l'artista Antonio Canova di rinnovare la città;</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office:value-type="string" table:style-name="ce1">
            <text:p>No</text:p>
          </table:table-cell>
          <table:table-cell table:number-columns-repeated="16380"/>
        </table:table-row>
        <table:table-row table:style-name="ro1">
          <table:table-cell office:value-type="string" table:style-name="ce1">
            <text:p>Impero</text:p>
          </table:table-cell>
          <table:table-cell office:value-type="string" table:style-name="ce1">
            <text:p>Impero, Via Torino, Castro Pretorio, Municipio Roma I, Roma, Roma Capitale, Lazio, 00184, Italia</text:p>
          </table:table-cell>
          <table:table-cell office:value-type="string" table:style-name="ce1">
            <text:p>Infrastrutture e trasporti Strade <text:s/>Roma ha la rete stradale più ampia d'Europa con circa 6000 km di strade. 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text:p>
          </table:table-cell>
          <table:table-cell office:value-type="string" table:style-name="ce1">
            <text:p>No</text:p>
          </table:table-cell>
          <table:table-cell table:number-columns-repeated="16380"/>
        </table:table-row>
        <table:table-row table:style-name="ro1">
          <table:table-cell office:value-type="string" table:style-name="ce1">
            <text:p>Impero Romano</text:p>
          </table:table-cell>
          <table:table-cell office:value-type="string" table:style-name="ce1">
            <text:p>Ponte Romano di Largo Impero, Largo Impero, Santa Marinella, Roma Capitale, Lazio, 00058, Italia</text:p>
          </table:table-cell>
          <table:table-cell office:value-type="string" table:style-name="ce1">
            <text:p>Caput mundi (dal latino: "Capitale del mondo"), spiegato dalla crescente vastità dell'Impero Romano che fece di Roma una delle città più influenti nella storia, trae origine da una frase del Pharsalia di Marco Anneo Lucano che recita: "Ipsa, Caput Mundi, bellorum maxima merces, Roma capi facilis" (La stessa Roma, capitale del mondo, la più importante preda di guerra, agevole a soggiogarsi);</text:p>
          </table:table-cell>
          <table:table-cell office:value-type="string" table:style-name="ce1">
            <text:p>No</text:p>
          </table:table-cell>
          <table:table-cell table:number-columns-repeated="16380"/>
        </table:table-row>
        <table:table-row table:style-name="ro1">
          <table:table-cell office:value-type="string" table:style-name="ce1">
            <text:p>Ippodromo delle Capannelle</text:p>
          </table:table-cell>
          <table:table-cell office:value-type="string" table:style-name="ce1">
            <text:p>Ippodromo delle Capannelle, Via Appia Nuova, Torricola, Roma, Roma Capitale, Lazio, 00178, Italia</text:p>
          </table:table-cell>
          <table:table-cell office:value-type="string" table:style-name="ce1">
            <text:p>Stadio Pasquale Giannattasio (ex Stella Polare - Ostia); Ippodromo delle Capannelle (galoppo); Ippodromo di Tor di Quinto (militare);</text:p>
          </table:table-cell>
          <table:table-cell office:value-type="string" table:style-name="ce1">
            <text:p>Si</text:p>
          </table:table-cell>
          <table:table-cell table:number-columns-repeated="16380"/>
        </table:table-row>
        <table:table-row table:style-name="ro1">
          <table:table-cell office:value-type="string" table:style-name="ce1">
            <text:p>Islam</text:p>
          </table:table-cell>
          <table:table-cell office:value-type="string" table:style-name="ce1">
            <text:p>Filip di Islam, 15, Via Fonte Buono, Municipio Roma VIII, Roma, Roma Capitale, Lazio, 00142, Italia</text:p>
          </table:table-cell>
          <table:table-cell office:value-type="string" table:style-name="ce1">
            <text:p>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 L'ebraismo ha una delle più grandi sinagoghe d'Europa, il tempio Maggiore di Roma, nella zona del ghetto.</text:p>
          </table:table-cell>
          <table:table-cell office:value-type="string" table:style-name="ce1">
            <text:p>No</text:p>
          </table:table-cell>
          <table:table-cell table:number-columns-repeated="16380"/>
        </table:table-row>
        <table:table-row table:style-name="ro1">
          <table:table-cell office:value-type="string" table:style-name="ce1">
            <text:p>Isola Farnese</text:p>
          </table:table-cell>
          <table:table-cell office:value-type="string" table:style-name="ce1">
            <text:p>Isola Farnese,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Si</text:p>
          </table:table-cell>
          <table:table-cell table:number-columns-repeated="16380"/>
        </table:table-row>
        <table:table-row table:style-name="ro1">
          <table:table-cell office:value-type="string" table:style-name="ce1">
            <text:p>Isola Farnese</text:p>
          </table:table-cell>
          <table:table-cell office:value-type="string" table:style-name="ce1">
            <text:p>Isola Farnese, Roma, Roma Capitale, Lazio,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Si</text:p>
          </table:table-cell>
          <table:table-cell table:number-columns-repeated="16380"/>
        </table:table-row>
        <table:table-row table:style-name="ro1">
          <table:table-cell office:value-type="string" table:style-name="ce1">
            <text:p>isola Tiberina</text:p>
          </table:table-cell>
          <table:table-cell office:value-type="string" table:style-name="ce1">
            <text:p>Isola Tiberina, Regola, Municipio Roma I, Roma, Roma Capitale, Lazio, Italia</text:p>
          </table:table-cell>
          <table:table-cell office:value-type="string" table:style-name="ce1">
            <text:p>Geografia fisica Geograficamente nella Valle del Tevere, Roma sorge sulle rive del fiume Tevere; l'abitato originario si sviluppò sulle colline che fronteggiano l'ansa nella quale sorge l'isola Tiberina, il solo guado naturale del fiume. <text:s/>Territorio Il territorio comunale è ampio, avendo inglobato aree abbandonate da secoli, per la maggior parte paludose e inadatte all'agricoltura e non appartenenti ad alcun municipio:</text:p>
          </table:table-cell>
          <table:table-cell office:value-type="string" table:style-name="ce1">
            <text:p>Si</text:p>
          </table:table-cell>
          <table:table-cell table:number-columns-repeated="16380"/>
        </table:table-row>
        <table:table-row table:style-name="ro1">
          <table:table-cell office:value-type="string" table:style-name="ce1">
            <text:p>isola Tiberina</text:p>
          </table:table-cell>
          <table:table-cell office:value-type="string" table:style-name="ce1">
            <text:p>Isola Tiberina, Regola, Municipio Roma I, Roma, Roma Capitale, Lazio,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Si</text:p>
          </table:table-cell>
          <table:table-cell table:number-columns-repeated="16380"/>
        </table:table-row>
        <table:table-row table:style-name="ro1">
          <table:table-cell office:value-type="string" table:style-name="ce1">
            <text:p>Istituto Superiore di Sanità</text:p>
          </table:table-cell>
          <table:table-cell office:value-type="string" table:style-name="ce1">
            <text:p>Istituto Superiore di Sanità, Viale Regina Elena, San Lorenzo, Municipio Roma II, Roma, Roma Capitale, Lazio, 00161, Italia</text:p>
          </table:table-cell>
          <table:table-cell office:value-type="string" table:style-name="ce1">
            <text:p>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 <text:s/>Non sono più attivi numerosi istituti di cura, tra cui:</text:p>
          </table:table-cell>
          <table:table-cell office:value-type="string" table:style-name="ce1">
            <text:p>Si</text:p>
          </table:table-cell>
          <table:table-cell table:number-columns-repeated="16380"/>
        </table:table-row>
        <table:table-row table:style-name="ro1">
          <table:table-cell office:value-type="string" table:style-name="ce1">
            <text:p>Labicano</text:p>
          </table:table-cell>
          <table:table-cell office:value-type="string" table:style-name="ce1">
            <text:p>Labicano, Piazzale Labicano, Municipio Roma VII, Roma, Roma Capitale, Lazio, 00182,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Il radicale mutamento della Roma medievale fu iniziato da papa Niccolò V, che decise di realizzare ex novo il nuovo centro di Roma, il centro della fede cristiana, diverso da quello pagano dell'antica Roma. Si spostò dal Laterano e concepì l'idea della costruzione della nuova basilica di San Pietro: da quel momento, per circa quattro secoli, Roma fu sotto il completo dominio dei pontefici.</text:p>
          </table:table-cell>
          <table:table-cell office:value-type="string" table:style-name="ce1">
            <text:p>No</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Le chiese cristiane sono diverse centinaia e la loro storia si intreccia con la storia religiosa, sociale ed artistica della città. La cattedrale della diocesi romana è la basilica di San Giovanni in Laterano, una delle quattro basiliche papali maggiori insieme con la basilica di San Pietro in Vaticano, la basilica di San Paolo fuori le mura e la basilica di Santa Maria Maggiore. Le quattro basiliche facevano parte del cosiddetto "giro delle sette chiese" che i pellegrini dovevano compiere a piedi ed in un unico giorno.</text:p>
          </table:table-cell>
          <table:table-cell office:value-type="string" table:style-name="ce1">
            <text:p>Si</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1º maggio, la festa dei lavoratori: i sindacati unitari organizzano un concerto gratuito in piazza di Porta San Giovanni in Laterano, a cui assistono centinaia di migliaia di spettatori; Festa della Repubblica, il 2 giugno;</text:p>
          </table:table-cell>
          <table:table-cell office:value-type="string" table:style-name="ce1">
            <text:p>No</text:p>
          </table:table-cell>
          <table:table-cell table:number-columns-repeated="16380"/>
        </table:table-row>
        <table:table-row table:style-name="ro1">
          <table:table-cell office:value-type="string" table:style-name="ce1">
            <text:p>Laterano</text:p>
          </table:table-cell>
          <table:table-cell office:value-type="string" table:style-name="ce1">
            <text:p>Basilica di San Giovanni in Laterano, Piazza Giovanni Paolo Secondo, Monti, Municipio Roma I, Roma, Roma Capitale, Lazio, 00183, Italia</text:p>
          </table:table-cell>
          <table:table-cell office:value-type="string" table:style-name="ce1">
            <text:p>tale canto è riconosciuto come canto proprio della liturgia romana. Nel 1028 Guido d'Arezzo fu invitato da papa Giovanni XIX a Roma, dove soggiornò al Laterano, per illustrare alla curia papale le novità che aveva introdotto in campo musicale. Fra il XVI e il XVII secolo, nel contesto della Controriforma, si affermò la Cappella musicale pontificia sistina e fu attivo in Roma un gruppo di compositori alla ricerca di uno stile sacro rinnovato sulla base del canto gregoriano e della polifonia del XV secolo:</text:p>
          </table:table-cell>
          <table:table-cell office:value-type="string" table:style-name="ce1">
            <text:p>No</text:p>
          </table:table-cell>
          <table:table-cell table:number-columns-repeated="16380"/>
        </table:table-row>
        <table:table-row table:style-name="ro1">
          <table:table-cell office:value-type="string" table:style-name="ce1">
            <text:p>Latini</text:p>
          </table:table-cell>
          <table:table-cell office:value-type="string" table:style-name="ce1">
            <text:p>Via dei Latini, San Lorenzo, Tiburtino, Roma, Roma Capitale, Lazio, 00185,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style-name="ro1">
          <table:table-cell office:value-type="string" table:style-name="ce1">
            <text:p>Latium</text:p>
          </table:table-cell>
          <table:table-cell office:value-type="string" table:style-name="ce1">
            <text:p>Roma, Roma Capitale, Lazio, 00100, Italia</text:p>
          </table:table-cell>
          <table:table-cell office:value-type="string" table:style-name="ce1">
            <text:p>subì la stessa evoluzione e trasformazione della città: dapprima parlato solamente nell'Urbe e nel Latium vetus (con poche varianti dialettali, ad esempio a Falerii e Preneste), subì l'influsso dell'etrusco e soprattutto del greco. Successivamente la lingua latina seguì l'espansione di Roma nella penisola italica e in tutto l'impero, fino a subire, insieme all'istituzione politica, una fase di declino.</text:p>
          </table:table-cell>
          <table:table-cell office:value-type="string" table:style-name="ce1">
            <text:p>No</text:p>
          </table:table-cell>
          <table:table-cell table:number-columns-repeated="16380"/>
        </table:table-row>
        <table:table-row table:style-name="ro1">
          <table:table-cell office:value-type="string" table:style-name="ce1">
            <text:p>Laurentina</text:p>
          </table:table-cell>
          <table:table-cell office:value-type="string" table:style-name="ce1">
            <text:p>Laurentina, Viale Luca Gaurico, Municipio Roma IX, Roma, Roma Capitale, Lazio, 00143,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Liceo classico Ennio Quirino Visconti</text:p>
          </table:table-cell>
          <table:table-cell office:value-type="string" table:style-name="ce1">
            <text:p>Liceo Classico Ennio Quirino Visconti, 4, Piazza del Collegio Romano, Pigna, Municipio Roma I, Roma, Roma Capitale, Lazio, 00186,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Si</text:p>
          </table:table-cell>
          <table:table-cell table:number-columns-repeated="16380"/>
        </table:table-row>
        <table:table-row table:style-name="ro1">
          <table:table-cell office:value-type="string" table:style-name="ce1">
            <text:p>Liceo ginnasio</text:p>
          </table:table-cell>
          <table:table-cell office:value-type="string" table:style-name="ce1">
            <text:p>Liceo Ginnasio Statale Torquato Tasso, 168, Via Sicilia, Ludovisi, Municipio Roma I, Roma, Roma Capitale, Lazio, 00187,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Liceo scientifico statale</text:p>
          </table:table-cell>
          <table:table-cell office:value-type="string" table:style-name="ce1">
            <text:p>Liceo Scientifico Statale Augusto Righi, 63, Via Campania, Ludovisi, Municipio Roma I, Roma, Roma Capitale, Lazio, 00198,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lido di Ostia</text:p>
          </table:table-cell>
          <table:table-cell office:value-type="string" table:style-name="ce1">
            <text:p>Lido di Ostia, Roma, Roma Capitale, Lazio, 0012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Si</text:p>
          </table:table-cell>
          <table:table-cell table:number-columns-repeated="16380"/>
        </table:table-row>
        <table:table-row table:style-name="ro1">
          <table:table-cell office:value-type="string" table:style-name="ce1">
            <text:p>Londra</text:p>
          </table:table-cell>
          <table:table-cell office:value-type="string" table:style-name="ce1">
            <text:p>Londra, Viale Londra, Municipio Roma VIII, Roma, Roma Capitale, Lazio, 00014, Italia</text:p>
          </table:table-cell>
          <table:table-cell office:value-type="string" table:style-name="ce1">
            <text:p>Contando 2 758 218 abitanti, è il comune più popoloso d'Italia e il terzo dell'Unione europea dopo Berlino e Madrid. Mentre con 1287,36 km² è il comune più esteso d'Italia e dell'Unione europea, nonché la quinta città più estesa d'Europa dopo Mosca, Istanbul, Londra e San Pietroburgo. È inoltre il comune europeo con la maggiore superficie di aree verdi.</text:p>
          </table:table-cell>
          <table:table-cell office:value-type="string" table:style-name="ce1">
            <text:p>No</text:p>
          </table:table-cell>
          <table:table-cell table:number-columns-repeated="16380"/>
        </table:table-row>
        <table:table-row table:style-name="ro1">
          <table:table-cell office:value-type="string" table:style-name="ce1">
            <text:p>LT Multimedia</text:p>
          </table:table-cell>
          <table:table-cell office:value-type="string" table:style-name="ce1">
            <text:p>Paulina Multimedia, 94, Via del Mascherino, Borgo, Municipio Roma I, Roma, Roma Capitale, Lazio, 00193,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office:value-type="string" table:style-name="ce1">
            <text:p>No</text:p>
          </table:table-cell>
          <table:table-cell table:number-columns-repeated="16380"/>
        </table:table-row>
        <table:table-row table:style-name="ro1">
          <table:table-cell office:value-type="string" table:style-name="ce1">
            <text:p>Macedonia</text:p>
          </table:table-cell>
          <table:table-cell office:value-type="string" table:style-name="ce1">
            <text:p>Macedonia, Via Macedonia, Municipio Roma VII, Roma, Roma Capitale, Lazio, 00183,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office:value-type="string" table:style-name="ce1">
            <text:p>No</text:p>
          </table:table-cell>
          <table:table-cell table:number-columns-repeated="16380"/>
        </table:table-row>
        <table:table-row table:style-name="ro1">
          <table:table-cell office:value-type="string" table:style-name="ce1">
            <text:p>Macedonia</text:p>
          </table:table-cell>
          <table:table-cell office:value-type="string" table:style-name="ce1">
            <text:p>Macedonia, Via Macedonia, Municipio Roma VII, Roma, Roma Capitale, Lazio, 00183,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Magliana</text:p>
          </table:table-cell>
          <table:table-cell office:value-type="string" table:style-name="ce1">
            <text:p>EUR Magliana, Via Ostiense, Europa, Municipio Roma IX, Roma, Roma Capitale, Lazio, 00144,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Magna Grecia</text:p>
          </table:table-cell>
          <table:table-cell office:value-type="string" table:style-name="ce1">
            <text:p>Magna Grecia, Via Magnagrecia, San Giovanni, Municipio Roma VII, Roma, Roma Capitale, Lazio, 00183, Italia</text:p>
          </table:table-cell>
          <table:table-cell office:value-type="string" table:style-name="ce1">
            <text:p>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text:p>
          </table:table-cell>
          <table:table-cell office:value-type="string" table:style-name="ce1">
            <text:p>No</text:p>
          </table:table-cell>
          <table:table-cell table:number-columns-repeated="16380"/>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table:number-columns-repeated="16380"/>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No</text:p>
          </table:table-cell>
          <table:table-cell table:number-columns-repeated="16380"/>
        </table:table-row>
        <table:table-row table:style-name="ro1">
          <table:table-cell office:value-type="string" table:style-name="ce1">
            <text:p>Mar Tirreno</text:p>
          </table:table-cell>
          <table:table-cell office:value-type="string" table:style-name="ce1">
            <text:p>Via Mar Tirreno, Torvaianica Alta, Pomezia, Roma Capitale, Lazio, 00071, Italia</text:p>
          </table:table-cell>
          <table:table-cell office:value-type="string" table:style-name="ce1">
            <text:p>Il centro di Roma dista grossomodo 25 km dal litorale tirrenico. In estate l'influenza mitigatrice del Mar Tirreno è più avvertibile sui versanti occidentali della città grazie al caratteristico "Ponentino", un delicato zefiro che spira da ovest verso est inibendo l'eccessivo riscaldamento dei pomeriggi estivi e alleviando la sensazione di disagio. Diversa la situazione al centro raggiunto solo parzialmente dal Ponentino a causa della forte urbanizzazione, la cui temperatura può registrare fino a 3–4 °C in più rispetto al versante ovest.</text:p>
          </table:table-cell>
          <table:table-cell office:value-type="string" table:style-name="ce1">
            <text:p>No</text:p>
          </table:table-cell>
          <table:table-cell table:number-columns-repeated="16380"/>
        </table:table-row>
        <table:table-row table:style-name="ro1">
          <table:table-cell office:value-type="string" table:style-name="ce1">
            <text:p>Maratona</text:p>
          </table:table-cell>
          <table:table-cell office:value-type="string" table:style-name="ce1">
            <text:p>Via della Maratona, Della Vittoria, Roma, Roma Capitale, Lazio, 0019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office:value-type="string" table:style-name="ce1">
            <text:p>No</text:p>
          </table:table-cell>
          <table:table-cell table:number-columns-repeated="16380"/>
        </table:table-row>
        <table:table-row table:style-name="ro1">
          <table:table-cell office:value-type="string" table:style-name="ce1">
            <text:p>Marcigliana</text:p>
          </table:table-cell>
          <table:table-cell office:value-type="string" table:style-name="ce1">
            <text:p>Marcigliana,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Margutta</text:p>
          </table:table-cell>
          <table:table-cell office:value-type="string" table:style-name="ce1">
            <text:p>Via Margutta, Campo Marzio, Municipio Roma I, Roma, Roma Capitale, Lazio, 00187, Italia</text:p>
          </table:table-cell>
          <table:table-cell office:value-type="string" table:style-name="ce1">
            <text:p>via dei Condotti, la principale via dello shopping; via Margutta, la via degli artisti; via Nazionale, realizzata dopo l'unità;</text:p>
          </table:table-cell>
          <table:table-cell office:value-type="string" table:style-name="ce1">
            <text:p>Si</text:p>
          </table:table-cell>
          <table:table-cell table:number-columns-repeated="16380"/>
        </table:table-row>
        <table:table-row table:style-name="ro1">
          <table:table-cell office:value-type="string" table:style-name="ce1">
            <text:p>Margutta</text:p>
          </table:table-cell>
          <table:table-cell office:value-type="string" table:style-name="ce1">
            <text:p>Via Margutta, Campo Marzio, Municipio Roma I, Roma, Roma Capitale, Lazio, 00187,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Si</text:p>
          </table:table-cell>
          <table:table-cell table:number-columns-repeated="16380"/>
        </table:table-row>
        <table:table-row table:style-name="ro1">
          <table:table-cell office:value-type="string" table:style-name="ce1">
            <text:p>Marte</text:p>
          </table:table-cell>
          <table:table-cell office:value-type="string" table:style-name="ce1">
            <text:p>Tempio di Marte Ultore, Via Tor de' Conti, Monti, Municipio Roma I, Roma, Roma Capitale, Lazio, 00184,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Mascherino</text:p>
          </table:table-cell>
          <table:table-cell office:value-type="string" table:style-name="ce1">
            <text:p>Via del Mascherino, Borgo, Municipio Roma I, Roma, Roma Capitale, Lazio, 00192,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office:value-type="string" table:style-name="ce1">
            <text:p>Si</text:p>
          </table:table-cell>
          <table:table-cell table:number-columns-repeated="16380"/>
        </table:table-row>
        <table:table-row table:style-name="ro1">
          <table:table-cell office:value-type="string" table:style-name="ce1">
            <text:p>Mausoleo di Augusto</text:p>
          </table:table-cell>
          <table:table-cell office:value-type="string" table:style-name="ce1">
            <text:p>Mausoleo di Augusto, Piazza Augusto Imperatore, Campo Marzio, Municipio Roma I, Roma, Roma Capitale, Lazio, 00186,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La ricostruzione di Roma venne curata dai papi Leone I (defensor Urbis per avere convinto Attila, nel 452, a non attaccare Roma) e dal suo successore Ilario, ma nel 472 la città fu saccheggiata per la terza volta in pochi decenni (ad opera di Ricimero e Anicio Olibrio). La deposizione di Romolo Augusto del 22 agosto 476 decretò la fine dell'Impero romano d'Occidente e, per gli storici, l'inizio del Medioevo. Età medievale <text:s/>Con la fine dell'impero romano d'Occidente, per Roma ebbe inizio un periodo segnato dalla presenza barbarica in Italia e, soprattutto, dall'affermazione della Chiesa (con a capo il Papa), che si sostituì all'impero e gettò il ponte che avrebbe unito l'antichità al mondo nuov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Simbolo della città durante l'antichità era l'aquila imperiale, effigie militare; durante il Medioevo era il leone, animale emblema di supremazia. Il motto della città è SPQR, in latino Senatus PopulusQue Romanus (il Senato e il Popolo romano), che nell'antichità indicava le due classi che erano a fondamento della società romana, quelle dei patrizi e dei plebei.</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 Roma conta in totale 11 cimiteri comunali:</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ra le maschere tipiche del carnevale romano vi sono Rugantino, Meo Patacca e il Generale Mannaggia La Rocca. 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urante tutto l'evo antico, Roma fu uno dei principali centri di istruzione del mondo occidentale. Nel Medioevo, l'istruzione scolastica fu completamente affidata alla Chiesa; dall'epoca rinascimentale fino alla presa di Roma, fu in vigore l'ordinamento scolastico pontifici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opo secoli di decadenza, dovuta alle invasioni barbariche, a Roma l'arte conobbe una nuova fase in seguito alla discesa dei Franchi in Italia e, soprattutto, all'incoronazione di Carlo Magno, che volle ricostituire un impero paragonabile a quello romano, per estensione e potenza, ma anche per arte e cultura. <text:s/>Dopo il Basso Medioevo, caratterizzato dal dominio di nobili famiglie che arricchirono il volto della città con centinaia di torri, simbolo del loro potere, e la definitiva affermazione del papato dopo lo scisma d'Occidente, Roma cambiò la propria immagine, divenendo il più importante luogo di produzione artistica dell'intero continente; in questo periodo, in città lavorarono, al servizio dei Papi, i maggiori architetti e pittori del temp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dal I secolo d.C. in poi, per il teatro latino iniziò una lunga fase di decadenza. 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Cucina <text:s/>Alle origini della cucina romana vi è la cucina dell'antica Roma, descritta nel Satyricon di Petronio Arbitro e nelle ricette di Apicio e basata su carni battute, legumi, ortaggi, pesci e vino. La cucina romanesca, a partire dal Medioevo, si divise in cucina pontificia, consumata alla corte dei Papi, e cucina popolare, maturata sino ai nostri giorni. Quest'ultima si basa su ingredienti semplici ma saporiti, sull'uso di erbe aromatiche, di avanzi e frattaglie, di strutto, olio e battuto a base di lardo, guanciale, ventresca e grasso di prosciutto.</text:p>
          </table:table-cell>
          <table:table-cell office:value-type="string" table:style-name="ce1">
            <text:p>No</text:p>
          </table:table-cell>
          <table:table-cell table:number-columns-repeated="16380"/>
        </table:table-row>
        <table:table-row table:style-name="ro1">
          <table:table-cell office:value-type="string" table:style-name="ce1">
            <text:p>Medioevo</text:p>
          </table:table-cell>
          <table:table-cell office:value-type="string" table:style-name="ce1">
            <text:p>Museo Alto Medioevo "A. Vaccaro", 3, Viale Lincoln, Europa, Municipio Roma IX, Roma, Roma Capitale, Lazio, 00144, Italia</text:p>
          </table:table-cell>
          <table:table-cell office:value-type="string" table:style-name="ce1">
            <text:p><text:s/>Geografia antropica Urbanistica Suddivisioni storiche La suddivisione storica è composta di 116 comprensori toponomastici organizzati in quattro gruppi: <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Secondo la tradizione, è stata fondata il 21 aprile 753 a.C. da Romolo (sebbene scavi recenti nel Lapis niger farebbero risalire la fondazione a 2 secoli prima), nel corso dei suoi tre millenni di storia è stata la prima metropoli dell'Occidente, cuore pulsante di una delle più importanti civiltà antiche, che influenzò la società, la cultura, la lingua, la letteratura, l'arte, l'architettura, l'urbanistica, l'ingegneria civile, la filosofia, la religione, il diritto e i costumi dei secoli successivi. 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Divenuta padrona del Lazio, Roma condusse diverse guerre (contro Galli, Osco-Sanniti e la colonia greca di Taranto, alleatasi con Pirro, re dell'Epiro) che le permisero la conquista della penisola italica, dalla zona centrale fino alla Magna Grecia. Il III ed il II secolo a.C. furono caratterizzati dalla conquista romana del Mediterraneo e dell'Oriente, dovuta alle tre guerre puniche (264-146 a.C.) combattute contro la città di Cartagine e alle tre guerre macedoniche (212-168 a.C.) contro la Macedonia. Vennero istituite le prime province romane:</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office:value-type="string" table:style-name="ce1">
            <text:p>No</text:p>
          </table:table-cell>
          <table:table-cell table:number-columns-repeated="16380"/>
        </table:table-row>
        <table:table-row table:style-name="ro1">
          <table:table-cell office:value-type="string" table:style-name="ce1">
            <text:p>Mediterraneo</text:p>
          </table:table-cell>
          <table:table-cell office:value-type="string" table:style-name="ce1">
            <text:p>Mediterraneo, 3, Via Pasquale Villari, Monti, Municipio Roma I, Roma, Roma Capitale, Lazio, 000185, Italia</text:p>
          </table:table-cell>
          <table:table-cell office:value-type="string" table:style-name="ce1">
            <text:p>il porto canale di Fiumicino, principalmente per pescherecci e imbarcazioni private; il porto di Civitavecchia, con funzioni commerciali, che collega Roma con le principali destinazioni del Mediterraneo, ed è il principale terminal nazionale per le navi da crociera; il porto Marina di Nettuno, con funzioni prevalentemente turistiche.</text:p>
          </table:table-cell>
          <table:table-cell office:value-type="string" table:style-name="ce1">
            <text:p>No</text:p>
          </table:table-cell>
          <table:table-cell table:number-columns-repeated="16380"/>
        </table:table-row>
        <table:table-row table:style-name="ro1">
          <table:table-cell office:value-type="string" table:style-name="ce1">
            <text:p>Mercati di Traiano</text:p>
          </table:table-cell>
          <table:table-cell office:value-type="string" table:style-name="ce1">
            <text:p>Mercati di Traiano, Via Biberatica, Monti,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office:value-type="string" table:style-name="ce1">
            <text:p>Si</text:p>
          </table:table-cell>
          <table:table-cell table:number-columns-repeated="16380"/>
        </table:table-row>
        <table:table-row table:style-name="ro1">
          <table:table-cell office:value-type="string" table:style-name="ce1">
            <text:p>Mobilità</text:p>
          </table:table-cell>
          <table:table-cell office:value-type="string" table:style-name="ce1">
            <text:p>Corriodio della mobilità C5, Episcopio di Porto, Fiumicino, Roma Capitale, Lazio, 00054, Italia</text:p>
          </table:table-cell>
          <table:table-cell office:value-type="string" table:style-name="ce1">
            <text:p>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 <text:s/>una rete metropolitana di 59 km e 73 stazioni composta da 3 linee (A, B/B1 e C), gestite dall'ATAC, società in house di proprietà comunale;</text:p>
          </table:table-cell>
          <table:table-cell office:value-type="string" table:style-name="ce1">
            <text:p>No</text:p>
          </table:table-cell>
          <table:table-cell table:number-columns-repeated="16380"/>
        </table:table-row>
        <table:table-row table:style-name="ro1">
          <table:table-cell office:value-type="string" table:style-name="ce1">
            <text:p>Montagnola</text:p>
          </table:table-cell>
          <table:table-cell office:value-type="string" table:style-name="ce1">
            <text:p>La Montagnola, Cave, Roma Capitale, Lazio, 00033,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office:value-type="string" table:style-name="ce1">
            <text:p>Si</text:p>
          </table:table-cell>
          <table:table-cell table:number-columns-repeated="16380"/>
        </table:table-row>
        <table:table-row table:style-name="ro1">
          <table:table-cell office:value-type="string" table:style-name="ce1">
            <text:p>Monte Antenne</text:p>
          </table:table-cell>
          <table:table-cell office:value-type="string" table:style-name="ce1">
            <text:p>Monte Antenne, Viale della Moschea, Municipio Roma II, Roma, Roma Capitale, Lazio, 00197,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e Giordano</text:p>
          </table:table-cell>
          <table:table-cell office:value-type="string" table:style-name="ce1">
            <text:p>Giordano Bruno, Campo de' Fiori, Parione, Municipio Roma I, Roma, Roma Capitale, Lazio, 00186,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No</text:p>
          </table:table-cell>
          <table:table-cell table:number-columns-repeated="16380"/>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office:value-type="string" table:style-name="ce1">
            <text:p>Si</text:p>
          </table:table-cell>
          <table:table-cell table:number-columns-repeated="16380"/>
        </table:table-row>
        <table:table-row table:style-name="ro1">
          <table:table-cell office:value-type="string" table:style-name="ce1">
            <text:p>Monte Mario</text:p>
          </table:table-cell>
          <table:table-cell office:value-type="string" table:style-name="ce1">
            <text:p>Monte Mario, Roma, Roma Capitale, Lazio, 00100,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Monte Sacro</text:p>
          </table:table-cell>
          <table:table-cell office:value-type="string" table:style-name="ce1">
            <text:p>Monte Sacro, Roma, Roma Capitale, Lazio, 00141, Italia</text:p>
          </table:table-cell>
          <table:table-cell office:value-type="string" table:style-name="ce1">
            <text:p>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 Con la firma dei Patti Lateranensi, l'11 febbraio 1929, fu istituito il nuovo stato indipendente della Città del Vaticano, con giurisdizione sull'omonimo colle e su altre proprietà extraterritoriali.</text:p>
          </table:table-cell>
          <table:table-cell office:value-type="string" table:style-name="ce1">
            <text:p>Si</text:p>
          </table:table-cell>
          <table:table-cell table:number-columns-repeated="16380"/>
        </table:table-row>
        <table:table-row table:style-name="ro1">
          <table:table-cell office:value-type="string" table:style-name="ce1">
            <text:p>Monte Sacro</text:p>
          </table:table-cell>
          <table:table-cell office:value-type="string" table:style-name="ce1">
            <text:p>Monte Sacro, Roma, Roma Capitale, Lazio, 00141,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Monte Sacro Alto</text:p>
          </table:table-cell>
          <table:table-cell office:value-type="string" table:style-name="ce1">
            <text:p>Monte Sacro Alto, Roma, Roma Capitale, Lazio, 00137,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Monte Testaccio</text:p>
          </table:table-cell>
          <table:table-cell office:value-type="string" table:style-name="ce1">
            <text:p>Monte Testaccio, Via Nicola Zabaglia, Testaccio, Municipio Roma I, Roma, Roma Capitale, Lazio, 00153,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monte Testaccio</text:p>
          </table:table-cell>
          <table:table-cell office:value-type="string" table:style-name="ce1">
            <text:p>Monte Testaccio, Via Nicola Zabaglia, Testaccio, Municipio Roma I, Roma, Roma Capitale, Lazio, 00153, Italia</text:p>
          </table:table-cell>
          <table:table-cell office:value-type="string" table:style-name="ce1">
            <text:p>Le sue origini si fanno risalire ai Saturnalia dell'antica Roma, caratterizzati da divertimenti pubblici, balli e mascherate. I giochi carnascialeschi si svolsero dal X secolo sul monte Testaccio; qualche secolo dopo, papa Paolo III decise che il carnevale si svolgesse in via Lata, attuale via del Corso.</text:p>
          </table:table-cell>
          <table:table-cell office:value-type="string" table:style-name="ce1">
            <text:p>Si</text:p>
          </table:table-cell>
          <table:table-cell table:number-columns-repeated="16380"/>
        </table:table-row>
        <table:table-row table:style-name="ro1">
          <table:table-cell office:value-type="string" table:style-name="ce1">
            <text:p>Montesacro</text:p>
          </table:table-cell>
          <table:table-cell office:value-type="string" table:style-name="ce1">
            <text:p>Rimessa ATAC Montesacro, Monte Sacro, Roma, Roma Capitale, Lazio,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No</text:p>
          </table:table-cell>
          <table:table-cell table:number-columns-repeated="16380"/>
        </table:table-row>
        <table:table-row table:style-name="ro1">
          <table:table-cell office:value-type="string" table:style-name="ce1">
            <text:p>Monti Parioli</text:p>
          </table:table-cell>
          <table:table-cell office:value-type="string" table:style-name="ce1">
            <text:p>Monti Parioli, Via dei Monti Parioli, Municipio Roma II, Roma, Roma Capitale, Lazio, 00197,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Monti Sabatini</text:p>
          </table:table-cell>
          <table:table-cell office:value-type="string" table:style-name="ce1">
            <text:p>Via Monti Sabatini, Cisterna Faro, Civitavecchia, Roma Capitale, Lazio, 00053, Italia</text:p>
          </table:table-cell>
          <table:table-cell office:value-type="string" table:style-name="ce1">
            <text:p>Il territorio su cui la città è sorta e si è sviluppata ha una storia geologicamente complessa: il substrato recente è costituito dal materiale piroclastico prodotto dai vulcani, ormai spenti, che cingono l'area della città a sud-est, il Vulcano Laziale negli attuali Colli Albani, e a nord-ovest, i Monti Sabatini, tra 600000 e 300000 anni fa. Da questi depositi si formano gran parte dei rilievi collinari dell'area.</text:p>
          </table:table-cell>
          <table:table-cell office:value-type="string" table:style-name="ce1">
            <text:p>Si</text:p>
          </table:table-cell>
          <table:table-cell table:number-columns-repeated="16380"/>
        </table:table-row>
        <table:table-row table:style-name="ro1">
          <table:table-cell office:value-type="string" table:style-name="ce1">
            <text:p>Mosca</text:p>
          </table:table-cell>
          <table:table-cell office:value-type="string" table:style-name="ce1">
            <text:p>Mosca, Via Mosca, Roma 70, Municipio Roma VIII, Roma, Roma Capitale, Lazio, 00014, Italia</text:p>
          </table:table-cell>
          <table:table-cell office:value-type="string" table:style-name="ce1">
            <text:p>Contando 2 758 218 abitanti, è il comune più popoloso d'Italia e il terzo dell'Unione europea dopo Berlino e Madrid. Mentre con 1287,36 km² è il comune più esteso d'Italia e dell'Unione europea, nonché la quinta città più estesa d'Europa dopo Mosca, Istanbul, Londra e San Pietroburgo. È inoltre il comune europeo con la maggiore superficie di aree verdi.</text:p>
          </table:table-cell>
          <table:table-cell office:value-type="string" table:style-name="ce1">
            <text:p>No</text:p>
          </table:table-cell>
          <table:table-cell table:number-columns-repeated="16380"/>
        </table:table-row>
        <table:table-row table:style-name="ro1">
          <table:table-cell office:value-type="string" table:style-name="ce1">
            <text:p>Municipio Roma X</text:p>
          </table:table-cell>
          <table:table-cell office:value-type="string" table:style-name="ce1">
            <text:p>Municipio Roma X, Roma,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municipio XV</text:p>
          </table:table-cell>
          <table:table-cell office:value-type="string" table:style-name="ce1">
            <text:p>Papacci, hardware store, Via di Grottarossa 118, Roma, Via di Grottarossa, Municipio Roma XV, Roma, Roma Capitale, Lazio, 00189, Italia</text:p>
          </table:table-cell>
          <table:table-cell office:value-type="string" table:style-name="ce1">
            <text:p>zona 3A (sismicità bassa, comprende le aree territoriali dei Municipi I, II, III, X, XI, XII, XIII, XIV e XV); zona 3B (sismicità bassa, comprende l'isola amministrativa del municipio XV). <text:s/>Orografia Il nucleo antico della città è costituito dagli storici sette colli:</text:p>
          </table:table-cell>
          <table:table-cell office:value-type="string" table:style-name="ce1">
            <text:p>No</text:p>
          </table:table-cell>
          <table:table-cell table:number-columns-repeated="16380"/>
        </table:table-row>
        <table:table-row table:style-name="ro1">
          <table:table-cell office:value-type="string" table:style-name="ce1">
            <text:p>Mura aureliane</text:p>
          </table:table-cell>
          <table:table-cell office:value-type="string" table:style-name="ce1">
            <text:p>Mura Aureliane, Piazza di Porta San Giovanni, Esquilino, Municipio Roma I, Roma, Roma Capitale, Lazio, 00183, Italia</text:p>
          </table:table-cell>
          <table:table-cell office:value-type="string" table:style-name="ce1">
            <text:p><text:s/>Geografia antropica Urbanistica Suddivisioni storiche La suddivisione storica è composta di 116 comprensori toponomastici organizzati in quattro gruppi: <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text:p>
          </table:table-cell>
          <table:table-cell office:value-type="string" table:style-name="ce1">
            <text:p>Si</text:p>
          </table:table-cell>
          <table:table-cell table:number-columns-repeated="16380"/>
        </table:table-row>
        <table:table-row table:style-name="ro1">
          <table:table-cell office:value-type="string" table:style-name="ce1">
            <text:p>Mura aureliane</text:p>
          </table:table-cell>
          <table:table-cell office:value-type="string" table:style-name="ce1">
            <text:p>Mura Aureliane, Piazza di Porta San Giovanni, Esquilino, Municipio Roma I, Roma, Roma Capitale, Lazio, 00183, Italia</text:p>
          </table:table-cell>
          <table:table-cell office:value-type="string" table:style-name="ce1">
            <text:p><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 6 suburbi, territori oltre quartiere;</text:p>
          </table:table-cell>
          <table:table-cell office:value-type="string" table:style-name="ce1">
            <text:p>Si</text:p>
          </table:table-cell>
          <table:table-cell table:number-columns-repeated="16380"/>
        </table:table-row>
        <table:table-row table:style-name="ro1">
          <table:table-cell office:value-type="string" table:style-name="ce1">
            <text:p>Musei Capitolini</text:p>
          </table:table-cell>
          <table:table-cell office:value-type="string" table:style-name="ce1">
            <text:p>Musei Capitolini, Via di Villa Caffarelli, Campitelli,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musei Vaticani</text:p>
          </table:table-cell>
          <table:table-cell office:value-type="string" table:style-name="ce1">
            <text:p>Musei Vaticani, Via Leonardo da Vinci, Fiumicino, Roma Capitale, Lazio, 00054, Italia</text:p>
          </table:table-cell>
          <table:table-cell office:value-type="string" table:style-name="ce1">
            <text:p>i musei contengono cultura, arte e scultura, tesori accumulati in città nel corso dei secoli. 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text:p>
          </table:table-cell>
          <table:table-cell office:value-type="string" table:style-name="ce1">
            <text:p>Si</text:p>
          </table:table-cell>
          <table:table-cell table:number-columns-repeated="16380"/>
        </table:table-row>
        <table:table-row table:style-name="ro1">
          <table:table-cell office:value-type="string" table:style-name="ce1">
            <text:p>Museo Astronomico)</text:p>
          </table:table-cell>
          <table:table-cell office:value-type="string" table:style-name="ce1">
            <text:p>Museo astronomico e copernicano, 84, Viale del Parco Mellini, Municipio Roma I, Roma, Roma Capitale, Lazio, 0013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Barracco</text:p>
          </table:table-cell>
          <table:table-cell office:value-type="string" table:style-name="ce1">
            <text:p>Museo di scultura antica Giovanni Barracco, 166/A, Corso Vittorio Emanuele Secondo, Parion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centrale del Risorgimento</text:p>
          </table:table-cell>
          <table:table-cell office:value-type="string" table:style-name="ce1">
            <text:p>Museo Centrale del Risorgimento, Scala dell'Arce Capitolina, Campitell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civico di zoologia</text:p>
          </table:table-cell>
          <table:table-cell office:value-type="string" table:style-name="ce1">
            <text:p>Museo Civico di Zoologia, 18, Via Ulisse Aldrovandi, Municipio Roma II, Roma, Roma Capitale, Lazio, 0019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dei Fori Imperiali</text:p>
          </table:table-cell>
          <table:table-cell office:value-type="string" table:style-name="ce1">
            <text:p>Museo dei Fori Imperiali, 94, Via Quattro Novembre, Monti, Municipio Roma I, Roma, Roma Capitale, Lazio, 00187,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dell'Ara Pacis</text:p>
          </table:table-cell>
          <table:table-cell office:value-type="string" table:style-name="ce1">
            <text:p>Museo dell'Ara Pacis, Lungotevere in Augusta, Campo Marzio, Municipio Roma I, Roma, Roma Capitale, Lazio, 00100,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Museo di Roma</text:p>
          </table:table-cell>
          <table:table-cell office:value-type="string" table:style-name="ce1">
            <text:p>Museo di Roma, 10, Via di San Pantaleo, Parion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poleonico di Roma</text:p>
          </table:table-cell>
          <table:table-cell office:value-type="string" table:style-name="ce1">
            <text:p>Museo napoleonico di Roma, 1, Piazza di Ponte Umberto Primo, Pont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d'arte orientale</text:p>
          </table:table-cell>
          <table:table-cell office:value-type="string" table:style-name="ce1">
            <text:p>Museo Nazionale d'Arte Orientale "G. Tucci", Viale Lincoln, Europa, Municipio Roma IX, Roma, Roma Capitale, Lazio, 0014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delle arti</text:p>
          </table:table-cell>
          <table:table-cell office:value-type="string" table:style-name="ce1">
            <text:p>MAXXI Museo nazionale delle arti del XXI secolo, 4 A, Via Guido Reni, Municipio Roma II, Roma, Roma Capitale, Lazio, 00196, Italia</text:p>
          </table:table-cell>
          <table:table-cell office:value-type="string" table:style-name="ce1">
            <text:p>è proprio a Trastevere che sorge il museo del folklore e dei poeti romaneschi, che ospita documenti della vita quotidiana e delle tradizioni romane, tra cui gli acquerelli di Ettore Roesler Franz sulla Roma sparita. Nel quartiere Europa, si trova il museo nazionale delle arti e tradizioni popolari, che raccoglie materiale tradizionale e folkloristico-popolare proveniente da tutta Italia. <text:s/>Da ricordare inoltre:</text:p>
          </table:table-cell>
          <table:table-cell office:value-type="string" table:style-name="ce1">
            <text:p>No</text:p>
          </table:table-cell>
          <table:table-cell table:number-columns-repeated="16380"/>
        </table:table-row>
        <table:table-row table:style-name="ro1">
          <table:table-cell office:value-type="string" table:style-name="ce1">
            <text:p>Museo Nazionale Etrusco</text:p>
          </table:table-cell>
          <table:table-cell office:value-type="string" table:style-name="ce1">
            <text:p>Museo Nazionale Etrusco di Villa Giulia, 9, Piazzale di Villa Giulia, Municipio Roma II, Roma, Roma Capitale, Lazio, 0019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preistorico etnografico Luigi Pigorini</text:p>
          </table:table-cell>
          <table:table-cell office:value-type="string" table:style-name="ce1">
            <text:p>Museo Preistorico Etnografico "L. Pigorini", Via Cristoforo Colombo, Europa, Municipio Roma IX, Roma, Roma Capitale, Lazio, 0014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Nazionale Romano</text:p>
          </table:table-cell>
          <table:table-cell office:value-type="string" table:style-name="ce1">
            <text:p>Museo Nazionale Romano, 46, Piazza di Sant'Apollinare, Ponte, Municipio Roma I, Roma, Roma Capitale, Lazio, 0018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Museo storico della Liberazione</text:p>
          </table:table-cell>
          <table:table-cell office:value-type="string" table:style-name="ce1">
            <text:p>Museo Storico della Liberazione, 145, Via Tasso, Esquilino, Municipio Roma I, Roma, Roma Capitale, Lazio, 00185,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Naiadi</text:p>
          </table:table-cell>
          <table:table-cell office:value-type="string" table:style-name="ce1">
            <text:p>Fontana delle Naiadi, Castro Pretorio, Municipio Roma I, Roma, Roma Capitale, Lazio,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Nomentana</text:p>
          </table:table-cell>
          <table:table-cell office:value-type="string" table:style-name="ce1">
            <text:p>Nomentana, Via del Fosso di Sant'Agnese, Municipio Roma III, Roma, Roma Capitale, Lazio, 00141,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Nomentano</text:p>
          </table:table-cell>
          <table:table-cell office:value-type="string" table:style-name="ce1">
            <text:p>Nomentano, Roma, Roma Capitale, Lazio,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Nuovo Regina Margherita</text:p>
          </table:table-cell>
          <table:table-cell office:value-type="string" table:style-name="ce1">
            <text:p>Ospedale Nuovo Regina Margherita, Via Emilio Morosini, Trastevere, Municipio Roma I, Roma, Roma Capitale, Lazio, 0015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Si</text:p>
          </table:table-cell>
          <table:table-cell table:number-columns-repeated="16380" table:style-name="ce1"/>
        </table:table-row>
        <table:table-row table:style-name="ro1">
          <table:table-cell office:value-type="string" table:style-name="ce1">
            <text:p>Oceano Atlantico</text:p>
          </table:table-cell>
          <table:table-cell office:value-type="string" table:style-name="ce1">
            <text:p>Via Oceano Atlantico, Torvaianica Alta, Pomezia, Roma Capitale, Lazio, 00071, Italia</text:p>
          </table:table-cell>
          <table:table-cell office:value-type="string" table:style-name="ce1">
            <text:p>Istituito de facto l'Impero, che conobbe la sua massima espansione nel II secolo, sotto l'imperatore Traiano, Roma si confermò caput mundi, cioè capitale del mondo, espressione che le era stata attribuita già nel periodo repubblicano. Il territorio dell'impero, infatti, spaziava dall'Oceano Atlantico al Golfo Persico, dalla parte centro-meridionale della Britannia all'Egitto. I primi secoli dell'impero, in cui governarono, oltre ad Ottaviano Augusto, gli imperatori delle dinastie Giulio-Claudia, Flavia (a cui si deve la costruzione dell'omonimo anfiteatro, noto come Colosseo) e gli Antonini, furono caratterizzati anche dalla diffusione della religione cristiana, predicata in Giudea da Gesù Cristo nella prima metà del I secolo (sotto Tiberio) e divulgata dai suoi apostoli in gran parte dell'impero.</text:p>
          </table:table-cell>
          <table:table-cell office:value-type="string" table:style-name="ce1">
            <text:p>No</text:p>
          </table:table-cell>
          <table:table-cell table:number-columns-repeated="16380" table:style-name="ce1"/>
        </table:table-row>
        <table:table-row table:style-name="ro1">
          <table:table-cell office:value-type="string" table:style-name="ce1">
            <text:p>Ospedali</text:p>
          </table:table-cell>
          <table:table-cell office:value-type="string" table:style-name="ce1">
            <text:p>Via Ospedali, Borgo Odescalchi, Civitavecchia, Roma Capitale, Lazio, 00053, Italia</text:p>
          </table:table-cell>
          <table:table-cell office:value-type="string" table:style-name="ce1">
            <text:p><text:s/>lo Stato maggiore dell'Esercito italiano lo Stato maggiore della Marina lo Stato maggiore dell'Aeronautica Militare lo Stato maggiore della difesa il Comando generale dell'Arma dei Carabinieri l'Agenzia Spaziale Italiana. 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office:value-type="string" table:style-name="ce1">
            <text:p>?</text:p>
          </table:table-cell>
          <table:table-cell table:number-columns-repeated="16379"/>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 Roma, inoltre, è ricca di fontane e di acquedotti:</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 il mausoleo di Cecilia Metella, l'adiacente Villa di Massenzio, il Castrum Caetani, il sepolcro degli Scipioni e la villa dei Quintili sull'Appia Antica;</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22 rioni che compongono il centro storico, istituiti nel Medioevo sulla base delle 14 regioni augustee e ampliati alla fine del XIX secolo, tutti compresi entro le Mura aureliane tranne Borgo e Prati; 35 quartieri che circondano il centro storico fuori dalle Mura aureliane, compresi i tre "quartieri marini" di Ostia; 6 suburbi, territori oltre quartiere;</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Quattro scali servono la città: <text:s/>il porto turistico di Roma sito in zona Ostia Lido, inaugurato nel 2001 per le imbarcazioni da diporto; il porto canale di Fiumicino, principalmente per pescherecci e imbarcazioni private;</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text:p>
          </table:table-cell>
          <table:table-cell office:value-type="string" table:style-name="ce1">
            <text:p>Ostia Antica, Via di Tor Boacciana, Municipio Roma X, Lido di Ostia, Roma, Roma Capitale, Lazio, 00121, Italia</text:p>
          </table:table-cell>
          <table:table-cell office:value-type="string" table:style-name="ce1">
            <text:p>Centro sportivo Terme di Caracalla; Stadio Pasquale Giannattasio (ex Stella Polare - Ostia); Ippodromo delle Capannelle (galoppo);</text:p>
          </table:table-cell>
          <table:table-cell office:value-type="string" table:style-name="ce1">
            <text:p>No</text:p>
          </table:table-cell>
          <table:table-cell table:number-columns-repeated="16380" table:style-name="ce1"/>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Ostia Antica</text:p>
          </table:table-cell>
          <table:table-cell office:value-type="string" table:style-name="ce1">
            <text:p>Ostia Antica, Via di Tor Boacciana, Municipio Roma X, Lido di Ostia, Roma, Roma Capitale, Lazio, 00121,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Ostia Lido</text:p>
          </table:table-cell>
          <table:table-cell office:value-type="string" table:style-name="ce1">
            <text:p>Ostia Antica, Via di Tor Boacciana, Municipio Roma X, Lido di Ostia, Roma, Roma Capitale, Lazio, 00121, Italia</text:p>
          </table:table-cell>
          <table:table-cell office:value-type="string" table:style-name="ce1">
            <text:p>Quattro scali servono la città: <text:s/>il porto turistico di Roma sito in zona Ostia Lido, inaugurato nel 2001 per le imbarcazioni da diporto; il porto canale di Fiumicino, principalmente per pescherecci e imbarcazioni private;</text:p>
          </table:table-cell>
          <table:table-cell office:value-type="string" table:style-name="ce1">
            <text:p>Si</text:p>
          </table:table-cell>
          <table:table-cell table:number-columns-repeated="16380"/>
        </table:table-row>
        <table:table-row table:style-name="ro1">
          <table:table-cell office:value-type="string" table:style-name="ce1">
            <text:p>Ostiense</text:p>
          </table:table-cell>
          <table:table-cell office:value-type="string" table:style-name="ce1">
            <text:p>Ostiense, Rom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Ostiense</text:p>
          </table:table-cell>
          <table:table-cell office:value-type="string" table:style-name="ce1">
            <text:p>Ostiense, Roma, Roma Capitale, Lazio,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No</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office:value-type="string" table:style-name="ce1">
            <text:p>Si</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 Roma pertanto può essere considerata come la città con il maggior numero di chiese al mondo.</text:p>
          </table:table-cell>
          <table:table-cell office:value-type="string" table:style-name="ce1">
            <text:p>Si</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text:s/>Siti archeologici Per la sua vastità di siti e reperti archeologici, Roma è un vero museo a cielo aperto. La culla della storia di Roma è il Palatino, sotto il quale si trovano il Foro Romano, i Fori Imperiali e i Mercati di Traiano, i centri della vita politica, economica, religiosa e sociale del mondo antico. A non molta distanza si trova il Colosseo, il monumento simbolo dell'antica Roma;</text:p>
          </table:table-cell>
          <table:table-cell office:value-type="string" table:style-name="ce1">
            <text:p>Si</text:p>
          </table:table-cell>
          <table:table-cell table:number-columns-repeated="16380"/>
        </table:table-row>
        <table:table-row table:style-name="ro1">
          <table:table-cell office:value-type="string" table:style-name="ce1">
            <text:p>Palatino</text:p>
          </table:table-cell>
          <table:table-cell office:value-type="string" table:style-name="ce1">
            <text:p>Palatino, Piazza di San Gregorio, Celio, Municipio Roma I, Roma, Roma Capitale, Lazio, 00184,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office:value-type="string" table:style-name="ce1">
            <text:p>Si</text:p>
          </table:table-cell>
          <table:table-cell table:number-columns-repeated="16380"/>
        </table:table-row>
        <table:table-row table:style-name="ro1">
          <table:table-cell office:value-type="string" table:style-name="ce1">
            <text:p>palazzo Barberini</text:p>
          </table:table-cell>
          <table:table-cell office:value-type="string" table:style-name="ce1">
            <text:p>Palazzo Barberini, Via Barberini, Trevi, Municipio Roma I, Roma, Roma Capitale, Lazio, 00187,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Borromeo</text:p>
          </table:table-cell>
          <table:table-cell office:value-type="string" table:style-name="ce1">
            <text:p>Palazzo Borromeo, 2, Viale delle Belle Arti, Municipio Roma II, Roma, Roma Capitale, Lazio, 00196,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office:value-type="string" table:style-name="ce1">
            <text:p>Si</text:p>
          </table:table-cell>
          <table:table-cell table:number-columns-repeated="16380"/>
        </table:table-row>
        <table:table-row table:style-name="ro1">
          <table:table-cell office:value-type="string" table:style-name="ce1">
            <text:p>palazzo Chigi</text:p>
          </table:table-cell>
          <table:table-cell office:value-type="string" table:style-name="ce1">
            <text:p>Palazzo Chigi, 1, Piazza Colonna, Colonna,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Colonna</text:p>
          </table:table-cell>
          <table:table-cell office:value-type="string" table:style-name="ce1">
            <text:p>Palazzo Colonna, Via della Pilotta, Trevi, Municipio Roma I, Roma, Roma Capitale, Lazio, 00187,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della Civiltà Italiana</text:p>
          </table:table-cell>
          <table:table-cell office:value-type="string" table:style-name="ce1">
            <text:p>Palazzo della Civiltà del Lavoro, Quadrato della Concordia, Europa, Municipio Roma IX, Roma, Roma Capitale, Lazio, 00144, Italia</text:p>
          </table:table-cell>
          <table:table-cell office:value-type="string" table:style-name="ce1">
            <text:p><text:s/>Architetture civili <text:s/>Le architetture civili di Roma consistono in diverse centinaia di edifici e altri monumenti che accompagnano la storia della città da circa 28 secoli: 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text:p>
          </table:table-cell>
          <table:table-cell office:value-type="string" table:style-name="ce1">
            <text:p>No</text:p>
          </table:table-cell>
          <table:table-cell table:number-columns-repeated="16380"/>
        </table:table-row>
        <table:table-row table:style-name="ro1">
          <table:table-cell office:value-type="string" table:style-name="ce1">
            <text:p>palazzo della Consulta</text:p>
          </table:table-cell>
          <table:table-cell office:value-type="string" table:style-name="ce1">
            <text:p>Palazzo della Consulta, Via del Quirinale, Monti,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delle Esposizioni</text:p>
          </table:table-cell>
          <table:table-cell office:value-type="string" table:style-name="ce1">
            <text:p>Palazzo delle Esposizioni, Via Milano, Monti, Municipio Roma I, Roma, Roma Capitale, Lazio, 00184,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Palazzo delle Esposizioni</text:p>
          </table:table-cell>
          <table:table-cell office:value-type="string" table:style-name="ce1">
            <text:p>Palazzo delle Esposizioni, Via Milano, Monti, Municipio Roma I, Roma, Roma Capitale, Lazio, 00184,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office:value-type="string" table:style-name="ce1">
            <text:p>Si</text:p>
          </table:table-cell>
          <table:table-cell table:number-columns-repeated="16380"/>
        </table:table-row>
        <table:table-row table:style-name="ro1">
          <table:table-cell office:value-type="string" table:style-name="ce1">
            <text:p>Palazzo dello Sport</text:p>
          </table:table-cell>
          <table:table-cell office:value-type="string" table:style-name="ce1">
            <text:p>PalaLottomatica, 1, Piazzale dello Sport, Europa, Municipio Roma IX, Roma, Roma Capitale, Lazio, 00144, Italia</text:p>
          </table:table-cell>
          <table:table-cell office:value-type="string" table:style-name="ce1">
            <text:p>Stadio Flaminio, inaugurato nel 1959, dal 2000 al 2011 ha ospitato le partite casalinghe della Nazionale di rugby a 15 dell'Italia durante il torneo Sei Nazioni; Palazzo dello Sport (già PalaEUR), il più grande palazzo dello sport di Roma, inaugurato nel 1960, esempio del razionalismo italiano; Palazzetto dello Sport, realizzato tra il 1958 e il 1960 quale impianto destinato ad accogliere alcuni eventi delle Olimpiadi del 1960, è tuttora in funzione e ospita manifestazioni sportive;</text:p>
          </table:table-cell>
          <table:table-cell office:value-type="string" table:style-name="ce1">
            <text:p>Si</text:p>
          </table:table-cell>
          <table:table-cell table:number-columns-repeated="16380"/>
        </table:table-row>
        <table:table-row table:style-name="ro1">
          <table:table-cell office:value-type="string" table:style-name="ce1">
            <text:p>palazzo di Giustizia</text:p>
          </table:table-cell>
          <table:table-cell office:value-type="string" table:style-name="ce1">
            <text:p>Palazzo di Giustizia, Piazza Cavour, Prati, Municipio Roma I, Roma, Roma Capitale, Lazio, 00193,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Farnese</text:p>
          </table:table-cell>
          <table:table-cell office:value-type="string" table:style-name="ce1">
            <text:p>Palazzo Farnese, Via dei Farnesi, Regola,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Koch</text:p>
          </table:table-cell>
          <table:table-cell office:value-type="string" table:style-name="ce1">
            <text:p>Palazzo della Banca d'Italia, 91, Via Nazionale, Monti, Municipio Roma I, Roma, Roma Capitale, Lazio, 00184,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Madama</text:p>
          </table:table-cell>
          <table:table-cell office:value-type="string" table:style-name="ce1">
            <text:p>Palazzo Madama, Largo della Costituente, Sant'Eustachio,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Montecitorio</text:p>
          </table:table-cell>
          <table:table-cell office:value-type="string" table:style-name="ce1">
            <text:p>Palazzo Montecitorio, Piazza Colonna, Colonn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Nuovo</text:p>
          </table:table-cell>
          <table:table-cell office:value-type="string" table:style-name="ce1">
            <text:p>Palazzo Nuovo, Via di San Pietro in Carcere,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Senatorio</text:p>
          </table:table-cell>
          <table:table-cell office:value-type="string" table:style-name="ce1">
            <text:p>Palazzo Senatorio, Piazza del Campidoglio, Campitelli, Municipio Roma I, Roma, Roma Capitale, Lazio, 00184,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Spada</text:p>
          </table:table-cell>
          <table:table-cell office:value-type="string" table:style-name="ce1">
            <text:p>Palazzo Spada, 13, Piazza Capo di Ferro, Regol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palazzo Valentini</text:p>
          </table:table-cell>
          <table:table-cell office:value-type="string" table:style-name="ce1">
            <text:p>Palazzo Valentini, 119/A, Via di Sant'Eufemia, Trevi, Municipio Roma I, Roma, Roma Capitale, Lazio, 00187,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office:value-type="string" table:style-name="ce1">
            <text:p>Si</text:p>
          </table:table-cell>
          <table:table-cell table:number-columns-repeated="16380"/>
        </table:table-row>
        <table:table-row table:style-name="ro1">
          <table:table-cell office:value-type="string" table:style-name="ce1">
            <text:p>palazzo Venezia</text:p>
          </table:table-cell>
          <table:table-cell office:value-type="string" table:style-name="ce1">
            <text:p>Palazzo Venezia, Via del Plebiscito, Pigna, Municipio Roma I, Roma, Roma Capitale, Lazio, 00186,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Si</text:p>
          </table:table-cell>
          <table:table-cell table:number-columns-repeated="16380"/>
        </table:table-row>
        <table:table-row table:style-name="ro1">
          <table:table-cell office:value-type="string" table:style-name="ce1">
            <text:p>palazzo Venezia</text:p>
          </table:table-cell>
          <table:table-cell office:value-type="string" table:style-name="ce1">
            <text:p>Palazzo Venezia, Via del Plebiscito, Pigna, Municipio Roma I, Roma, Roma Capitale, Lazio, 00186,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Palazzo Wedekind</text:p>
          </table:table-cell>
          <table:table-cell office:value-type="string" table:style-name="ce1">
            <text:p>Palazzo Wedekind, Piazza Colonna, Colonna, Municipio Roma I, Roma, Roma Capitale, Lazio, 00186, Italia</text:p>
          </table:table-cell>
          <table:table-cell office:value-type="string" table:style-name="ce1">
            <text:p><text:s/>Il Messaggero (con sede in via del Tritone, fondato nel 1878); Il Tempo (fondato nel 1944, ha sede a Palazzo Wedekind); la Repubblica (il secondo quotidiano più diffuso in Italia);</text:p>
          </table:table-cell>
          <table:table-cell office:value-type="string" table:style-name="ce1">
            <text:p>Si</text:p>
          </table:table-cell>
          <table:table-cell table:number-columns-repeated="16380"/>
        </table:table-row>
        <table:table-row table:style-name="ro1">
          <table:table-cell office:value-type="string" table:style-name="ce1">
            <text:p>Parco de' Medici</text:p>
          </table:table-cell>
          <table:table-cell office:value-type="string" table:style-name="ce1">
            <text:p>Parco de' Medici, Magliana Vecchia, Roma, Roma Capitale, Lazio, 00148,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office:value-type="string" table:style-name="ce1">
            <text:p>Si</text:p>
          </table:table-cell>
          <table:table-cell table:number-columns-repeated="16380"/>
        </table:table-row>
        <table:table-row table:style-name="ro1">
          <table:table-cell office:value-type="string" table:style-name="ce1">
            <text:p>Parco degli Acquedotti</text:p>
          </table:table-cell>
          <table:table-cell office:value-type="string" table:style-name="ce1">
            <text:p>Parco degli Acquedotti, Osteria del Curato,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parco dell'Appia Antica</text:p>
          </table:table-cell>
          <table:table-cell office:value-type="string" table:style-name="ce1">
            <text:p>Parco Regionale dell'Appia Antica, Municipio Roma VIII, Ciampino,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parco delle Tombe della via Latina</text:p>
          </table:table-cell>
          <table:table-cell office:value-type="string" table:style-name="ce1">
            <text:p>Parco delle Tombe di via Latina, Tor Fiscale, Tuscolano, Roma, Roma Capitale, Lazio, 00178, Italia</text:p>
          </table:table-cell>
          <table:table-cell office:value-type="string" table:style-name="ce1">
            <text:p>la villa di Livia a Prima Porta; 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text:p>
          </table:table-cell>
          <table:table-cell office:value-type="string" table:style-name="ce1">
            <text:p>Si</text:p>
          </table:table-cell>
          <table:table-cell table:number-columns-repeated="16380"/>
        </table:table-row>
        <table:table-row table:style-name="ro1">
          <table:table-cell office:value-type="string" table:style-name="ce1">
            <text:p>Parco regionale Appia</text:p>
          </table:table-cell>
          <table:table-cell office:value-type="string" table:style-name="ce1">
            <text:p>Parco Naturale Regionale Appia Antica, Municipio Roma VIII, Roma, Roma Capitale, Lazio, 00178,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office:value-type="string" table:style-name="ce1">
            <text:p>Si</text:p>
          </table:table-cell>
          <table:table-cell table:number-columns-repeated="16380"/>
        </table:table-row>
        <table:table-row table:style-name="ro1">
          <table:table-cell office:value-type="string" table:style-name="ce1">
            <text:p>Parco regionale urbano del Pineto</text:p>
          </table:table-cell>
          <table:table-cell office:value-type="string" table:style-name="ce1">
            <text:p>Parco Regionale Urbano del Pineto, Roma, Roma Capitale, Lazio, Italia</text:p>
          </table:table-cell>
          <table:table-cell office:value-type="string" table:style-name="ce1">
            <text:p>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 nel 1997 nacque l'ente regionale RomaNatura, che ampliò notevolmente il numero di zone protette, aggiungendone ben 14.</text:p>
          </table:table-cell>
          <table:table-cell office:value-type="string" table:style-name="ce1">
            <text:p>Si</text:p>
          </table:table-cell>
          <table:table-cell table:number-columns-repeated="16380"/>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text:p>
          </table:table-cell>
          <table:table-cell office:value-type="string" table:style-name="ce1">
            <text:p>Si</text:p>
          </table:table-cell>
          <table:table-cell table:number-columns-repeated="16380"/>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Roma pertanto può essere considerata come la città con il maggior numero di chiese al mondo. Oltre al cristianesimo la città è un punto di riferimento anche per la comunità islamica, dopo la realizzazione nel quartiere Parioli della più grande moschea d'Europa, che occupa una superficie di 34000 m² e per la comunità ebraica, grazie al Tempio Maggiore di Roma, completato nei primi anni del Novecento nel ghetto ebraico. <text:s/>Architetture funerarie La città è inoltre disseminata di diversi esempi di architetture funerarie tra cui figurano:</text:p>
          </table:table-cell>
          <table:table-cell office:value-type="string" table:style-name="ce1">
            <text:p>Si</text:p>
          </table:table-cell>
          <table:table-cell table:number-columns-repeated="16380"/>
        </table:table-row>
        <table:table-row table:style-name="ro1">
          <table:table-cell office:value-type="string" table:style-name="ce1">
            <text:p>Parioli</text:p>
          </table:table-cell>
          <table:table-cell office:value-type="string" table:style-name="ce1">
            <text:p>Parioli, Roma, Roma Capitale, Lazio, Italia</text:p>
          </table:table-cell>
          <table:table-cell office:value-type="string" table:style-name="ce1">
            <text:p>Vi si trovano, inoltre, la sede operativa di Radio 24, alcuni studi di Radio Kiss Kiss, una redazione di Radio Maria e una sede di RTL 102.5. Il 6 ottobre 1924 Ines Viviani Donarelli lesse l'annuncio iniziale della prima trasmissione radiofonica italiana della URI dallo studio romano di palazzo Corrodi (quartiere Parioli). Nel 1927 la URI divenne EIAR, con sede legale a Roma;</text:p>
          </table:table-cell>
          <table:table-cell office:value-type="string" table:style-name="ce1">
            <text:p>Si</text:p>
          </table:table-cell>
          <table:table-cell table:number-columns-repeated="16380"/>
        </table:table-row>
        <table:table-row table:style-name="ro1">
          <table:table-cell office:value-type="string" table:style-name="ce1">
            <text:p>Pasquino</text:p>
          </table:table-cell>
          <table:table-cell office:value-type="string" table:style-name="ce1">
            <text:p>Statua "parlante" di Pasquino, Piazza di Pasquino, Parione, Municipio Roma I, Roma, Roma Capitale, Lazio, 00186, Italia</text:p>
          </table:table-cell>
          <table:table-cell office:value-type="string" table:style-name="ce1">
            <text:p>Anticamente ad esse era attribuito quasi un potere mistico, in grado di proteggere il popolo romano e rappresentare il consesso degli dei. Particolari e caratteristiche sono le sei statue parlanti (tra cui Pasquino e la statua del Babuino), attraverso le quali il popolo, in modo satirico e pungente, esprimeva il proprio malumore nei confronti di chi deteneva il potere in città. A Roma, nel corso dei secoli, sono state erette numerose colonne, a scopo commemorativo;</text:p>
          </table:table-cell>
          <table:table-cell office:value-type="string" table:style-name="ce1">
            <text:p>Si</text:p>
          </table:table-cell>
          <table:table-cell table:number-columns-repeated="16380"/>
        </table:table-row>
        <table:table-row table:style-name="ro1">
          <table:table-cell office:value-type="string" table:style-name="ce1">
            <text:p>pesci</text:p>
          </table:table-cell>
          <table:table-cell office:value-type="string" table:style-name="ce1">
            <text:p>Via Fausto Pesci, Tuscolano, Roma, Roma Capitale, Lazio, 00176, Italia</text:p>
          </table:table-cell>
          <table:table-cell office:value-type="string" table:style-name="ce1">
            <text:p>Lo Studio 15 di Cinecittà ha ospitato l'Eurovision Song Contest 1991, dopo la vittoria nell'anno precedente di Toto Cutugno, e ha visto a sua volta la vittoria della Svezia con il brano Fångad av en stormvind di Carola Häggkvist. <text:s/>Cucina <text:s/>Alle origini della cucina romana vi è la cucina dell'antica Roma, descritta nel Satyricon di Petronio Arbitro e nelle ricette di Apicio e basata su carni battute, legumi, ortaggi, pesci e vino. La cucina romanesca, a partire dal Medioevo, si divise in cucina pontificia, consumata alla corte dei Papi, e cucina popolare, maturata sino ai nostri giorni.</text:p>
          </table:table-cell>
          <table:table-cell office:value-type="string" table:style-name="ce1">
            <text:p>No</text:p>
          </table:table-cell>
          <table:table-cell table:number-columns-repeated="16380"/>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la basilica di San Lorenzo fuori le mura, la basilica di Santa Croce in Gerusalemme e la basilica di San Sebastiano fuori le mura. <text:s/>Sebbene la città sia il centro della chiesa cattolica non mancano esempi di luoghi di culto appartenenti ad altre confessioni religiose del cristianesimo come il Tempio valdese di piazza Cavour (valdismo), il Tempio di Roma Italia (Chiesa di Gesù Cristo dei Santi degli Ultimi Giorni), la chiesa di San Teodoro al Palatino (ortodossa), la chiesa di Santa Caterina Martire (ortodossa russa), la chiesa di San Paolo dentro le Mura (anglicana). Roma pertanto può essere considerata come la città con il maggior numero di chiese al mondo.</text:p>
          </table:table-cell>
          <table:table-cell office:value-type="string" table:style-name="ce1">
            <text:p>Si</text:p>
          </table:table-cell>
          <table:table-cell table:number-columns-repeated="16380"/>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piazza Cavour</text:p>
          </table:table-cell>
          <table:table-cell office:value-type="string" table:style-name="ce1">
            <text:p>Piazza Cavour, Prati, Municipio Roma I, Roma, Roma Capitale, Lazio, 00193, Italia</text:p>
          </table:table-cell>
          <table:table-cell office:value-type="string" table:style-name="ce1">
            <text:p>in città, inoltre, dalla tarda età repubblicana è presente una folta comunità ebraica. In particolare è presente la Chiesa Evangelica Valdese con il tempio valdese di piazza Cavour, l'ortodossia con la chiesa di Santa Caterina Martire e il mormonismo con il tempio di Roma Italia. L'Islam ha, come principale sede cittadina, la moschea di Roma (la più grande moschea dell'Occidente) in zona Acqua Acetosa.</text:p>
          </table:table-cell>
          <table:table-cell office:value-type="string" table:style-name="ce1">
            <text:p>Si</text:p>
          </table:table-cell>
          <table:table-cell table:number-columns-repeated="16380"/>
        </table:table-row>
        <table:table-row table:style-name="ro1">
          <table:table-cell office:value-type="string" table:style-name="ce1">
            <text:p>piazza Colonna,</text:p>
          </table:table-cell>
          <table:table-cell office:value-type="string" table:style-name="ce1">
            <text:p>Piazza Colonna, Colonn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del Popolo</text:p>
          </table:table-cell>
          <table:table-cell office:value-type="string" table:style-name="ce1">
            <text:p>Piazza del Popolo, Campo Marzio,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del Popolo</text:p>
          </table:table-cell>
          <table:table-cell office:value-type="string" table:style-name="ce1">
            <text:p>Piazza del Popolo, Campo Marzio, Municipio Roma I, Roma, Roma Capitale, Lazio,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Si</text:p>
          </table:table-cell>
          <table:table-cell table:number-columns-repeated="16380"/>
        </table:table-row>
        <table:table-row table:style-name="ro1">
          <table:table-cell office:value-type="string" table:style-name="ce1">
            <text:p>piazza della Repubblica</text:p>
          </table:table-cell>
          <table:table-cell office:value-type="string" table:style-name="ce1">
            <text:p>Piazza della Repubblica, Castro Pretorio, Municipio Roma I, Roma, Roma Capitale, Lazio, 00184,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Farnese</text:p>
          </table:table-cell>
          <table:table-cell office:value-type="string" table:style-name="ce1">
            <text:p>Piazza Farnese, Regol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Navona</text:p>
          </table:table-cell>
          <table:table-cell office:value-type="string" table:style-name="ce1">
            <text:p>Piazza Navona, Parione,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piazza Navona</text:p>
          </table:table-cell>
          <table:table-cell office:value-type="string" table:style-name="ce1">
            <text:p>Piazza Navona, Parione, Municipio Roma I, Roma, Roma Capitale, Lazio, 00186,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San Pietro</text:p>
          </table:table-cell>
          <table:table-cell office:value-type="string" table:style-name="ce1">
            <text:p>Piazza San Pietro, Frascati,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piazza Venezia</text:p>
          </table:table-cell>
          <table:table-cell office:value-type="string" table:style-name="ce1">
            <text:p>Piazza Venezia, Pigna, Municipio Roma I, Roma, Roma Capitale, Lazio, 00186,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office:value-type="string" table:style-name="ce1">
            <text:p>Si</text:p>
          </table:table-cell>
          <table:table-cell table:number-columns-repeated="16380"/>
        </table:table-row>
        <table:table-row table:style-name="ro1">
          <table:table-cell office:value-type="string" table:style-name="ce1">
            <text:p>Pilo Albertelli</text:p>
          </table:table-cell>
          <table:table-cell office:value-type="string" table:style-name="ce1">
            <text:p>Via Pilo Albertelli, Della Vittoria, Roma, Roma Capitale, Lazio, 00195,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Pincio</text:p>
          </table:table-cell>
          <table:table-cell office:value-type="string" table:style-name="ce1">
            <text:p>Pincio, Municipio Roma I, Roma, Roma Capitale, Lazio, Italia</text:p>
          </table:table-cell>
          <table:table-cell office:value-type="string" table:style-name="ce1">
            <text:p>Palatino, Aventino, Campidoglio, Quirinale, Viminale, Esquilino e Celio. Il centro storico comprende anche i colli Gianicolo, Pincio e Vaticano, oltre ai rilievi artificiali di Monte Testaccio e Monte Giordano. Fuori dalle mura si estendono colline più alte, fra cui Monte Mario (che con i suoi 139 metri d'altezza è il rilievo più imponente di Roma, da cui si possono godere i più bei panorami della città), Monte Antenne, i Monti Parioli, Montesacro e Monteverde.</text:p>
          </table:table-cell>
          <table:table-cell office:value-type="string" table:style-name="ce1">
            <text:p>Si</text:p>
          </table:table-cell>
          <table:table-cell table:number-columns-repeated="16380"/>
        </table:table-row>
        <table:table-row table:style-name="ro1">
          <table:table-cell office:value-type="string" table:style-name="ce1">
            <text:p>Pineta Sacchetti</text:p>
          </table:table-cell>
          <table:table-cell office:value-type="string" table:style-name="ce1">
            <text:p>Pineta Sacchetti, Aurelio, Roma, Roma Capitale, Lazio, Italia</text:p>
          </table:table-cell>
          <table:table-cell office:value-type="string" table:style-name="ce1">
            <text:p>A Roma vengono prodotte Rai 1, Rai 2, Rai 3, Rai News 24, Rai Italia e Rai Radio 1, Rai Radio 2, Rai Radio 3, Rai IsoRadio, Rai Gr Parlamento, Rai Radio Tutta Italiana. 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text:p>
          </table:table-cell>
          <table:table-cell office:value-type="string" table:style-name="ce1">
            <text:p>No</text:p>
          </table:table-cell>
          <table:table-cell table:number-columns-repeated="16380"/>
        </table:table-row>
        <table:table-row table:style-name="ro1">
          <table:table-cell office:value-type="string" table:style-name="ce1">
            <text:p>Pinturicchio</text:p>
          </table:table-cell>
          <table:table-cell office:value-type="string" table:style-name="ce1">
            <text:p>Pinturicchio, Flaminio, Roma, Roma Capitale, Lazio, 00196, Italia</text:p>
          </table:table-cell>
          <table:table-cell office:value-type="string" table:style-name="ce1">
            <text:p>in questo periodo, in città lavorarono, al servizio dei Papi, i maggiori architetti e pittori del tempo: Masaccio e Masolino, Leon Battista Alberti, il Beato Angelico, Piero della Francesca, Pinturicchio, Botticelli, Bramante, Raffaello e Michelangelo. Dopo il quinquennio di papa Sisto V, che mutò l'impianto urbanistico della città, nel XVII secolo a Roma nacque l'arte barocca, che ebbe in Carlo Maderno, Pietro da Cortona, Gian Lorenzo Bernini e Francesco Borromini i suoi massimi esponenti.</text:p>
          </table:table-cell>
          <table:table-cell office:value-type="string" table:style-name="ce1">
            <text:p>No</text:p>
          </table:table-cell>
          <table:table-cell table:number-columns-repeated="16380"/>
        </table:table-row>
        <table:table-row table:style-name="ro1">
          <table:table-cell office:value-type="string" table:style-name="ce1">
            <text:p>Planetario</text:p>
          </table:table-cell>
          <table:table-cell office:value-type="string" table:style-name="ce1">
            <text:p>Planetario, Via della Pace, Valmontone, Roma Capitale, Lazio, 00038,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Polizia</text:p>
          </table:table-cell>
          <table:table-cell office:value-type="string" table:style-name="ce1">
            <text:p>Polizia, Via Antonino di Giorgio, Municipio Roma XV, Roma, Roma Capitale, Lazio, 00194, Italia</text:p>
          </table:table-cell>
          <table:table-cell office:value-type="string" table:style-name="ce1">
            <text:p>Secondo un'indagine sulla qualità della vita realizzata nel 2015 dalla società di consulenza Mercer, nonostante gli aspetti positivi Roma occupa il 52º posto, penalizzata dal suo sistema di trasporti e da un contesto commerciale non ottimale, restando distante dal 41º posto di Milano. A causa della criminalità organizzata crescente, nella città c'è uno dei tassi di reati più alti d'Italia (nel 2010, secondo l'Associazione Nazionale Funzionari di Polizia, Roma si è piazzata al secondo posto dietro Milano per numero di reati ogni centomila abitanti, con particolare criticità per furti d'appartamento, furti d'auto, scippi e rapine, mentre nel 2011 era schizzata in testa per numero di omicidi).Secondo l'indagine Insicurezza e degrado nelle periferie urbane realizzata nel 2009 dal dipartimento innovazione e società della Sapienza per conto dell'Osservatorio regionale per la sicurezza e la legalità, un romano su due considera pericolose le periferie, preoccupati soprattutto dalla criminalità e gli incidenti stradali. La maggioranza dei romani intervistati, inoltre, nota che in città ci sono zone insicure, dove sarebbe meglio non andare.</text:p>
          </table:table-cell>
          <table:table-cell office:value-type="string" table:style-name="ce1">
            <text:p>No</text:p>
          </table:table-cell>
          <table:table-cell table:number-columns-repeated="16380"/>
        </table:table-row>
        <table:table-row table:style-name="ro1">
          <table:table-cell office:value-type="string" table:style-name="ce1">
            <text:p>Polline Martignano</text:p>
          </table:table-cell>
          <table:table-cell office:value-type="string" table:style-name="ce1">
            <text:p>Polline Martignano, Roma, Roma Capitale, Lazio, Italia</text:p>
          </table:table-cell>
          <table:table-cell office:value-type="string" table:style-name="ce1">
            <text:p><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 <text:s/>Clima Secondo la classificazione dei climi di Köppen, Roma appartiene alla fascia Csa, ossia al clima temperato con estate calda.</text:p>
          </table:table-cell>
          <table:table-cell office:value-type="string" table:style-name="ce1">
            <text:p>Si</text:p>
          </table:table-cell>
          <table:table-cell table:number-columns-repeated="16380"/>
        </table:table-row>
        <table:table-row table:style-name="ro1">
          <table:table-cell office:value-type="string" table:style-name="ce1">
            <text:p>ponte Fabricio</text:p>
          </table:table-cell>
          <table:table-cell office:value-type="string" table:style-name="ce1">
            <text:p>Ponte Fabricio, Via di Ponte Quattro Capi, Ripa, Municipio Roma I, Roma, Roma Capitale, Lazio, 00153,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Matteotti</text:p>
          </table:table-cell>
          <table:table-cell office:value-type="string" table:style-name="ce1">
            <text:p>Ponte Giacomo Matteotti, Prati, Municipio Roma I, Roma, Roma Capitale, Lazio, 00195,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office:value-type="string" table:style-name="ce1">
            <text:p>Si</text:p>
          </table:table-cell>
          <table:table-cell table:number-columns-repeated="16380"/>
        </table:table-row>
        <table:table-row table:style-name="ro1">
          <table:table-cell office:value-type="string" table:style-name="ce1">
            <text:p>ponte Milvio</text:p>
          </table:table-cell>
          <table:table-cell office:value-type="string" table:style-name="ce1">
            <text:p>Ponte Milvio, Della Vittoria, Roma, Roma Capitale, Lazio, 00194,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Sant'Angelo</text:p>
          </table:table-cell>
          <table:table-cell office:value-type="string" table:style-name="ce1">
            <text:p>Ponte Sant'Angelo, Borgo, Municipio Roma I, Roma, Roma Capitale, Lazio, 00193,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e Sant'Angelo</text:p>
          </table:table-cell>
          <table:table-cell office:value-type="string" table:style-name="ce1">
            <text:p>Ponte Sant'Angelo, Borgo, Municipio Roma I, Roma, Roma Capitale, Lazio, 00193,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office:value-type="string" table:style-name="ce1">
            <text:p>Si</text:p>
          </table:table-cell>
          <table:table-cell table:number-columns-repeated="16380"/>
        </table:table-row>
        <table:table-row table:style-name="ro1">
          <table:table-cell office:value-type="string" table:style-name="ce1">
            <text:p>ponte Sisto</text:p>
          </table:table-cell>
          <table:table-cell office:value-type="string" table:style-name="ce1">
            <text:p>Ponte Sisto, Trastevere, Municipio Roma I, Roma, Roma Capitale, Lazio, 00186,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Si</text:p>
          </table:table-cell>
          <table:table-cell table:number-columns-repeated="16380"/>
        </table:table-row>
        <table:table-row table:style-name="ro1">
          <table:table-cell office:value-type="string" table:style-name="ce1">
            <text:p>Pontina</text:p>
          </table:table-cell>
          <table:table-cell office:value-type="string" table:style-name="ce1">
            <text:p>Pontina, bv V. Pratica di Mare, Via Pontina, Municipio Roma IX, Roma, Roma Capitale, Lazio,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No</text:p>
          </table:table-cell>
          <table:table-cell table:number-columns-repeated="16380"/>
        </table:table-row>
        <table:table-row table:style-name="ro1">
          <table:table-cell office:value-type="string" table:style-name="ce1">
            <text:p>porta Maggiore</text:p>
          </table:table-cell>
          <table:table-cell office:value-type="string" table:style-name="ce1">
            <text:p>Porta Maggiore, Labicano/Porta Maggiore, Municipio Roma VII, Roma, Roma Capitale, Lazio, 00182, Italia</text:p>
          </table:table-cell>
          <table:table-cell office:value-type="string" table:style-name="ce1">
            <text:p>in origine lunga circa 19 km con 18 porte, la maggior parte delle quali si apriva su una via consolare: tra le più imponenti ancora oggi, le attuali porta Maggiore, porta San Sebastiano e porta San Paolo. Roma è l'unica capitale europea ad avere conservato quasi interamente il circuito delle sue mura.</text:p>
          </table:table-cell>
          <table:table-cell office:value-type="string" table:style-name="ce1">
            <text:p>Si</text:p>
          </table:table-cell>
          <table:table-cell table:number-columns-repeated="16380"/>
        </table:table-row>
        <table:table-row table:style-name="ro1">
          <table:table-cell office:value-type="string" table:style-name="ce1">
            <text:p>Porta Pia</text:p>
          </table:table-cell>
          <table:table-cell office:value-type="string" table:style-name="ce1">
            <text:p>Porta Pia, Via Venti Settembre, Castro Pretorio, Municipio Roma I, Roma, Roma Capitale, Lazio, 00198, Italia</text:p>
          </table:table-cell>
          <table:table-cell office:value-type="string" table:style-name="ce1">
            <text:p>Furono vani anche i diversi tentativi (tra cui lo stesso Garibaldi, fermato a Mentana) di annettere con la forza la città di Roma al Regno d'Italia, e la situazione rimase invariata fino alla caduta di Napoleone III nel 1870. Il 20 settembre i bersaglieri comandati dal generale Raffaele Cadorna aprirono una breccia nella cerchia delle mura, nei pressi di Porta Pia, ed entrarono a Roma. Pio IX si chiuse nei palazzi vaticani dichiarandosi prigioniero politico, sebbene con la legge delle guarentigie gli fossero state garantite prerogative sovrane.</text:p>
          </table:table-cell>
          <table:table-cell office:value-type="string" table:style-name="ce1">
            <text:p>Si</text:p>
          </table:table-cell>
          <table:table-cell table:number-columns-repeated="16380"/>
        </table:table-row>
        <table:table-row table:style-name="ro1">
          <table:table-cell office:value-type="string" table:style-name="ce1">
            <text:p>Porta San Paolo</text:p>
          </table:table-cell>
          <table:table-cell office:value-type="string" table:style-name="ce1">
            <text:p>Porta San Paolo, Via Raffaele Persichetti, San Saba, Municipio Roma I, Roma, Roma Capitale, Lazio, 00153, Italia</text:p>
          </table:table-cell>
          <table:table-cell office:value-type="string" table:style-name="ce1">
            <text:p>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text:p>
          </table:table-cell>
          <table:table-cell office:value-type="string" table:style-name="ce1">
            <text:p>Si</text:p>
          </table:table-cell>
          <table:table-cell table:number-columns-repeated="16380"/>
        </table:table-row>
        <table:table-row table:style-name="ro1">
          <table:table-cell office:value-type="string" table:style-name="ce1">
            <text:p>porta San Paolo</text:p>
          </table:table-cell>
          <table:table-cell office:value-type="string" table:style-name="ce1">
            <text:p>Porta San Paolo, Via Raffaele Persichetti, San Saba, Municipio Roma I, Roma, Roma Capitale, Lazio, 00153, Italia</text:p>
          </table:table-cell>
          <table:table-cell office:value-type="string" table:style-name="ce1">
            <text:p>in origine lunga circa 19 km con 18 porte, la maggior parte delle quali si apriva su una via consolare: tra le più imponenti ancora oggi, le attuali porta Maggiore, porta San Sebastiano e porta San Paolo. Roma è l'unica capitale europea ad avere conservato quasi interamente il circuito delle sue mura.</text:p>
          </table:table-cell>
          <table:table-cell office:value-type="string" table:style-name="ce1">
            <text:p>Si</text:p>
          </table:table-cell>
          <table:table-cell table:number-columns-repeated="16380"/>
        </table:table-row>
        <table:table-row table:style-name="ro1">
          <table:table-cell office:value-type="string" table:style-name="ce1">
            <text:p>porto canale di</text:p>
          </table:table-cell>
          <table:table-cell office:value-type="string" table:style-name="ce1">
            <text:p>Porto Canale, Largo Giancarlo Franco Bozzetto, Fiumicino, Roma Capitale, Lazio, 00054, Italia</text:p>
          </table:table-cell>
          <table:table-cell office:value-type="string" table:style-name="ce1">
            <text:p><text:s/>il porto turistico di Roma sito in zona Ostia Lido, inaugurato nel 2001 per le imbarcazioni da diporto; il porto canale di Fiumicino, principalmente per pescherecci e imbarcazioni private; il porto di Civitavecchia, con funzioni commerciali, che collega Roma con le principali destinazioni del Mediterraneo, ed è il principale terminal nazionale per le navi da crociera;</text:p>
          </table:table-cell>
          <table:table-cell office:value-type="string" table:style-name="ce1">
            <text:p>Si</text:p>
          </table:table-cell>
          <table:table-cell table:number-columns-repeated="16380"/>
        </table:table-row>
        <table:table-row table:style-name="ro1">
          <table:table-cell office:value-type="string" table:style-name="ce1">
            <text:p>porto di Ripa</text:p>
          </table:table-cell>
          <table:table-cell office:value-type="string" table:style-name="ce1">
            <text:p>Lungotevere Porto di Ripa Grande, Trastevere, Municipio Roma I, Roma, Roma Capitale, Lazio, 00153, Italia</text:p>
          </table:table-cell>
          <table:table-cell office:value-type="string" table:style-name="ce1">
            <text:p>il porto dell'Emporio, abbandonato già in epoca medievale; il porto di Ripa, ricostruito nel 1642 con il nome di Ripa Grande; il porto di Ripetta, costruito nel 1704 a monte di Castel Sant'Angelo ma distrutto nel 1893;</text:p>
          </table:table-cell>
          <table:table-cell office:value-type="string" table:style-name="ce1">
            <text:p>Si</text:p>
          </table:table-cell>
          <table:table-cell table:number-columns-repeated="16380"/>
        </table:table-row>
        <table:table-row table:style-name="ro1">
          <table:table-cell office:value-type="string" table:style-name="ce1">
            <text:p>Preneste</text:p>
          </table:table-cell>
          <table:table-cell office:value-type="string" table:style-name="ce1">
            <text:p>Palestrina, Roma Capitale, Lazio, 00036, Italia</text:p>
          </table:table-cell>
          <table:table-cell office:value-type="string" table:style-name="ce1">
            <text:p>subì la stessa evoluzione e trasformazione della città: dapprima parlato solamente nell'Urbe e nel Latium vetus (con poche varianti dialettali, ad esempio a Falerii e Preneste), subì l'influsso dell'etrusco e soprattutto del greco. Successivamente la lingua latina seguì l'espansione di Roma nella penisola italica e in tutto l'impero, fino a subire, insieme all'istituzione politica, una fase di declino.</text:p>
          </table:table-cell>
          <table:table-cell office:value-type="string" table:style-name="ce1">
            <text:p>No</text:p>
          </table:table-cell>
          <table:table-cell table:number-columns-repeated="16380"/>
        </table:table-row>
        <table:table-row table:style-name="ro1">
          <table:table-cell office:value-type="string" table:style-name="ce1">
            <text:p>Prenestina</text:p>
          </table:table-cell>
          <table:table-cell office:value-type="string" table:style-name="ce1">
            <text:p>Capranica Prenestina, Roma Capitale, Lazio, Italia</text:p>
          </table:table-cell>
          <table:table-cell office:value-type="string" table:style-name="ce1">
            <text:p>La città è al centro di una struttura radiale di vie di comunicazione che ricalcano le antiche strade romane che, partendo dal miliarium aureum, il chilometro zero fisico, congiungevano Roma a tutti gli angoli dell'Impero: 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text:p>
          </table:table-cell>
          <table:table-cell office:value-type="string" table:style-name="ce1">
            <text:p>No</text:p>
          </table:table-cell>
          <table:table-cell table:number-columns-repeated="16380"/>
        </table:table-row>
        <table:table-row table:style-name="ro1">
          <table:table-cell office:value-type="string" table:style-name="ce1">
            <text:p>Prenestina</text:p>
          </table:table-cell>
          <table:table-cell office:value-type="string" table:style-name="ce1">
            <text:p>Capranica Prenestina, Roma Capitale, Lazio,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No</text:p>
          </table:table-cell>
          <table:table-cell table:number-columns-repeated="16380"/>
        </table:table-row>
        <table:table-row table:style-name="ro1">
          <table:table-cell office:value-type="string" table:style-name="ce1">
            <text:p>Prenestino</text:p>
          </table:table-cell>
          <table:table-cell office:value-type="string" table:style-name="ce1">
            <text:p>Prenestino-Labic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table-row>
        <table:table-row table:style-name="ro1">
          <table:table-cell office:value-type="string" table:style-name="ce1">
            <text:p>Priorato di Malta</text:p>
          </table:table-cell>
          <table:table-cell office:value-type="string" table:style-name="ce1">
            <text:p>Villa del Priorato di Malta, Lungotevere Aventino, Ripa, Municipio Roma I, Roma, Roma Capitale, Lazio, 00153,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Si</text:p>
          </table:table-cell>
          <table:table-cell table:number-columns-repeated="16380"/>
        </table:table-row>
        <table:table-row table:style-name="ro1">
          <table:table-cell office:value-type="string" table:style-name="ce1">
            <text:p>Priscilla</text:p>
          </table:table-cell>
          <table:table-cell office:value-type="string" table:style-name="ce1">
            <text:p>Priscilla, Via di Priscilla, Municipio Roma II, Roma, Roma Capitale, Lazio, 00199,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No</text:p>
          </table:table-cell>
          <table:table-cell table:number-columns-repeated="16380"/>
        </table:table-row>
        <table:table-row table:style-name="ro1">
          <table:table-cell office:value-type="string" table:style-name="ce1">
            <text:p>Quattro Fiumi</text:p>
          </table:table-cell>
          <table:table-cell office:value-type="string" table:style-name="ce1">
            <text:p>Fontana dei Quattro Fiumi, Piazza Navona, Parione,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Quattro Fontane</text:p>
          </table:table-cell>
          <table:table-cell office:value-type="string" table:style-name="ce1">
            <text:p>Quattro Fontane, Via Venti Settembre, Trevi, Municipio Roma I, Roma, Roma Capitale, Lazio, 00187,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Si</text:p>
          </table:table-cell>
          <table:table-cell table:number-columns-repeated="16380"/>
        </table:table-row>
        <table:table-row table:style-name="ro1">
          <table:table-cell office:value-type="string" table:style-name="ce1">
            <text:p>Quintili</text:p>
          </table:table-cell>
          <table:table-cell office:value-type="string" table:style-name="ce1">
            <text:p>Villa dei Quintili, 1092, Via Appia Nuova, Statuario, Appio Claudio, Roma, Roma Capitale, Lazio, 00178,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Quirinale</text:p>
          </table:table-cell>
          <table:table-cell office:value-type="string" table:style-name="ce1">
            <text:p>Palazzo del Quirinale, Via dei Giardini, Trevi, Municipio Roma I, Roma, Roma Capitale, Lazio, 00187,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le principali consolari che portavano nel resto d'Italia (Aurelia, Cassia, Flaminia, Salaria, Tiburtina, Appia, Casilina) e gli altri tracciati di importanza locale (Nomentana, Prenestina, Anagnina, Ardeatina, Laurentina, Ostiense, Tiberina cui nel medioevo si aggiunse la Tuscolana). 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Lo spazio urbano, un tempo delimitato dalle mura, a partire dalla seconda metà del XX secolo è definito dall'anello esterno di raccordo tra le vie di penetrazione, il Grande Raccordo Anulare, che rappresenta la congiunzione principale del trasporto su strada tra Roma e il resto d'Italia. 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text:p>
          </table:table-cell>
          <table:table-cell office:value-type="string" table:style-name="ce1">
            <text:p>Si</text:p>
          </table:table-cell>
          <table:table-cell table:number-columns-repeated="16380"/>
        </table:table-row>
        <table:table-row table:style-name="ro1">
          <table:table-cell office:value-type="string" table:style-name="ce1">
            <text:p>Raccordo</text:p>
          </table:table-cell>
          <table:table-cell office:value-type="string" table:style-name="ce1">
            <text:p>Grande Raccordo Anulare, Castel di Leva, Municipio Roma IX, Roma, Roma Capitale, Lazio, 00143,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office:value-type="string" table:style-name="ce1">
            <text:p>Si</text:p>
          </table:table-cell>
          <table:table-cell table:number-columns-repeated="16380"/>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ˈroma/, ) è la capitale della Repubblica Italiana. È altresì capoluogo dell'omonima città metropolitana e della regione Lazio. Il comune di Roma è dotato di un ordinamento amministrativo speciale, denominato Roma Capitale e disciplinato da una legge dello Stato.</text:p>
          </table:table-cell>
          <table:table-cell office:value-type="string" table:style-name="ce1">
            <text:p>No</text:p>
          </table:table-cell>
          <table:table-cell table:number-columns-repeated="16380"/>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office:value-type="string" table:style-name="ce1">
            <text:p>No</text:p>
          </table:table-cell>
          <table:table-cell table:number-columns-repeated="16380"/>
        </table:table-row>
        <table:table-row table:style-name="ro1">
          <table:table-cell office:value-type="string" table:style-name="ce1">
            <text:p>regione Lazio</text:p>
          </table:table-cell>
          <table:table-cell office:value-type="string" table:style-name="ce1">
            <text:p>Regione Lazio, Via Rosa Raimondi Garibaldi, Garbatella, Ostiense, Municipio Roma VIII, Roma, Roma Capitale, Lazio, 00147, Italia</text:p>
          </table:table-cell>
          <table:table-cell office:value-type="string" table:style-name="ce1">
            <text:p>La capitale italiana, oltre ai trattati che nel 1957 hanno istituito la CEE e l'Euratom, ha ospitato anche la firma ufficiale del trattato per la Costituzione europea (29 ottobre 2004) e la stipulazione dello statuto della Corte penale internazionale. 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Roma (AFI: /ˈroma/, ) è la capitale della Repubblica Italiana. È altresì capoluogo dell'omonima città metropolitana e della regione Lazio.</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Nel 1626 fu inaugurata la nuova basilica di San Pietro in Vaticano, emblema del dominio papale. 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 sindacati unitari organizzano un concerto gratuito in piazza di Porta San Giovanni in Laterano, a cui assistono centinaia di migliaia di spettatori; Festa della Repubblica, il 2 giugno; si svolge la tradizionale parata militare lungo via dei Fori Imperiali che termina a piazza Venezia, presso l'Altare della Patria;</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La capitale italiana, oltre ai trattati che nel 1957 hanno istituito la CEE e l'Euratom, ha ospitato anche la firma ufficiale del trattato per la Costituzione europea (29 ottobre 2004) e la stipulazione dello statuto della Corte penale internazionale. 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Il Tempo (fondato nel 1944, ha sede a Palazzo Wedekind); la Repubblica (il secondo quotidiano più diffuso in Italia); Secolo d'Italia (fondato nel 1952);</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office:value-type="string" table:style-name="ce1">
            <text:p>No</text:p>
          </table:table-cell>
          <table:table-cell table:number-columns-repeated="16380"/>
        </table:table-row>
        <table:table-row table:style-name="ro1">
          <table:table-cell office:value-type="string" table:style-name="ce1">
            <text:p>Repubblica</text:p>
          </table:table-cell>
          <table:table-cell office:value-type="string" table:style-name="ce1">
            <text:p>Repubblica, Piazza della Repubblica, Castro Pretorio, Municipio Roma I, Roma, Roma Capitale, Lazio, 00184,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Roma (AFI: /ˈroma/, ) è la capitale della Repubblica Italiana. È altresì capoluogo dell'omonima città metropolitana e della regione Lazio.</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office:value-type="string" table:style-name="ce1">
            <text:p>No</text:p>
          </table:table-cell>
          <table:table-cell table:number-columns-repeated="16380"/>
        </table:table-row>
        <table:table-row table:style-name="ro1">
          <table:table-cell office:value-type="string" table:style-name="ce1">
            <text:p>Repubblica Italiana</text:p>
          </table:table-cell>
          <table:table-cell office:value-type="string" table:style-name="ce1">
            <text:p>Roma, Roma Capitale, Lazio, 00100,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office:value-type="string" table:style-name="ce1">
            <text:p>No</text:p>
          </table:table-cell>
          <table:table-cell table:number-columns-repeated="16380"/>
        </table:table-row>
        <table:table-row table:style-name="ro1">
          <table:table-cell office:value-type="string" table:style-name="ce1">
            <text:p>Repubblica italiana dell'Ordine</text:p>
          </table:table-cell>
          <table:table-cell office:value-type="string" table:style-name="ce1">
            <text:p>Parco Caduti delle Forze dell’Ordine, Tor de' Cenci, Spinaceto, Roma, Roma Capitale, Lazio,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No</text:p>
          </table:table-cell>
          <table:table-cell table:number-columns-repeated="16380"/>
        </table:table-row>
        <table:table-row table:style-name="ro1">
          <table:table-cell office:value-type="string" table:style-name="ce1">
            <text:p>Repubblica Romana</text:p>
          </table:table-cell>
          <table:table-cell office:value-type="string" table:style-name="ce1">
            <text:p>Museo della Repubblica Romana e della memoria garibaldina, Largo di Porta San Pancrazio, Trastevere, Municipio Roma I, Roma, Roma Capitale, Lazio, 00153, Italia</text:p>
          </table:table-cell>
          <table:table-cell office:value-type="string" table:style-name="ce1">
            <text:p>Nel 1626 fu inaugurata la nuova basilica di San Pietro in Vaticano, emblema del dominio papale. L'assolutismo papale fu interrotto solo quando gli sconvolgimenti creati dalla Rivoluzione francese portarono il 15 febbraio 1798 alla proclamazione della Repubblica Romana e alla deposizione di papa Pio VI. La nuova forma di governo durò appena un anno, ma con l'avvento di Napoleone Bonaparte, Roma entrò a far parte del Primo Impero francese (1808), con un ruolo simbolico importante, tanto da istituire il titolo di re di Roma per il proprio erede.</text:p>
          </table:table-cell>
          <table:table-cell office:value-type="string" table:style-name="ce1">
            <text:p>No</text:p>
          </table:table-cell>
          <table:table-cell table:number-columns-repeated="16380"/>
        </table:table-row>
        <table:table-row table:style-name="ro1">
          <table:table-cell office:value-type="string" table:style-name="ce1">
            <text:p>Repubblica Romana</text:p>
          </table:table-cell>
          <table:table-cell office:value-type="string" table:style-name="ce1">
            <text:p>Museo della Repubblica Romana e della memoria garibaldina, Largo di Porta San Pancrazio, Trastevere, Municipio Roma I, Roma, Roma Capitale, Lazio, 00153, Italia</text:p>
          </table:table-cell>
          <table:table-cell office:value-type="string" table:style-name="ce1">
            <text:p>Età contemporanea La Restaurazione del potere temporale dei papi durò pochi decenni, subendo gli effetti del Risorgimento italiano. A seguito dei moti del 1848, dopo la fuga di papa Pio IX nel Regno delle Due Sicilie, nel 1849 fu istituita la Seconda Repubblica Romana, governata dal triumvirato di Carlo Armellini, Giuseppe Mazzini e Aurelio Saffi. Durò solo pochi mesi, nonostante la difesa guidata da Giuseppe Garibaldi sul Gianicolo, a causa dell'intervento dell'esercito francese di Luigi Napoleone Bonaparte comandato dal generale Oudinot.</text:p>
          </table:table-cell>
          <table:table-cell office:value-type="string" table:style-name="ce1">
            <text:p>No</text:p>
          </table:table-cell>
          <table:table-cell table:number-columns-repeated="16380"/>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essi non erano luoghi di raduno per i fedeli, ma ospitavano unicamente l'immagine cultuale della divinità cui erano dedicati. Si ritiene che in tarda età repubblicana Roma avesse circa un centinaio di templi. Le chiese cristiane sono diverse centinaia e la loro storia si intreccia con la storia religiosa, sociale ed artistica della città.</text:p>
          </table:table-cell>
          <table:table-cell office:value-type="string" table:style-name="ce1">
            <text:p>No</text:p>
          </table:table-cell>
          <table:table-cell table:number-columns-repeated="16380"/>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office:value-type="string" table:style-name="ce1">
            <text:p>No</text:p>
          </table:table-cell>
          <table:table-cell table:number-columns-repeated="16380"/>
        </table:table-row>
        <table:table-row table:style-name="ro1">
          <table:table-cell office:value-type="string" table:style-name="ce1">
            <text:p>repubblicana</text:p>
          </table:table-cell>
          <table:table-cell office:value-type="string" table:style-name="ce1">
            <text:p>villa repubblicana, Strada di Pisoni, Villa Adriana, Tivoli, Roma Capitale, Lazio, 00019, Italia</text:p>
          </table:table-cell>
          <table:table-cell office:value-type="string" table:style-name="ce1">
            <text:p><text:s/>Altre religioni Oltre al cattolicesimo, a Roma sono diffusi l'islam ed altri culti cristiani; in città, inoltre, dalla tarda età repubblicana è presente una folta comunità ebraica. In particolare è presente la Chiesa Evangelica Valdese con il tempio valdese di piazza Cavour, l'ortodossia con la chiesa di Santa Caterina Martire e il mormonismo con il tempio di Roma Italia.</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Corso del Rinascimento, Sant'Eustachio, Municipio Roma I, Roma, Roma Capitale, Lazio, 00186, Italia</text:p>
          </table:table-cell>
          <table:table-cell office:value-type="string" table:style-name="ce1">
            <text:p>Dopo l'unità d'Italia, la città venne protetta con un campo trincerato composto da quindici forti e quattro batterie che formavano un anello di circa 40 km intorno all'abitato. <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text:p>
          </table:table-cell>
          <table:table-cell office:value-type="string" table:style-name="ce1">
            <text:p>No</text:p>
          </table:table-cell>
          <table:table-cell table:number-columns-repeated="16380"/>
        </table:table-row>
        <table:table-row table:style-name="ro1">
          <table:table-cell office:value-type="string" table:style-name="ce1">
            <text:p>Rinascimento</text:p>
          </table:table-cell>
          <table:table-cell office:value-type="string" table:style-name="ce1">
            <text:p>Rinascimento, Corso del Rinascimento, Sant'Eustachio, Municipio Roma I, Roma, Roma Capitale, Lazio, 00186, Italia</text:p>
          </table:table-cell>
          <table:table-cell office:value-type="string" table:style-name="ce1">
            <text:p>L'idioma utilizzato comunemente dalla popolazione, oltre all'ufficiale lingua italiana, è il dialetto romanesco, che, come la maggior parte dei dialetti italiani, non ha alcuna ufficialità. Formatosi in età medievale, originariamente era affine ai dialetti meridionali, per poi subire l'influenza culturale del fiorentino durante il Rinascimento, che lo rese più simile alla parlata toscana. Il romanesco, come tutte le lingue, si è poi evoluto negli anni (Giuseppe Gioachino Belli, nella prima metà dell'Ottocento, usa forme linguistiche che non vengono utilizzate da Trilussa all'inizio del Novecento), e dall'inizio del XX secolo si è diffuso anche in altre zone del Lazio, in conseguenza della crescita demografica.</text:p>
          </table:table-cell>
          <table:table-cell office:value-type="string" table:style-name="ce1">
            <text:p>No</text:p>
          </table:table-cell>
          <table:table-cell table:number-columns-repeated="16380"/>
        </table:table-row>
        <table:table-row table:style-name="ro1">
          <table:table-cell office:value-type="string" table:style-name="ce1">
            <text:p>Ripa Grande</text:p>
          </table:table-cell>
          <table:table-cell office:value-type="string" table:style-name="ce1">
            <text:p>Lungotevere Porto di Ripa Grande, Trastevere, Municipio Roma I, Roma, Roma Capitale, Lazio, 00153, Italia</text:p>
          </table:table-cell>
          <table:table-cell office:value-type="string" table:style-name="ce1">
            <text:p>il porto dell'Emporio, abbandonato già in epoca medievale; il porto di Ripa, ricostruito nel 1642 con il nome di Ripa Grande; il porto di Ripetta, costruito nel 1704 a monte di Castel Sant'Angelo ma distrutto nel 1893;</text:p>
          </table:table-cell>
          <table:table-cell office:value-type="string" table:style-name="ce1">
            <text:p>Si</text:p>
          </table:table-cell>
          <table:table-cell table:number-columns-repeated="16380"/>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Si</text:p>
          </table:table-cell>
          <table:table-cell table:number-columns-repeated="16380"/>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Si</text:p>
          </table:table-cell>
          <table:table-cell table:number-columns-repeated="16380"/>
        </table:table-row>
        <table:table-row table:style-name="ro1">
          <table:table-cell office:value-type="string" table:style-name="ce1">
            <text:p>Ripetta</text:p>
          </table:table-cell>
          <table:table-cell office:value-type="string" table:style-name="ce1">
            <text:p>Ripetta, Via di Ripetta, Campo Marzio, Municipio Roma I, Roma, Roma Capitale, Lazio, 00186, Italia</text:p>
          </table:table-cell>
          <table:table-cell office:value-type="string" table:style-name="ce1">
            <text:p>il porto di Ripa, ricostruito nel 1642 con il nome di Ripa Grande; il porto di Ripetta, costruito nel 1704 a monte di Castel Sant'Angelo ma distrutto nel 1893; il porto Leonino, costruito nel 1827 per volere di Leone XII e distrutto nel 1863.</text:p>
          </table:table-cell>
          <table:table-cell office:value-type="string" table:style-name="ce1">
            <text:p>Si</text:p>
          </table:table-cell>
          <table:table-cell table:number-columns-repeated="16380"/>
        </table:table-row>
        <table:table-row table:style-name="ro1">
          <table:table-cell office:value-type="string" table:style-name="ce1">
            <text:p>riserva naturale dell'Insugherata</text:p>
          </table:table-cell>
          <table:table-cell office:value-type="string" table:style-name="ce1">
            <text:p>Riserva Naturale dell'Insugherata, La Giustiniana,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di Decima-Malafede</text:p>
          </table:table-cell>
          <table:table-cell office:value-type="string" table:style-name="ce1">
            <text:p>Riserva Naturale di Decima Malafede,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di Monte Mario</text:p>
          </table:table-cell>
          <table:table-cell office:value-type="string" table:style-name="ce1">
            <text:p>Riserva Naturale di Monte Mario, Roma,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iserva naturale statale Litorale Romano</text:p>
          </table:table-cell>
          <table:table-cell office:value-type="string" table:style-name="ce1">
            <text:p>Riserva Naturale Statale del Litorale Romano, Roma Capitale, Lazio, Italia</text:p>
          </table:table-cell>
          <table:table-cell office:value-type="string" table:style-name="ce1">
            <text:p>nel 1997 nacque l'ente regionale RomaNatura, che ampliò notevolmente il numero di zone protette, aggiungendone ben 14. <text:s/>Tra i parchi regionali e le riserve naturali ricadenti all'interno del territorio comunale di Roma da ricordare, oltre al parco dell'Appia Antica, la riserva naturale della Marcigliana, la riserva naturale di Decima-Malafede, la Riserva naturale statale Litorale Romano, la riserva naturale Valle dell'Aniene, la riserva naturale dell'Insugherata e la riserva naturale di Monte Mario, ai quali si aggiungono i parchi all'interno delle ville di Roma e i vari parchi urbani (es. Parco degli Acquedotti). Specifiche aree verdi sono destinate all'orto botanico ed al roseto comunale mentre, nelle zone più periferiche, sono pure presenti aree agricole.</text:p>
          </table:table-cell>
          <table:table-cell office:value-type="string" table:style-name="ce1">
            <text:p>Si</text:p>
          </table:table-cell>
          <table:table-cell table:number-columns-repeated="16380"/>
        </table:table-row>
        <table:table-row table:style-name="ro1">
          <table:table-cell office:value-type="string" table:style-name="ce1">
            <text:p>Rocca di Ostia</text:p>
          </table:table-cell>
          <table:table-cell office:value-type="string" table:style-name="ce1">
            <text:p>Castello di Giulio II, Piazza della Rocca, Municipio Roma X, Ostia Antica, Roma, Roma Capitale, Lazio, 00119,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Tra di essi figurano: il complesso di piazza del Campidoglio, formato da palazzo Senatorio, municipio e sede di Roma Capitale, palazzo dei Conservatori e palazzo Nuovo, entrambi adibiti a sede dei Musei Capitolini, oltre che le residenze storiche delle grandi famiglie nobiliari nonché di papi e cardinali come palazzo Venezia, palazzo Farnese, palazzo Colonna e palazzo Barberini. Molti di essi, dopo l'annessione di Roma al Regno d'Italia, furono adibiti a sede dei vari organi del governo nazionale.</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la Biblioteca Vallicelliana. Con il nome di Biblioteche di Roma viene invece indicata la rete delle 37 biblioteche di pubblica lettura di Roma Capitale. Numerose sono le biblioteche romane che partecipano al Servizio bibliotecario nazionale (SBN).</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Esistono ulteriori suddivisioni e toponimi di uso corrente. <text:s/>Suddivisioni amministrative <text:s/>Il territorio di Roma Capitale è suddiviso in 15 Municipi (ex Circoscrizioni) con autonomia gestionale, finanziaria e contabile, ed organi politici eletti direttamente. Nel 1972 furono istituite le 20 Circoscrizioni, ridotte a 19 nel 1992 quando la XIV è diventata il Comune di Fiumicino, e denominate Municipi dal 2001, quando acquisirono maggiori competenze in base al processo di decentramento amministrativo.</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Nel 1972 furono istituite le 20 Circoscrizioni, ridotte a 19 nel 1992 quando la XIV è diventata il Comune di Fiumicino, e denominate Municipi dal 2001, quando acquisirono maggiori competenze in base al processo di decentramento amministrativo. Lo Statuto di Roma Capitale articola il territorio in 15 Municipi a partire dal 2013, accorpando alcuni dei territori preesistenti. A fini statistici, i Municipi sono ulteriormente suddivisi in 155 zone urbanistiche omogenee.</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Per quanto concerne i taxi, a Roma le licenze sono circa 7800, a cui si aggiungono 993 autorizzazioni NCC con autovetture. <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text:p>
          </table:table-cell>
          <table:table-cell office:value-type="string" table:style-name="ce1">
            <text:p>No</text:p>
          </table:table-cell>
          <table:table-cell table:number-columns-repeated="16380"/>
        </table:table-row>
        <table:table-row table:style-name="ro1">
          <table:table-cell office:value-type="string" table:style-name="ce1">
            <text:p>Roma Capitale</text:p>
          </table:table-cell>
          <table:table-cell office:value-type="string" table:style-name="ce1">
            <text:p>Roma, Roma Capitale, Lazio, 00100,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Roma Casilina</text:p>
          </table:table-cell>
          <table:table-cell office:value-type="string" table:style-name="ce1">
            <text:p>Roma Casilina, Via del Mandrione, Municipio Roma VII, Roma, Roma Capitale, Lazio, 00176,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Si</text:p>
          </table:table-cell>
          <table:table-cell table:number-columns-repeated="16380"/>
        </table:table-row>
        <table:table-row table:style-name="ro1">
          <table:table-cell office:value-type="string" table:style-name="ce1">
            <text:p>Roma Convention Center</text:p>
          </table:table-cell>
          <table:table-cell office:value-type="string" table:style-name="ce1">
            <text:p>Roma Convention Center La Nuvola, Via Cristoforo Colombo, Europa, Municipio Roma IX, Roma, Roma Capitale, Lazio, 00144, Italia</text:p>
          </table:table-cell>
          <table:table-cell office:value-type="string" table:style-name="ce1">
            <text:p>Tra le architetture contemporanee si possono annoverare: l'Auditorium Parco della Musica di Renzo Piano, il MAXXI di Zaha Hadid, il Museo di arte contemporanea di Odile Decq, il Museo dell'Ara Pacis e la chiesa di Dio Padre Misericordioso di Richard Meier, il Roma Convention Center "La Nuvola" di Massimiliano Fuksas. <text:s/>Architetture militari <text:s/>Le architetture militari di Roma risalgono alle origini mitiche della città, quando Romolo avrebbe innalzato le mura della Roma quadrata, per segnare il confine sacro dell'urbs, ribattezzato pomerio, e ricoprirono un ruolo rilevante nell'intero arco della storia dell'Urbe, determinandone lo sviluppo e la difesa.</text:p>
          </table:table-cell>
          <table:table-cell office:value-type="string" table:style-name="ce1">
            <text:p>Si</text:p>
          </table:table-cell>
          <table:table-cell table:number-columns-repeated="16380"/>
        </table:table-row>
        <table:table-row table:style-name="ro1">
          <table:table-cell office:value-type="string" table:style-name="ce1">
            <text:p>Roma Ostiense</text:p>
          </table:table-cell>
          <table:table-cell office:value-type="string" table:style-name="ce1">
            <text:p>Roma Ostiense, Piazzale 12 Ottobre 1492, Ostiense, Municipio Roma VIII, Roma, Roma Capitale, Lazio, 00154,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Roma San Pietro</text:p>
          </table:table-cell>
          <table:table-cell office:value-type="string" table:style-name="ce1">
            <text:p>Roma San Pietro, Piazza della Stazione di San Pietro, Municipio Roma XIII, Roma, Roma Capitale, Lazio, 00193,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Si</text:p>
          </table:table-cell>
          <table:table-cell table:number-columns-repeated="16380"/>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office:value-type="string" table:style-name="ce1">
            <text:p>Si</text:p>
          </table:table-cell>
          <table:table-cell table:number-columns-repeated="16380"/>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Roma Termini</text:p>
          </table:table-cell>
          <table:table-cell office:value-type="string" table:style-name="ce1">
            <text:p>Roma Termini, Galleria Termini, Esquilino, Municipio Roma I, Roma, Roma Capitale, Lazio, 000185,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office:value-type="string" table:style-name="ce1">
            <text:p>Si</text:p>
          </table:table-cell>
          <table:table-cell table:number-columns-repeated="16380"/>
        </table:table-row>
        <table:table-row table:style-name="ro1">
          <table:table-cell office:value-type="string" table:style-name="ce1">
            <text:p>Roma Tiburtina</text:p>
          </table:table-cell>
          <table:table-cell office:value-type="string" table:style-name="ce1">
            <text:p>Roma Tiburtina, Circonvallazione della Stazione Tiburtina, Pietralata, Roma, Roma Capitale, Lazio, 00162,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Roma Tuscolana</text:p>
          </table:table-cell>
          <table:table-cell office:value-type="string" table:style-name="ce1">
            <text:p>Roma Tuscolana, Piazzale della Stazione Tuscolana, Municipio Roma VII, Roma, Roma Capitale, Lazio, 00181,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2">
            <text:p>Si</text:p>
          </table:table-cell>
          <table:table-cell table:number-columns-repeated="16380"/>
        </table:table-row>
        <table:table-row table:style-name="ro1">
          <table:table-cell office:value-type="string" table:style-name="ce1">
            <text:p>Roma-Centocelle</text:p>
          </table:table-cell>
          <table:table-cell office:value-type="string" table:style-name="ce1">
            <text:p>Roma/Centocelle, Via di Centocelle, Don Bosco, Municipio Roma V, Roma, Roma Capitale, Lazio, 0017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2">
            <text:p>Si</text:p>
          </table:table-cell>
          <table:table-cell table:number-columns-repeated="16380"/>
        </table:table-row>
        <table:table-row table:style-name="ro1">
          <table:table-cell office:value-type="string" table:style-name="ce1">
            <text:p>Roma-Centocelle</text:p>
          </table:table-cell>
          <table:table-cell office:value-type="string" table:style-name="ce1">
            <text:p>Roma/Centocelle, Via di Centocelle, Don Bosco, Municipio Roma V, Roma, Roma Capitale, Lazio, 00175, Italia</text:p>
          </table:table-cell>
          <table:table-cell office:value-type="string" table:style-name="ce1">
            <text:p>L'Aeroporto di Guidonia "Alfredo Barbieri", aeroporto militare intitolato al colonnello Alfredo Barbieri, sede della scuola di aercoperazione e del Centro di selezione Aeronautica Militare. Non è più funzionante l'Aeroporto di Roma-Centocelle intitolato a Francesco Baracca, situato dentro la città nell'omonima zona del comune di Roma, che fu il primo aeroporto d'Italia inaugurato nel 1909 e di cui è ancora visibile una pista all'interno del Parco archeologico di Centocelle. <text:s/>Mobilità urbana <text:s/>Il trasporto pubblico locale si compone di:</text:p>
          </table:table-cell>
          <table:table-cell office:value-type="string" table:style-name="ce2">
            <text:p>Si</text:p>
          </table:table-cell>
          <table:table-cell table:number-columns-repeated="16380"/>
        </table:table-row>
        <table:table-row table:style-name="ro1">
          <table:table-cell office:value-type="string" table:style-name="ce1">
            <text:p>Roma-Pescara</text:p>
          </table:table-cell>
          <table:table-cell office:value-type="string" table:style-name="ce1">
            <text:p>Roma Est;L'Aquila;Pescara;Teramo, Autostrada del Sole, San Vittorino, Roma, Roma Capitale, Lazio, 00011,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No</text:p>
          </table:table-cell>
          <table:table-cell table:number-columns-repeated="16380"/>
        </table:table-row>
        <table:table-row table:style-name="ro1">
          <table:table-cell office:value-type="string" table:style-name="ce1">
            <text:p>Rugantino</text:p>
          </table:table-cell>
          <table:table-cell office:value-type="string" table:style-name="ce1">
            <text:p>Rugantino, 65, Via Torcegno, Municipio Roma X, Infernetto, Roma, Roma Capitale, Lazio, 00124, Italia</text:p>
          </table:table-cell>
          <table:table-cell office:value-type="string" table:style-name="ce1">
            <text:p>qualche secolo dopo, papa Paolo III decise che il carnevale si svolgesse in via Lata, attuale via del Corso. Tra le maschere tipiche del carnevale romano vi sono Rugantino, Meo Patacca e il Generale Mannaggia La Rocca. Roma è una città ricca di tradizioni, miti, leggende, costumi e folclore, già a partire dall'antichità e per tutto il Medioevo, età in cui fiorirono molteplici racconti popolari, in cui la sfera religiosa si univa al mondo magico, il sacro si combinava col profano.</text:p>
          </table:table-cell>
          <table:table-cell office:value-type="string" table:style-name="ce1">
            <text:p>No</text:p>
          </table:table-cell>
          <table:table-cell table:number-columns-repeated="16380"/>
        </table:table-row>
        <table:table-row table:style-name="ro1">
          <table:table-cell office:value-type="string" table:style-name="ce1">
            <text:p>San Callisto</text:p>
          </table:table-cell>
          <table:table-cell office:value-type="string" table:style-name="ce1">
            <text:p>Catacombe di San Callisto, Via delle Sette Chiese, Municipio Roma VIII, Roma, Roma Capitale, Lazio, 00014,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San Camillo-Forlanini</text:p>
          </table:table-cell>
          <table:table-cell office:value-type="string" table:style-name="ce1">
            <text:p>Azienda ospedaliera San Camillo Forlanini, 87, Circonvallazione Gianicolense, Monteverde, Municipio Roma XII, Roma, Roma Capitale, Lazio, 00152,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San Giovanni Addolorata</text:p>
          </table:table-cell>
          <table:table-cell office:value-type="string" table:style-name="ce1">
            <text:p>Azienda Ospedaliera San Giovanni Addolorata, 5, Via di Santo Stefano Rotondo, Monti, Municipio Roma I, Roma, Roma Capitale, Lazio, 000185, Italia</text:p>
          </table:table-cell>
          <table:table-cell office:value-type="string" table:style-name="ce1">
            <text:p>Ospedali La città è servita da numerosi ospedali e centri di cura pubblici e privati, nelle varie ASL in cui è suddivisa la città. Tra i principali ospedali romani, vi sono i quattro policlinici universitari Umberto I (l'ospedale pubblico più grande in Italia), Tor Vergata, Agostino Gemelli (dell'università Cattolica) e Campus Bio-Medico, i grandi complessi del San Camillo-Forlanini e del San Giovanni Addolorata, l'ospedale pediatrico Bambino Gesù (appartenente al Vaticano) e il policlinico militare del Celio. Inoltre l'Istituto Superiore di Sanità opera al servizio del ministero della Salute.</text:p>
          </table:table-cell>
          <table:table-cell office:value-type="string" table:style-name="ce1">
            <text:p>Si</text:p>
          </table:table-cell>
          <table:table-cell table:number-columns-repeated="16380"/>
        </table:table-row>
        <table:table-row table:style-name="ro1">
          <table:table-cell office:value-type="string" table:style-name="ce1">
            <text:p>San Vittorino</text:p>
          </table:table-cell>
          <table:table-cell office:value-type="string" table:style-name="ce1">
            <text:p>San Vittorino, Corcolle, Roma, Roma Capitale, Lazio, Italia</text:p>
          </table:table-cell>
          <table:table-cell office:value-type="string" table:style-name="ce1">
            <text:p>Roma conta in totale 11 cimiteri comunali: 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text:p>
          </table:table-cell>
          <table:table-cell office:value-type="string" table:style-name="ce2">
            <text:p>No</text:p>
          </table:table-cell>
          <table:table-cell table:number-columns-repeated="16380"/>
        </table:table-row>
        <table:table-row table:style-name="ro1">
          <table:table-cell office:value-type="string" table:style-name="ce1">
            <text:p>San Vittorino</text:p>
          </table:table-cell>
          <table:table-cell office:value-type="string" table:style-name="ce1">
            <text:p>San Vittorino, Corcolle,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table-row>
        <table:table-row table:style-name="ro1">
          <table:table-cell office:value-type="string" table:style-name="ce1">
            <text:p>Santa Maria della Pietà</text:p>
          </table:table-cell>
          <table:table-cell office:value-type="string" table:style-name="ce1">
            <text:p>Chiesa di Santa Maria della Pietà, Via della Sagrestia, Borgo, Municipio Roma I, Roma, Roma Capitale, Lazio, 0019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 Luogo di fondazione della Comunità economica europea e dell'Euratom, ospita anche le sedi di tre organizzazioni delle Nazioni Unite:</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 Infine a Roma si trovano anche le sedi principali della regione Lazio e, presso palazzo Valentini, della città metropolitana di Roma Capitale.</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 La città capitolina, inoltre, è sede di 25 consolati generali o onorari.</text:p>
          </table:table-cell>
          <table:table-cell office:value-type="string" table:style-name="ce1">
            <text:p>No</text:p>
          </table:table-cell>
          <table:table-cell table:number-columns-repeated="16380"/>
        </table:table-row>
        <table:table-row table:style-name="ro1">
          <table:table-cell office:value-type="string" table:style-name="ce1">
            <text:p>Santa Sede</text:p>
          </table:table-cell>
          <table:table-cell office:value-type="string" table:style-name="ce1">
            <text:p>Università La Sapienza - Sede Marco Polo, Viale dello Scalo San Lorenzo, San Lorenzo, Municipio Roma II, Roma, Roma Capitale, Lazio, 00185, Italia</text:p>
          </table:table-cell>
          <table:table-cell office:value-type="string" table:style-name="ce1">
            <text:p>La città capitolina, inoltre, è sede di 25 consolati generali o onorari. A Roma ha sede il Sovrano Militare Ordine di Malta, un ordine religioso dipendente dalla Santa Sede riconosciuto da gran parte della comunità internazionale come soggetto di diritto internazionale: villa del Priorato di Malta, sull'Aventino, sede storica dell'ordine, ospita le ambasciate presso la Santa Sede e presso la Repubblica italiana dell'Ordine, e gode del diritto di extraterritorialità. Nella capitale, infine, si trovano le missioni diplomatiche permanenti presso la FAO degli stati membri dell'agenzia delle Nazioni Unite.</text:p>
          </table:table-cell>
          <table:table-cell office:value-type="string" table:style-name="ce1">
            <text:p>No</text:p>
          </table:table-cell>
          <table:table-cell table:number-columns-repeated="16380"/>
        </table:table-row>
        <table:table-row table:style-name="ro1">
          <table:table-cell office:value-type="string" table:style-name="ce1">
            <text:p>Sant'Omobono</text:p>
          </table:table-cell>
          <table:table-cell office:value-type="string" table:style-name="ce1">
            <text:p>Sant’Omobono, Vico Jugario, Ripa, Municipio Roma I, Roma, Roma Capitale, Lazio, 00153,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Sapienza</text:p>
          </table:table-cell>
          <table:table-cell office:value-type="string" table:style-name="ce1">
            <text:p>Sapienza, Piazzale Aldo Moro, San Lorenzo, Municipio Roma II, Roma, Roma Capitale, Lazio, 00185, Italia</text:p>
          </table:table-cell>
          <table:table-cell office:value-type="string" table:style-name="ce1">
            <text:p>Secondo un'indagine sulla qualità della vita realizzata nel 2015 dalla società di consulenza Mercer, nonostante gli aspetti positivi Roma occupa il 52º posto, penalizzata dal suo sistema di trasporti e da un contesto commerciale non ottimale, restando distante dal 41º posto di Milano. A causa della criminalità organizzata crescente, nella città c'è uno dei tassi di reati più alti d'Italia (nel 2010, secondo l'Associazione Nazionale Funzionari di Polizia, Roma si è piazzata al secondo posto dietro Milano per numero di reati ogni centomila abitanti, con particolare criticità per furti d'appartamento, furti d'auto, scippi e rapine, mentre nel 2011 era schizzata in testa per numero di omicidi).Secondo l'indagine Insicurezza e degrado nelle periferie urbane realizzata nel 2009 dal dipartimento innovazione e società della Sapienza per conto dell'Osservatorio regionale per la sicurezza e la legalità, un romano su due considera pericolose le periferie, preoccupati soprattutto dalla criminalità e gli incidenti stradali. La maggioranza dei romani intervistati, inoltre, nota che in città ci sono zone insicure, dove sarebbe meglio non andare.</text:p>
          </table:table-cell>
          <table:table-cell office:value-type="string" table:style-name="ce1">
            <text:p>No</text:p>
          </table:table-cell>
          <table:table-cell table:number-columns-repeated="16380"/>
        </table:table-row>
        <table:table-row table:style-name="ro1">
          <table:table-cell office:value-type="string" table:style-name="ce1">
            <text:p>Sapienza</text:p>
          </table:table-cell>
          <table:table-cell office:value-type="string" table:style-name="ce1">
            <text:p>Sapienza, Piazzale Aldo Moro, San Lorenzo, Municipio Roma II, Roma, Roma Capitale, Lazio, 00185, Italia</text:p>
          </table:table-cell>
          <table:table-cell office:value-type="string" table:style-name="ce1">
            <text:p>sul suo territorio sono presenti 22 atenei statali e privati e 24 atenei pontifici, per un totale di 46 atenei. La più importante è la Sapienza, che nel 2013 è stata anche l'unica università italiana a comparire tra le prime cento del mondo secondo la classifica internazionale elaborata dal Center for World University Rankings, collocandosi al 63º posto. Musei <text:s/>A Roma l'offerta museale è molto vasta per quantità e qualità:</text:p>
          </table:table-cell>
          <table:table-cell office:value-type="string" table:style-name="ce1">
            <text:p>No</text:p>
          </table:table-cell>
          <table:table-cell table:number-columns-repeated="16380"/>
        </table:table-row>
        <table:table-row table:style-name="ro1">
          <table:table-cell office:value-type="string" table:style-name="ce1">
            <text:p>Saxia</text:p>
          </table:table-cell>
          <table:table-cell office:value-type="string" table:style-name="ce1">
            <text:p>Ospedale Santo Spirito in Sassia, Via dei Penitenzieri, Borgo, Municipio Roma I, Roma, Roma Capitale, Lazio, 00193, Italia</text:p>
          </table:table-cell>
          <table:table-cell office:value-type="string" table:style-name="ce1">
            <text:p><text:s/>Non sono più attivi numerosi istituti di cura, tra cui: l'arcispedale di Santo Spirito in Saxia (fondato nel Medioevo, uno dei più antichi ospedali al mondo), l'ospedale di San Giacomo degli Incurabili, l'ospedale Carlo Forlanini, l'ospedale Nuovo Regina Margherita, l'ex manicomio di Santa Maria della Pietà e l'ex lazzaretto di Roma. Criminalità Qualità della vita Secondo un'indagine realizzata dall'ufficio di statistica del comune di Roma nel 2007, la qualità della vita dei cittadini romani nel complesso è buona;</text:p>
          </table:table-cell>
          <table:table-cell office:value-type="string" table:style-name="ce1">
            <text:p>Si</text:p>
          </table:table-cell>
          <table:table-cell table:number-columns-repeated="16380"/>
        </table:table-row>
        <table:table-row table:style-name="ro1">
          <table:table-cell office:value-type="string" table:style-name="ce1">
            <text:p>Scalo San Lorenzo</text:p>
          </table:table-cell>
          <table:table-cell office:value-type="string" table:style-name="ce1">
            <text:p>Scalo San Lorenzo, San Lorenzo, Tiburtino, Roma, Roma Capitale, Lazio, 00185, Italia</text:p>
          </table:table-cell>
          <table:table-cell office:value-type="string" table:style-name="ce1">
            <text:p>Nella capitale si svolgono anche eventi legati alla moda: l'Altaroma Fashion Week curata dalla società Altaroma in sedi variabili (l'area dell'Ex Dogana allo Scalo San Lorenzo nel quartiere Tiburtino, l'ex Caserma in Via Guido Reni); la Rome Fashion Week che si svolge nelle sale della Fiera di Roma;</text:p>
          </table:table-cell>
          <table:table-cell office:value-type="string" table:style-name="ce1">
            <text:p>Si</text:p>
          </table:table-cell>
          <table:table-cell table:number-columns-repeated="16380"/>
        </table:table-row>
        <table:table-row table:style-name="ro1">
          <table:table-cell office:value-type="string" table:style-name="ce1">
            <text:p>Scuderie del Quirinale</text:p>
          </table:table-cell>
          <table:table-cell office:value-type="string" table:style-name="ce1">
            <text:p>Scuderie del Quirinale, 16, Via Ventiquattro Maggio, Trevi, Municipio Roma I, Roma, Roma Capitale, Lazio, 00187, Italia</text:p>
          </table:table-cell>
          <table:table-cell office:value-type="string" table:style-name="ce1">
            <text:p>"Libri Come", presso l'Auditorium Parco della Musica. Sul fronte artistico, in città si svolgono la Quadriennale di Roma, solitamente presso il Palazzo delle Esposizioni, la Biennale d'arte internazionale di Roma, l'Esposizione triennale di arti visive (dal 2011), oltre a numerose mostre di rilevanza internazionale presso gli spazi espositivi delle Scuderie del Quirinale, dei vari musei e delle numerose gallerie private. Infine, dal 2002 al 2020, a Roma si è tenuto FotoGrafia.</text:p>
          </table:table-cell>
          <table:table-cell office:value-type="string" table:style-name="ce1">
            <text:p>Si</text:p>
          </table:table-cell>
          <table:table-cell table:number-columns-repeated="16380"/>
        </table:table-row>
        <table:table-row table:style-name="ro1">
          <table:table-cell office:value-type="string" table:style-name="ce1">
            <text:p>Seicento</text:p>
          </table:table-cell>
          <table:table-cell office:value-type="string" table:style-name="ce1">
            <text:p>Platani Orientali del Seicento, Viale dell'Uccelliera, Municipio Roma II, Roma, Roma Capitale, Lazio, 00197, Italia</text:p>
          </table:table-cell>
          <table:table-cell office:value-type="string" table:style-name="ce1">
            <text:p>tra le 14 ancora esistenti vi sono la colonna di Marco Aurelio e la colonna Traiana. Tra i principali colonnati della città, il più noto è probabilmente quello realizzato da Bernini nel Seicento. <text:s/>Siti archeologici Per la sua vastità di siti e reperti archeologici, Roma è un vero museo a cielo aperto.</text:p>
          </table:table-cell>
          <table:table-cell office:value-type="string" table:style-name="ce1">
            <text:p>No</text:p>
          </table:table-cell>
          <table:table-cell table:number-columns-repeated="16380"/>
        </table:table-row>
        <table:table-row table:style-name="ro1">
          <table:table-cell office:value-type="string" table:style-name="ce1">
            <text:p>Seicento</text:p>
          </table:table-cell>
          <table:table-cell office:value-type="string" table:style-name="ce1">
            <text:p>Platani Orientali del Seicento, Viale dell'Uccelliera, Municipio Roma II, Roma, Roma Capitale, Lazio, 00197, Italia</text:p>
          </table:table-cell>
          <table:table-cell office:value-type="string" table:style-name="ce1">
            <text:p>Dopo una fase buia durante tutto il Medioevo (caratterizzato dal cosiddetto teatro religioso), il teatro svolse un ruolo di primo piano dagli inizi dell'età moderna, nonostante la rigida censura dei pontefici: gli spazi pubblici dedicati alle rappresentazioni teatrali, tuttavia, iniziarono a comparire solo nel Seicento (secolo influenzato dalla presenza in Roma della mecenatica Cristina di Svezia), anche se il primo fu eretto sul Campidoglio per volere di papa Leone X nel 1513. Il secolo d'oro per il teatro romano moderno fu il Settecento, quando furono costruiti i grandi teatri (l'Alibert, l'Argentina) e si diffuse il melodramma del romano Pietro Metastasio.</text:p>
          </table:table-cell>
          <table:table-cell office:value-type="string" table:style-name="ce1">
            <text:p>No</text:p>
          </table:table-cell>
          <table:table-cell table:number-columns-repeated="16380"/>
        </table:table-row>
        <table:table-row table:style-name="ro1">
          <table:table-cell office:value-type="string" table:style-name="ce1">
            <text:p>Senato della Repubblica</text:p>
          </table:table-cell>
          <table:table-cell office:value-type="string" table:style-name="ce1">
            <text:p>Senato della Repubblica, Piazza di San Luigi De' Francesi, Sant'Eustachio,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Si</text:p>
          </table:table-cell>
          <table:table-cell table:number-columns-repeated="16380"/>
        </table:table-row>
        <table:table-row table:style-name="ro1">
          <table:table-cell office:value-type="string" table:style-name="ce1">
            <text:p>Sindaco</text:p>
          </table:table-cell>
          <table:table-cell office:value-type="string" table:style-name="ce1">
            <text:p>Comitato Giovanni Caudo Sindaco, 8, Via Giovanni Mario Crescimbeni, Monti, Municipio Roma I, Roma, Roma Capitale, Lazio, 00184, Italia</text:p>
          </table:table-cell>
          <table:table-cell office:value-type="string" table:style-name="ce1">
            <text:p><text:s/>Amministrazione Il territorio comunale di Roma è amministrato da un ente territoriale speciale, denominato Roma Capitale, entrato in vigore il 3 ottobre 2010 a seguito della riforma del titolo V parte II della Costituzione italiana nel 2001 per garantire alla città maggiore autonomia, sostituendosi al previgente Comune di Roma, mantenendone invariati i confini e il livello di governo. Dal 2015 il Sindaco di Roma è investito anche, di diritto, della carica di sindaco metropolitano della Città metropolitana di Roma Capitale. <text:s/>Ambasciate e consolati Roma ospita le ambasciate straniere presso la Repubblica italiana (138 ambasciate) e la Santa Sede (72), compresa, pertanto, anche l'ambasciata italiana presso la Santa Sede, che ha sede a palazzo Borromeo.</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Spagna, Via Sistina, Campo Marzio, Municipio Roma I, Roma, Roma Capitale, Lazio, 00187, Italia</text:p>
          </table:table-cell>
          <table:table-cell office:value-type="string" table:style-name="ce1">
            <text:p>Vennero istituite le prime province romane: la Sicilia, la Sardegna e Corsica, la Spagna, la Macedonia, la Grecia (Acaia), l'Africa. Nella seconda metà del II secolo e nel I secolo a.C. si registrarono numerose rivolte, congiure, guerre civili e dittature:</text:p>
          </table:table-cell>
          <table:table-cell office:value-type="string" table:style-name="ce1">
            <text:p>No</text:p>
          </table:table-cell>
          <table:table-cell table:number-columns-repeated="16380"/>
        </table:table-row>
        <table:table-row table:style-name="ro1">
          <table:table-cell office:value-type="string" table:style-name="ce1">
            <text:p>Spagna</text:p>
          </table:table-cell>
          <table:table-cell office:value-type="string" table:style-name="ce1">
            <text:p>Spagna, Via Sistina, Campo Marzio, Municipio Roma I, Roma, Roma Capitale, Lazio, 00187,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No</text:p>
          </table:table-cell>
          <table:table-cell table:number-columns-repeated="16380"/>
        </table:table-row>
        <table:table-row table:style-name="ro1">
          <table:table-cell office:value-type="string" table:style-name="ce1">
            <text:p>Spartaco</text:p>
          </table:table-cell>
          <table:table-cell office:value-type="string" table:style-name="ce1">
            <text:p>Viale Spartaco, Quadraretto, Tuscolano, Roma, Roma Capitale, Lazio, 00174, Italia</text:p>
          </table:table-cell>
          <table:table-cell office:value-type="string" table:style-name="ce1">
            <text:p>Nella seconda metà del II secolo e nel I secolo a.C. si registrarono numerose rivolte, congiure, guerre civili e dittature: sono i secoli di Tiberio e Gaio Gracco, di Giugurta, di Quinto Lutazio Catulo, di Gaio Mario, di Lucio Cornelio Silla, di Marco Emilio Lepido, di Spartaco, di Gneo Pompeo, di Marco Licinio Crasso, di Lucio Sergio Catilina, di Marco Tullio Cicerone, di Gaio Giulio Cesare e di Ottaviano, che, dopo essere stato membro del secondo triumvirato insieme con Marco Antonio e Lepido, nel 27 a.C. divenne princeps civitatis e gli fu conferito il titolo di Augusto. Istituito de facto l'Impero, che conobbe la sua massima espansione nel II secolo, sotto l'imperatore Traiano, Roma si confermò caput mundi, cioè capitale del mondo, espressione che le era stata attribuita già nel periodo repubblicano.</text:p>
          </table:table-cell>
          <table:table-cell office:value-type="string" table:style-name="ce1">
            <text:p>No</text:p>
          </table:table-cell>
          <table:table-cell table:number-columns-repeated="16380"/>
        </table:table-row>
        <table:table-row table:style-name="ro1">
          <table:table-cell office:value-type="string" table:style-name="ce1">
            <text:p>Stadio Centrale del Tennis</text:p>
          </table:table-cell>
          <table:table-cell office:value-type="string" table:style-name="ce1">
            <text:p>Stadio centrale del tennis, Viale delle Olimpiadi, Municipio Roma I, Roma, Roma Capitale, Lazio, 00196, Italia</text:p>
          </table:table-cell>
          <table:table-cell office:value-type="string" table:style-name="ce1">
            <text:p>Palazzetto dello Sport, realizzato tra il 1958 e il 1960 quale impianto destinato ad accogliere alcuni eventi delle Olimpiadi del 1960, è tuttora in funzione e ospita manifestazioni sportive; Stadio Centrale del Tennis, dove si giocano ogni anno gli Internazionali d'Italia, torneo di tennis facente parte del circuito ATP Tour Masters 1000; Complesso natatorio del Foro Italico; Stadio dei Marmi;</text:p>
          </table:table-cell>
          <table:table-cell office:value-type="string" table:style-name="ce1">
            <text:p>Si</text:p>
          </table:table-cell>
          <table:table-cell table:number-columns-repeated="16380"/>
        </table:table-row>
        <table:table-row table:style-name="ro1">
          <table:table-cell office:value-type="string" table:style-name="ce1">
            <text:p>Stadio dei Marmi</text:p>
          </table:table-cell>
          <table:table-cell office:value-type="string" table:style-name="ce1">
            <text:p>Stadio dei Marmi, Viale Paolo Boselli, Municipio Roma XV, Roma, Roma Capitale, Lazio, 00194, Italia</text:p>
          </table:table-cell>
          <table:table-cell office:value-type="string" table:style-name="ce1">
            <text:p>Stadio Centrale del Tennis, dove si giocano ogni anno gli Internazionali d'Italia, torneo di tennis facente parte del circuito ATP Tour Masters 1000; Complesso natatorio del Foro Italico; Stadio dei Marmi; Centro sportivo Giulio Onesti dell'Acqua Acetosa;</text:p>
          </table:table-cell>
          <table:table-cell office:value-type="string" table:style-name="ce1">
            <text:p>Si</text:p>
          </table:table-cell>
          <table:table-cell table:number-columns-repeated="16380"/>
        </table:table-row>
        <table:table-row table:style-name="ro1">
          <table:table-cell office:value-type="string" table:style-name="ce1">
            <text:p>Stadio del tennis di Roma</text:p>
          </table:table-cell>
          <table:table-cell office:value-type="string" table:style-name="ce1">
            <text:p>Stadio centrale del tennis, Viale delle Olimpiadi, Municipio Roma I, Roma, Roma Capitale, Lazio, 00196, Italia</text:p>
          </table:table-cell>
          <table:table-cell office:value-type="string" table:style-name="ce1">
            <text:p>Roma ospita regolarmente ogni anno competizioni sportive, tra le quali si ricordano: <text:s/>Internazionali d'Italia, che si svolgono tra aprile e maggio di ogni anno presso lo Stadio del tennis di Roma; E-Prix di Roma, campionato di Formula E, si disputa sul Circuito cittadino dell'EUR dal 2018;</text:p>
          </table:table-cell>
          <table:table-cell office:value-type="string" table:style-name="ce1">
            <text:p>Si</text:p>
          </table:table-cell>
          <table:table-cell table:number-columns-repeated="16380"/>
        </table:table-row>
        <table:table-row table:style-name="ro1">
          <table:table-cell office:value-type="string" table:style-name="ce1">
            <text:p>Stadio Flaminio</text:p>
          </table:table-cell>
          <table:table-cell office:value-type="string" table:style-name="ce1">
            <text:p>Stadio Flaminio, Via dello Stadio Flaminio, Municipio Roma II, Roma, Roma Capitale, Lazio, 00196, Italia</text:p>
          </table:table-cell>
          <table:table-cell office:value-type="string" table:style-name="ce1">
            <text:p><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 Stadio Flaminio, inaugurato nel 1959, dal 2000 al 2011 ha ospitato le partite casalinghe della Nazionale di rugby a 15 dell'Italia durante il torneo Sei Nazioni; Palazzo dello Sport (già PalaEUR), il più grande palazzo dello sport di Roma, inaugurato nel 1960, esempio del razionalismo italiano;</text:p>
          </table:table-cell>
          <table:table-cell office:value-type="string" table:style-name="ce1">
            <text:p>Si</text:p>
          </table:table-cell>
          <table:table-cell table:number-columns-repeated="16380"/>
        </table:table-row>
        <table:table-row table:style-name="ro1">
          <table:table-cell office:value-type="string" table:style-name="ce1">
            <text:p>Stadio Olimpico</text:p>
          </table:table-cell>
          <table:table-cell office:value-type="string" table:style-name="ce1">
            <text:p>Stadio Olimpico, Viale dei Gladiatori, Municipio Roma XV, Roma, Roma Capitale, Lazio, 00135, Italia</text:p>
          </table:table-cell>
          <table:table-cell office:value-type="string" table:style-name="ce1">
            <text:p>Concorso ippico internazionale "Piazza di Siena", competizione equestre che si tiene dal 1922 in piazza di Siena, all'interno di villa Borghese; Golden Gala Pietro Mennea evento internazionale di atletica leggera che si svolge annualmente presso lo Stadio Olimpico; Maratona di Roma, organizzata in primavera con partenza e arrivo in via dei Fori Imperiali.</text:p>
          </table:table-cell>
          <table:table-cell office:value-type="string" table:style-name="ce1">
            <text:p>Si</text:p>
          </table:table-cell>
          <table:table-cell table:number-columns-repeated="16380"/>
        </table:table-row>
        <table:table-row table:style-name="ro1">
          <table:table-cell office:value-type="string" table:style-name="ce1">
            <text:p>Stadio Olimpico</text:p>
          </table:table-cell>
          <table:table-cell office:value-type="string" table:style-name="ce1">
            <text:p>Stadio Olimpico, Viale dei Gladiatori, Municipio Roma XV, Roma, Roma Capitale, Lazio, 00135, Italia</text:p>
          </table:table-cell>
          <table:table-cell office:value-type="string" table:style-name="ce1">
            <text:p>Di seguito ne sono elencati i principali, alcuni dei quali caratterizzano l'area sportiva del Foro Italico: <text:s/>Stadio Olimpico, inaugurato nel 1953 come Stadio dei Centomila, ha ospitato la seconda edizione dei campionati del mondo di atletica leggera (1987), due finali di Coppa dei Campioni (1976-1977 e 1983-1984) e due finali di UEFA Champions League (1995-1996 e 2008-2009), la finale dei campionati del mondo di calcio nel 1990; Stadio Flaminio, inaugurato nel 1959, dal 2000 al 2011 ha ospitato le partite casalinghe della Nazionale di rugby a 15 dell'Italia durante il torneo Sei Nazioni;</text:p>
          </table:table-cell>
          <table:table-cell office:value-type="string" table:style-name="ce1">
            <text:p>Si</text:p>
          </table:table-cell>
          <table:table-cell table:number-columns-repeated="16380"/>
        </table:table-row>
        <table:table-row table:style-name="ro1">
          <table:table-cell office:value-type="string" table:style-name="ce1">
            <text:p>Stadio Pasquale Giannattasio</text:p>
          </table:table-cell>
          <table:table-cell office:value-type="string" table:style-name="ce1">
            <text:p>Stadio Stella Polare Pasquale Giannattasio, Via Mar dei Caraibi, Municipio Roma X, Lido di Ostia, Roma, Roma Capitale, Lazio, 00122, Italia</text:p>
          </table:table-cell>
          <table:table-cell office:value-type="string" table:style-name="ce1">
            <text:p>Centro sportivo Terme di Caracalla; Stadio Pasquale Giannattasio (ex Stella Polare - Ostia); Ippodromo delle Capannelle (galoppo);</text:p>
          </table:table-cell>
          <table:table-cell office:value-type="string" table:style-name="ce1">
            <text:p>Si</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È altresì capoluogo dell'omonima città metropolitana e della regione Lazio. Il comune di Roma è dotato di un ordinamento amministrativo speciale, denominato Roma Capitale e disciplinato da una legge dello Stato. Contando 2 758 218 abitanti, è il comune più popoloso d'Italia e il terzo dell'Unione europea dopo Berlino e Madrid.</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Secondo la tradizione, è stata fondata il 21 aprile 753 a.C. da Romolo (sebbene scavi recenti nel Lapis niger farebbero risalire la fondazione a 2 secoli prima), nel corso dei suoi tre millenni di storia è stata la prima metropoli dell'Occidente, cuore pulsante di una delle più importanti civiltà antiche, che influenzò la società, la cultura, la lingua, la letteratura, l'arte, l'architettura, l'urbanistica, l'ingegneria civile, la filosofia, la religione, il diritto e i costumi dei secoli successivi. Luogo di origine della lingua latina, fu capitale dell'antico Stato romano che estendeva il suo dominio su tutto il bacino del Mediterraneo e gran parte dell'Europa, dello Stato Pontificio, sottoposto al potere temporale dei papi e del Regno d'Italia (dal 1871 al 1946). Per antonomasia, è definita l'Urbe, Caput mundi e Città eterna.</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Per antonomasia, è definita l'Urbe, Caput mundi e Città eterna. Cuore della cristianità cattolica, è l'unica città al mondo ad ospitare al proprio interno un intero Stato, l'enclave della Città del Vaticano. Il suo centro storico, delimitato dal perimetro delle mura aureliane, sovrapposizione di testimonianze di quasi tre millenni, è espressione del patrimonio storico, artistico e culturale del mondo occidentale europeo e, nel 1980, insieme alle proprietà extraterritoriali della Santa Sede nella città, è stato inserito nella lista dei Patrimoni dell'umanità dell'UNESCO, provvedimento esteso nel 1990 ai territori compresi all'interno delle mura gianicolensi.</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In questo periodo è attestata l'esistenza di un ducato romano, che corrispondeva, grosso modo, alla città e al territorio ad essa circostante. Nel 756, sconfitto definitivamente il re longobardo Astolfo, Pipino il Breve, re dei Franchi, donò le terre conquistate a papa Stefano II, sancendo la nascita del Patrimonium Sancti Petri, lo Stato Pontificio, di cui Roma divenne capitale. La notte di Natale dell'800 papa Leone III incoronò imperatore Carlo Magno nell'antica basilica di San Pietro in Vaticano, istituendo così l'Impero carolingio/Sacro Romano Impero:</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dal 1962 al 1965, nella basilica di San Pietro si svolse il Concilio Vaticano II.Oggi Roma, città più popolosa e più vasta d'Italia, funge da centro della vita politica nazionale e centro della religione cattolica; in virtù anche della sua importanza come capitale dello Stato è stata dotata di un particolare ordinamento amministrativo che ha soppiantato il precedente comune ed è stato denominato Roma Capitale. Inoltre, con la soppressione della provincia di Roma, è stata istituita la città metropolitana, che sebbene mantenga una certa autonomia amministrativa rispetto al comune speciale, è retta dal sindaco della città.</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Tra di essi quelli di maggiore importanza sono: il palazzo del Quirinale, sede della Presidenza della Repubblica, palazzo Madama, sede del Senato della Repubblica, palazzo Montecitorio, sede della Camera dei deputati, palazzo Chigi, sede del Governo italiano, palazzo Koch, sede della Banca d'Italia, palazzo Spada, sede del Consiglio di Stato, il palazzo di Giustizia, noto anche come Palazzaccio e sede della Corte suprema di cassazione e il palazzo della Consulta, sede della Corte costituzionale. La città ospita anche le sedi di tutti i ministeri oltre che delle varie ambasciate presso la Repubblica Italiana e gran parte di quelle presso la Santa Sed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entrambi sono i santi patroni di Roma. 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In seguito alla svolta costantiniana del 313 e all'editto di Tessalonica del 380, il cristianesimo si affermò come religione di Stato e la Chiesa di Roma, che detiene il primato della sede di Pietro, accrebbe il proprio potere spirituale e liturgico e instaurò un rapporto con le istituzioni politiche che caratterizzò i secoli successivi. <text:s/>Cattolicesimo Roma, da secoli meta di pellegrinaggio di milioni di fedeli, è il centro principale del cattolicesimo ospitando al proprio interno lo Stato della Città del Vaticano, governato dal vescovo di Roma, che per uso della Chiesa stessa è sempre il papa regnante. Per tale motivo è stata a volte definita capitale di due Stati.</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Pietro e Paolo, patroni della città, il 29 giugno. La festa di San Pietro e Paolo è stata istituita con decreto dello Stato Pontificio il 29 aprile 1818; Festa de Noantri, si svolge a Trastevere.</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Essendo capoluogo della provincia di Roma, della regione Lazio e capitale della Repubblica italiana, Roma ospita, oltre alle sedi comunali, le varie sedi del governo provinciale, regionale e nazionale, nonché: <text:s/>lo Stato maggiore dell'Esercito italiano lo Stato maggiore della Marina lo Stato maggiore dell'Aeronautica Militare lo Stato maggiore della difesa il Comando generale dell'Arma dei Carabinieri l'Agenzia Spaziale Italiana. Ospedali La città è servita da numerosi ospedali e centri di cura pubblici e privati, nelle varie ASL in cui è suddivisa la città.</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La maggioranza dei romani intervistati, inoltre, nota che in città ci sono zone insicure, dove sarebbe meglio non andare. 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No</text:p>
          </table:table-cell>
          <table:table-cell table:number-columns-repeated="16380"/>
        </table:table-row>
        <table:table-row table:style-name="ro1">
          <table:table-cell office:value-type="string" table:style-name="ce1">
            <text:p>Stato</text:p>
          </table:table-cell>
          <table:table-cell office:value-type="string" table:style-name="ce1">
            <text:p>Consiglio di Stato, Piazza Capo di Ferro, Regola, Municipio Roma I, Roma, Roma Capitale, Lazio, 00186, Italia</text:p>
          </table:table-cell>
          <table:table-cell office:value-type="string" table:style-name="ce1">
            <text:p>Sebbene l'economia romana sia in larga parte costituita da piccole e medie imprese, nella Capitale hanno la sede anche grandi aziende, tra cui le ex partecipazioni statali privatizzate o trasformate in società per azioni: Enel, Eni, TotalErg, Api, Terna e GSE nel settore energetico, TIM, Open Fiber, Groupama, Poste italiane, Leonardo, Ferrovie dello Stato Italiane, Atlantia e Rai. <text:s/>Agricoltura Roma è il più grande comune agricolo d'Europa,</text:p>
          </table:table-cell>
          <table:table-cell office:value-type="string" table:style-name="ce1">
            <text:p>No</text:p>
          </table:table-cell>
          <table:table-cell table:number-columns-repeated="16380"/>
        </table:table-row>
        <table:table-row table:style-name="ro1">
          <table:table-cell office:value-type="string" table:style-name="ce1">
            <text:p>Stato italiano</text:p>
          </table:table-cell>
          <table:table-cell office:value-type="string" table:style-name="ce1">
            <text:p>Rovine Chiesa di San Nicola a Capo di Bove, Via Appia Antica, Ardeatino, Roma, Roma Capitale, Lazio, 00179, Italia</text:p>
          </table:table-cell>
          <table:table-cell office:value-type="string" table:style-name="ce1">
            <text:p>via Nazionale, realizzata dopo l'unità; via della Conciliazione, che collega lo Stato italiano con la Città del Vaticano. Roma è la città che conserva il maggior numero di obelischi:</text:p>
          </table:table-cell>
          <table:table-cell office:value-type="string" table:style-name="ce1">
            <text:p>No</text:p>
          </table:table-cell>
          <table:table-cell table:number-columns-repeated="16380"/>
        </table:table-row>
        <table:table-row table:style-name="ro1">
          <table:table-cell office:value-type="string" table:style-name="ce1">
            <text:p>Stato italiano</text:p>
          </table:table-cell>
          <table:table-cell office:value-type="string" table:style-name="ce1">
            <text:p>Rovine Chiesa di San Nicola a Capo di Bove, Via Appia Antica, Ardeatino, Roma, Roma Capitale, Lazio, 00179, Italia</text:p>
          </table:table-cell>
          <table:table-cell office:value-type="string" table:style-name="ce1">
            <text:p>Cultura Istruzione Archivi e biblioteche Nella sua veste di capitale d'Italia, la città possiede due Archivi di Stato: l'Archivio Centrale dello Stato, che conserva (con alcune eccezioni) la documentazione prodotta dagli organi e dagli uffici dello Stato italiano sin dalla sua unità e l'Archivio di Stato di Roma, che fino al 1953 ha svolto anche le funzioni del primo. Inoltre in Vaticano ha sede l'Archivio segreto vaticano.</text:p>
          </table:table-cell>
          <table:table-cell office:value-type="string" table:style-name="ce1">
            <text:p>No</text:p>
          </table:table-cell>
          <table:table-cell table:number-columns-repeated="16380"/>
        </table:table-row>
        <table:table-row table:style-name="ro1">
          <table:table-cell office:value-type="string" table:style-name="ce1">
            <text:p>stazione d'Italia</text:p>
          </table:table-cell>
          <table:table-cell office:value-type="string" table:style-name="ce1">
            <text:p>Enel - stazione di ricarica, Corso d'Italia, Municipio Roma II, Roma, Roma Capitale, Lazio, 00198,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No</text:p>
          </table:table-cell>
          <table:table-cell table:number-columns-repeated="16380"/>
        </table:table-row>
        <table:table-row table:style-name="ro1">
          <table:table-cell office:value-type="string" table:style-name="ce1">
            <text:p>Stazione meteorologica di Roma</text:p>
          </table:table-cell>
          <table:table-cell office:value-type="string" table:style-name="ce1">
            <text:p>Stazione meteorologica Vigna di Valle, Vigna di Valle, Anguillara Sabazia, Roma Capitale, Lazio, Italia</text:p>
          </table:table-cell>
          <table:table-cell office:value-type="string" table:style-name="ce1">
            <text:p>A titolo di esempio vengono riportati i dati relativi alla stazione meteorologica di Roma Urbe (periodo 1971-2000). <text:s/>Oltre a Urbe, le più importanti stazioni meteorologiche ufficiali di Roma sono: <text:s/>Stazione meteorologica di Roma Monte Mario Stazione meteorologica di Roma Ciampino Stazione meteorologica di Roma Fiumicino Classificazione climatica: zona D, 1415 GGOrigini del nome Sull'origine del nome Roma sono state formulate diverse ipotesi;</text:p>
          </table:table-cell>
          <table:table-cell office:value-type="string" table:style-name="ce1">
            <text:p>Si</text:p>
          </table:table-cell>
          <table:table-cell table:number-columns-repeated="16380"/>
        </table:table-row>
        <table:table-row table:style-name="ro1">
          <table:table-cell office:value-type="string" table:style-name="ce1">
            <text:p>Stella Polare</text:p>
          </table:table-cell>
          <table:table-cell office:value-type="string" table:style-name="ce1">
            <text:p>Stella Polare, Via del Sagittario, Municipio Roma X, Lido di Ostia, Roma, Roma Capitale, Lazio, 00122, Italia</text:p>
          </table:table-cell>
          <table:table-cell office:value-type="string" table:style-name="ce1">
            <text:p>Centro sportivo Terme di Caracalla; Stadio Pasquale Giannattasio (ex Stella Polare - Ostia); Ippodromo delle Capannelle (galoppo);</text:p>
          </table:table-cell>
          <table:table-cell office:value-type="string" table:style-name="ce1">
            <text:p>No</text:p>
          </table:table-cell>
          <table:table-cell table:number-columns-repeated="16380"/>
        </table:table-row>
        <table:table-row table:style-name="ro1">
          <table:table-cell office:value-type="string" table:style-name="ce1">
            <text:p>Storta</text:p>
          </table:table-cell>
          <table:table-cell office:value-type="string" table:style-name="ce1">
            <text:p>La Stort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table-row>
        <table:table-row table:style-name="ro1">
          <table:table-cell office:value-type="string" table:style-name="ce1">
            <text:p>Strade</text:p>
          </table:table-cell>
          <table:table-cell office:value-type="string" table:style-name="ce1">
            <text:p>Le Strade dei Parchi, Viale del Parco Mellini, Municipio Roma I, Roma, Roma Capitale, Lazio, 00100, Italia</text:p>
          </table:table-cell>
          <table:table-cell office:value-type="string" table:style-name="ce1">
            <text:p><text:s/>Il contributo del turismo costituisce circa il 12% del PIL cittadino. Infrastrutture e trasporti Strade <text:s/>Roma ha la rete stradale più ampia d'Europa con circa 6000 km di strade. La città è al centro di una struttura radiale di vie di comunicazione che ricalcano le antiche strade romane che, partendo dal miliarium aureum, il chilometro zero fisico, congiungevano Roma a tutti gli angoli dell'Impero:</text:p>
          </table:table-cell>
          <table:table-cell office:value-type="string" table:style-name="ce1">
            <text:p>No</text:p>
          </table:table-cell>
          <table:table-cell table:number-columns-repeated="16380"/>
        </table:table-row>
        <table:table-row table:style-name="ro1">
          <table:table-cell office:value-type="string" table:style-name="ce1">
            <text:p>Tabularium</text:p>
          </table:table-cell>
          <table:table-cell office:value-type="string" table:style-name="ce1">
            <text:p>Torre del Tabularium, Clivus Victoriae, Campitelli, Municipio Roma I, Roma, Roma Capitale, Lazio, 00184, Italia</text:p>
          </table:table-cell>
          <table:table-cell office:value-type="string" table:style-name="ce1">
            <text:p>dall'arx Capitolina e le domus dell'antica Roma ai palazzi signorili dell'età medievale, dalle lussuose ville della Roma pontificia alle costruzioni moderne che caratterizzano l'EUR, come il Palazzo della Civiltà Italiana e i quartieri più recenti, fino alle opere dei più importanti architetti contemporanei realizzate negli ultimi due decenni. Non mancano inoltre esempi di sintesi, ossia casi in cui edifici di epoche precedenti sono stati integrati o trasformati nelle epoche successive, come ad esempio accaduto al Tabularium o a Castel Sant'Angelo. I palazzi di maggior pregio risalenti all'epoca medievale e all'età moderna sono concentrati nel centro storico della città.</text:p>
          </table:table-cell>
          <table:table-cell office:value-type="string" table:style-name="ce1">
            <text:p>Si</text:p>
          </table:table-cell>
          <table:table-cell table:number-columns-repeated="16380"/>
        </table:table-row>
        <table:table-row table:style-name="ro1">
          <table:table-cell office:value-type="string" table:style-name="ce1">
            <text:p>Tangenziale Est</text:p>
          </table:table-cell>
          <table:table-cell office:value-type="string" table:style-name="ce1">
            <text:p>Circonvallazione Nomentana, Nomentano, Roma, Roma Capitale, Lazio, 00162, Italia</text:p>
          </table:table-cell>
          <table:table-cell office:value-type="string" table:style-name="ce1">
            <text:p>Sul Raccordo convergono le quattro autostrade per Firenze (A1 diramazione Roma nord), Teramo e Pescara (A24/A25), Napoli (A1 diramazione Roma sud) e l'aeroporto di Roma-Fiumicino (A91, da cui si dirama la A12 per Civitavecchia), oltre alle due superstrade Cassia Veientana (SS 2 bis) e Pontina (SS 148). Altre importanti arterie della viabilità romana sono la Tangenziale Est (che scorre tra il centro e il Raccordo attraversando i quartieri est, nord e nord-ovest della Capitale), e la via Cristoforo Colombo che collega il centro con il litorale di Ostia. <text:s/>Ferrovie <text:s/>Posta al centro della penisola, Roma è anche il principale nodo ferroviario dell'Italia centrale, collegata mediante le linee ad alta velocità con Firenze e Napoli.</text:p>
          </table:table-cell>
          <table:table-cell office:value-type="string" table:style-name="ce1">
            <text:p>No</text:p>
          </table:table-cell>
          <table:table-cell table:number-columns-repeated="16380"/>
        </table:table-row>
        <table:table-row table:style-name="ro1">
          <table:table-cell office:value-type="string" table:style-name="ce1">
            <text:p>Tartarughe</text:p>
          </table:table-cell>
          <table:table-cell office:value-type="string" table:style-name="ce1">
            <text:p>Le Tartarughe, 7/8, Piazza Mattei, Sant'Angelo, Municipio Roma I, Roma, Roma Capitale, Lazio, 00186, Italia</text:p>
          </table:table-cell>
          <table:table-cell office:value-type="string" table:style-name="ce1">
            <text:p>Roma, inoltre, è ricca di fontane e di acquedotti: tra le fontane monumentali, la maggior parte delle quali sono state fatte costruire dai papi all'inizio dell'età moderna, vi sono la fontana di Trevi, la fontana dell'Acqua Felice (o del Mosè), le Quattro Fontane, la fontana della Barcaccia, le tre fontane di piazza Navona (Quattro Fiumi, Moro e Nettuno), la fontana delle Tartarughe, la fontana del Tritone, la fontana dell'Acqua Paola e la fontana delle Naiadi. Gli acquedotti furono costruiti in età antica:</text:p>
          </table:table-cell>
          <table:table-cell office:value-type="string" table:style-name="ce1">
            <text:p>No</text:p>
          </table:table-cell>
          <table:table-cell table:number-columns-repeated="16380"/>
        </table:table-row>
        <table:table-row table:style-name="ro1">
          <table:table-cell office:value-type="string" table:style-name="ce1">
            <text:p>teatro Arcobaleno</text:p>
          </table:table-cell>
          <table:table-cell office:value-type="string" table:style-name="ce1">
            <text:p>Associazione Culturale Castalia Teatro Arcobaleno, 1, Via Francesco Redi, Nomentano, Roma, Roma Capitale, Lazio, 00161,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delle Vittorie</text:p>
          </table:table-cell>
          <table:table-cell office:value-type="string" table:style-name="ce1">
            <text:p>RAI - Teatro delle Vittorie, Via Monte Asolone, Municipio Roma I,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teatro delle Vittorie</text:p>
          </table:table-cell>
          <table:table-cell office:value-type="string" table:style-name="ce1">
            <text:p>RAI - Teatro delle Vittorie, Via Monte Asolone, Municipio Roma I, Roma, Roma Capitale, Lazio, 00195,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di Marcello</text:p>
          </table:table-cell>
          <table:table-cell office:value-type="string" table:style-name="ce1">
            <text:p>Teatro di Marcello, Via del Foro Piscario, Sant'Angelo, Municipio Roma I, Roma, Roma Capitale, Lazio, 00186,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teatro Eliseo</text:p>
          </table:table-cell>
          <table:table-cell office:value-type="string" table:style-name="ce1">
            <text:p>Teatro Eliseo, 183, Via Nazionale, Monti, Municipio Roma I, Roma, Roma Capitale, Lazio, 00184,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India</text:p>
          </table:table-cell>
          <table:table-cell office:value-type="string" table:style-name="ce1">
            <text:p>Teatro India, 1, Lungotevere Vittorio Gassman, Municipio Roma XI, Roma, Roma Capitale, Lazio, 00146,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Quirino</text:p>
          </table:table-cell>
          <table:table-cell office:value-type="string" table:style-name="ce1">
            <text:p>Teatro Quirino, 7, Via delle Vergini, Trevi, Municipio Roma I, Roma, Roma Capitale, Lazio, 00187,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Sistina</text:p>
          </table:table-cell>
          <table:table-cell office:value-type="string" table:style-name="ce1">
            <text:p>Teatro Sistina, 129, Via Sistina, Colonna, Municipio Roma I, Roma, Roma Capitale, Lazio, 00187,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atro Valle</text:p>
          </table:table-cell>
          <table:table-cell office:value-type="string" table:style-name="ce1">
            <text:p>Teatro Valle, Largo del Teatro Valle, Sant'Eustachio, Municipio Roma I, Roma, Roma Capitale, Lazio, 00186, Italia</text:p>
          </table:table-cell>
          <table:table-cell office:value-type="string" table:style-name="ce1">
            <text:p>negli ultimi decenni è stato attuato un decentramento teatrale a favore delle zone periferiche della città capitolina. Oggi Roma vanta una grande varietà di offerta teatrale, potendo annoverare, oltre ai sopracitati, il teatro Eliseo, il teatro Brancaccio, il teatro Ambra Jovinelli, il teatro Sistina, il teatro Quirino, il teatro Valle, il teatro India, il salone Margherita, il GranTeatro, il teatro delle Vittorie, il teatro Tor Bella Monaca, il teatro del Lido e il teatro Arcobaleno. <text:s/>Cinema Roma è considerata una delle capitali mondiali del cinema:</text:p>
          </table:table-cell>
          <table:table-cell office:value-type="string" table:style-name="ce1">
            <text:p>Si</text:p>
          </table:table-cell>
          <table:table-cell table:number-columns-repeated="16380"/>
        </table:table-row>
        <table:table-row table:style-name="ro1">
          <table:table-cell office:value-type="string" table:style-name="ce1">
            <text:p>Tecnopolo</text:p>
          </table:table-cell>
          <table:table-cell office:value-type="string" table:style-name="ce1">
            <text:p>Viale del Tecnopolo, Case Rosse, Municipio Roma IV, Settecamini, Roma, Roma Capitale, Lazio, 00115,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Tecnopolo</text:p>
          </table:table-cell>
          <table:table-cell office:value-type="string" table:style-name="ce1">
            <text:p>Viale del Tecnopolo, Case Rosse, Municipio Roma IV, Settecamini, Roma, Roma Capitale, Lazio, 00115, Italia</text:p>
          </table:table-cell>
          <table:table-cell office:value-type="string" table:style-name="ce1">
            <text:p>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 <text:s/>Servizi Con l'apertura del mercato delle telecomunicazioni, c'è stato un notevole sviluppo delle aziende legate direttamente o indirettamente a questo settore che hanno spesso scelto Roma per l'insediamento delle loro sedi.</text:p>
          </table:table-cell>
          <table:table-cell office:value-type="string" table:style-name="ce1">
            <text:p>No</text:p>
          </table:table-cell>
          <table:table-cell table:number-columns-repeated="16380"/>
        </table:table-row>
        <table:table-row table:style-name="ro1">
          <table:table-cell office:value-type="string" table:style-name="ce1">
            <text:p>Tempio Maggiore</text:p>
          </table:table-cell>
          <table:table-cell office:value-type="string" table:style-name="ce1">
            <text:p>Tempio Maggiore di Roma, Via Catalana, Sant'Angelo, Municipio Roma I, Roma, Roma Capitale, Lazio, 00186, Italia</text:p>
          </table:table-cell>
          <table:table-cell office:value-type="string" table:style-name="ce1">
            <text:p>Roma pertanto può essere considerata come la città con il maggior numero di chiese al mondo. Oltre al cristianesimo la città è un punto di riferimento anche per la comunità islamica, dopo la realizzazione nel quartiere Parioli della più grande moschea d'Europa, che occupa una superficie di 34000 m² e per la comunità ebraica, grazie al Tempio Maggiore di Roma, completato nei primi anni del Novecento nel ghetto ebraico. <text:s/>Architetture funerarie La città è inoltre disseminata di diversi esempi di architetture funerarie tra cui figurano:</text:p>
          </table:table-cell>
          <table:table-cell office:value-type="string" table:style-name="ce1">
            <text:p>Si</text:p>
          </table:table-cell>
          <table:table-cell table:number-columns-repeated="16380"/>
        </table:table-row>
        <table:table-row table:style-name="ro1">
          <table:table-cell office:value-type="string" table:style-name="ce1">
            <text:p>tempio Maggiore</text:p>
          </table:table-cell>
          <table:table-cell office:value-type="string" table:style-name="ce1">
            <text:p>Tempio Maggiore di Roma, Via Catalana, Sant'Angelo, Municipio Roma I, Roma, Roma Capitale, Lazio, 00186, Italia</text:p>
          </table:table-cell>
          <table:table-cell office:value-type="string" table:style-name="ce1">
            <text:p>L'Islam ha, come principale sede cittadina, la moschea di Roma (la più grande moschea dell'Occidente) in zona Acqua Acetosa. L'ebraismo ha una delle più grandi sinagoghe d'Europa, il tempio Maggiore di Roma, nella zona del ghetto. <text:s/>Tradizioni e folclore Uno dei principali festeggiamenti della tradizione popolare romanesca fu, dal XV</text:p>
          </table:table-cell>
          <table:table-cell office:value-type="string" table:style-name="ce1">
            <text:p>Si</text:p>
          </table:table-cell>
          <table:table-cell table:number-columns-repeated="16380"/>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Terme di Caracalla</text:p>
          </table:table-cell>
          <table:table-cell office:value-type="string" table:style-name="ce1">
            <text:p>Terme di Caracalla, Viale Guido Baccelli, San Saba, Municipio Roma I, Roma, Roma Capitale, Lazio, 00154, Italia</text:p>
          </table:table-cell>
          <table:table-cell office:value-type="string" table:style-name="ce1">
            <text:p>Centro sportivo Giulio Onesti dell'Acqua Acetosa; Centro sportivo Terme di Caracalla; Stadio Pasquale Giannattasio (ex Stella Polare - Ostia);</text:p>
          </table:table-cell>
          <table:table-cell office:value-type="string" table:style-name="ce1">
            <text:p>Si</text:p>
          </table:table-cell>
          <table:table-cell table:number-columns-repeated="16380"/>
        </table:table-row>
        <table:table-row table:style-name="ro1">
          <table:table-cell office:value-type="string" table:style-name="ce1">
            <text:p>terme di Diocleziano</text:p>
          </table:table-cell>
          <table:table-cell office:value-type="string" table:style-name="ce1">
            <text:p>Terme di Diocleziano, Via Pastrengo, Castro Pretorio, Municipio Roma I, Roma, Roma Capitale, Lazio, 00187,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Diocleziano</text:p>
          </table:table-cell>
          <table:table-cell office:value-type="string" table:style-name="ce1">
            <text:p>Terme di Diocleziano, Via Pastrengo, Castro Pretorio, Municipio Roma I, Roma, Roma Capitale, Lazio, 00187,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terme di Tito</text:p>
          </table:table-cell>
          <table:table-cell office:value-type="string" table:style-name="ce1">
            <text:p>Via delle Terme di Tito, Monti, Municipio Roma I, Roma, Roma Capitale, Lazio, 00184, Italia</text:p>
          </table:table-cell>
          <table:table-cell office:value-type="string" table:style-name="ce1">
            <text:p>I principali acquedotti di Roma sono: l'acquedotto Felice, l'acquedotto dell'Acqua Paola, l'Acqua Pia Antica Marcia, l'acquedotto del Peschiera-Capore e l'acquedotto Appio-Alessandrino. 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text:p>
          </table:table-cell>
          <table:table-cell office:value-type="string" table:style-name="ce1">
            <text:p>Si</text:p>
          </table:table-cell>
          <table:table-cell table:number-columns-repeated="16380"/>
        </table:table-row>
        <table:table-row table:style-name="ro1">
          <table:table-cell office:value-type="string" table:style-name="ce1">
            <text:p>terme di Tito</text:p>
          </table:table-cell>
          <table:table-cell office:value-type="string" table:style-name="ce1">
            <text:p>Via delle Terme di Tito, Monti, Municipio Roma I, Roma, Roma Capitale, Lazio, 00184,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furono realizzati nuovi quartieri e le aree periferiche, fino ad allora in aperta campagna, furono urbanizzate. Venne realizzata la nuova stazione Termini e furono costruite nuove infrastrutture (tra cui il primo tratto della rete metropolitana e il Grande Raccordo Anulare) e gli impianti sportivi per i giochi olimpici che Roma ospitò nel 1960. Il 25 marzo 1957, inoltre, furono firmati a Roma i due trattati che istituirono la comunità economica europea e la comunità europea dell'energia atomica;</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 Roma-Lido, Roma-Giardinetti e Roma-Civita Castellana-Viterbo (o Roma-Nord).</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Roma-Lido, Roma-Giardinetti e Roma-Civita Castellana-Viterbo (o Roma-Nord). 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Per il secondo anno consecutivo, Il "Leonardo da Vinci" tramite ACI (Airport Council International), ha conseguito dai passeggeri il riconoscimento "Airport Service Quality Award" come miglior aeroporto d'Europa per il 2018. 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text:p>
          </table:table-cell>
          <table:table-cell office:value-type="string" table:style-name="ce1">
            <text:p>Si</text:p>
          </table:table-cell>
          <table:table-cell table:number-columns-repeated="16380"/>
        </table:table-row>
        <table:table-row table:style-name="ro1">
          <table:table-cell office:value-type="string" table:style-name="ce1">
            <text:p>Termini</text:p>
          </table:table-cell>
          <table:table-cell office:value-type="string" table:style-name="ce1">
            <text:p>Termini, Piazza dei Cinquecento, Esquilino, Municipio Roma I, Roma, Roma Capitale, Lazio, 000185, Italia</text:p>
          </table:table-cell>
          <table:table-cell office:value-type="string" table:style-name="ce1">
            <text:p><text:s/>una rete metropolitana di 59 km e 73 stazioni composta da 3 linee (A, B/B1 e C), gestite dall'ATAC, società in house di proprietà comunale; 8 ferrovie regionali, denominate Ferrovie Laziali ed operate da Trenitalia sul nodo ferroviario di Roma, numerate da FL1 a FL8, oltre al collegamento rapido Leonardo Express fra la stazione Termini e l'aeroporto di Fiumicino, e tre ferrovie concesse gestite dall'ATAC (Roma-Lido, Roma-Giardinetti e Roma-Civita Castellana-Viterbo); 6 linee tranviarie e 3 filoviarie gestite dall'ATAC;</text:p>
          </table:table-cell>
          <table:table-cell office:value-type="string" table:style-name="ce1">
            <text:p>Si</text:p>
          </table:table-cell>
          <table:table-cell table:number-columns-repeated="16380"/>
        </table:table-row>
        <table:table-row table:style-name="ro1">
          <table:table-cell office:value-type="string" table:style-name="ce1">
            <text:p>Teutonico</text:p>
          </table:table-cell>
          <table:table-cell office:value-type="string" table:style-name="ce1">
            <text:p>Campo Santo dei Teutonici e dei Fiamminghi, Borgo, Municipio Roma I, Roma, Roma Capitale, Lazio, Italia</text:p>
          </table:table-cell>
          <table:table-cell office:value-type="string" table:style-name="ce1">
            <text:p>il cimitero del Verano, il cimitero Flaminio (che con i suoi 140 ettari è il più esteso), il cimitero di San Vittorino, cimitero di Ostia Antica, il cimitero Laurentino, il cimitero di Cesano, il cimitero di Santa Maria del Carmine, il cimitero di Isola Farnese, il cimitero di Castel di Guido, il cimitero di Maccarese (situato nel territorio del comune di Fiumicino), il cimitero di Santa Maria di Galeria oltre che il cimitero acattolico e il Rome War Cemetery. Ad essi si aggiunge anche il cimitero Teutonico, situato nelle adiacenze del confine con Città del Vaticano. <text:s/>Architetture civili <text:s/>Le architetture civili di Roma consistono in diverse centinaia di edifici e altri monumenti che accompagnano la storia della città da circa 28 secoli:</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Da questi depositi si formano gran parte dei rilievi collinari dell'area. Successivamente l'attività fluviale del Tevere e dell'Aniene contribuì all'erosione dei rilievi e alla sedimentazione, caratterizzando il territorio attuale. <text:s/>Il territorio di Roma, pertanto, presenta diversi paesaggi naturali e caratteristiche ambientali:</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text:s/>Il territorio di Roma, pertanto, presenta diversi paesaggi naturali e caratteristiche ambientali: alcuni rilievi montuosi e colline (compresi gli storici sette colli), le zone pianeggianti, il fiume Tevere e i suoi affluenti, le marrane, i laghi di Bracciano e di Martignano e quelli artificiali, un'isola fluviale (l'isola Tiberina), la costa sabbiosa del lido di Ostia, il mar Tirreno. <text:s/>Classificazione sismica:</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Fuori dalle mura si estendono colline più alte, fra cui Monte Mario (che con i suoi 139 metri d'altezza è il rilievo più imponente di Roma, da cui si possono godere i più bei panorami della città), Monte Antenne, i Monti Parioli, Montesacro e Monteverde. <text:s/>Idrografia La città, oltre che dal Tevere, è attraversata anche dall'Aniene, suo affluente a nord dell'odierno territorio urbano, e da piccoli corsi d'acqua come l'Almone e i numerosi fossi o marrane dell'Agro romano. Il Municipio Roma X si affaccia sul mar Tirreno (Roma è il comune costiero più grande in Europa, con circa 20 km di costa), il Municipio Roma XV sui laghi di Bracciano e di Martignano (con la sua exclave di Polline Martignano, nel parco di Bracciano-Martignano).</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Rommylos e Romos (Romolo e Remo), figli gemelli di Ascanio che fondarono la città; 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Rumon o Rumen, nome arcaico del Tevere, avente radice analoga a quella del verbo greco ῥέω (rhèo) e del verbo latino ruo, che significano "scorrere"; Ruma che in etrusco significa "mammella", e potrebbe quindi riferirsi al mito di Romolo e Remo, oppure anche alla conformazione della zona collinare del Palatino e dell'Aventino, o ancora all'ansa del Tevere di fronte ad essi; ῥώμη (rhṓmē) che in greco significa "forza";</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Capitale della fede") e Città Santa, perché Roma da secoli è la sede principale del potere della Chiesa Cattolica (che perciò è denominata molto spesso anche come Chiesa Cattolica Romana); Città dell'acqua o anche "regina aquarum", per i suoi acquedotti e le sue fontane, per il simbiotico rapporto con il Tevere e per la grande disponibilità di acqua in generale; Caput mundi (dal latino:</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Caratterizzano il centro cittadino anche alcuni archi trionfali antichi (arco di Tito, arco di Settimio Severo, arco di Costantino) e i resti di diverse terme, uno dei principali luoghi di ritrovo durante l'antichità (tra cui le terme di Caracalla, le terme di Diocleziano e le terme di Tito). 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Il Tevere e l'Aniene, i fiumi che attraversano la città, sono scavalcati da più di una trentina di ponti: nell'area urbana, 28 attraversano il Tevere (tra cui gli antichi ponte Milvio, ponte Sant'Angelo, ponte Sisto e ponte Fabricio), mentre 5 sono stati costruiti per l'attraversamento dell'Aniene, tra cui il ponte Nomentano. Tra le architetture contemporanee si possono annoverare:</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 Dopo l'unità d'Italia, la città venne protetta con un campo trincerato composto da quindici forti e quattro batterie che formavano un anello di circa 40 km intorno all'abitato.</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a vasta area rurale, in parte pianeggiante ed in parte collinare, che si estende attorno alla città di Roma viene definita agro romano, che si differenzia dalla campagna romana in quanto contenuto nel territorio comunale. Lungo il Tevere è presente l'oasi urbana gestita dal WWF e presso la foce del fiume è presente il Centro Habitat Mediterraneo, altra oasi urbana gestita dalla LIPU. <text:s/>Fauna urbana Nella città eterna vivono migliaia di specie di animali, vertebrati ed invertebrati.</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 Nelle stagioni di migrazione causano, con le loro deiezioni, notevoli problematiche.</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la linea tirrenica (Roma-Genova, lungo la via Aurelia); la linea verso nord inizialmente lungo la valle del Tevere (Roma-Firenze-Bologna); le linee verso l'Adriatico (Roma-Pescara, lungo la via Tiburtina, e Roma-Ancona, lungo la via Flaminia);</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text:s/>Porti Il primo porto romano si 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text:p>
          </table:table-cell>
          <table:table-cell office:value-type="string" table:style-name="ce1">
            <text:p>No</text:p>
          </table:table-cell>
          <table:table-cell table:number-columns-repeated="16380"/>
        </table:table-row>
        <table:table-row table:style-name="ro1">
          <table:table-cell office:value-type="string" table:style-name="ce1">
            <text:p>Tevere</text:p>
          </table:table-cell>
          <table:table-cell office:value-type="string" table:style-name="ce1">
            <text:p>Tevere, Fiumicino, Roma Capitale, Lazio, 00119, Italia</text:p>
          </table:table-cell>
          <table:table-cell office:value-type="string" table:style-name="ce1">
            <text:p>deve, secondo la tradizione, ad Anco Marzio che fece costruire alla foce del Tevere l'insediamento di Ostia, cui si aggiunsero in età imperiale sulla sponda opposta del fiume i due nuovi porti di Claudio e Traiano. Altri scali romani furono quelli fluviali, costruiti per l'approdo delle imbarcazioni che anticamente risalivano il Tevere per giungere in città: il porto dell'Emporio, abbandonato già in epoca medievale;</text:p>
          </table:table-cell>
          <table:table-cell office:value-type="string" table:style-name="ce1">
            <text:p>No</text:p>
          </table:table-cell>
          <table:table-cell table:number-columns-repeated="16380"/>
        </table:table-row>
        <table:table-row table:style-name="ro1">
          <table:table-cell office:value-type="string" table:style-name="ce1">
            <text:p>Tiburtino</text:p>
          </table:table-cell>
          <table:table-cell office:value-type="string" table:style-name="ce1">
            <text:p>Tiburtino, Roma, Roma Capitale, Lazio,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No</text:p>
          </table:table-cell>
          <table:table-cell table:number-columns-repeated="16380"/>
        </table:table-row>
        <table:table-row table:style-name="ro1">
          <table:table-cell office:value-type="string" table:style-name="ce1">
            <text:p>tor Boacciana</text:p>
          </table:table-cell>
          <table:table-cell office:value-type="string" table:style-name="ce1">
            <text:p>Tor Boacciana, Via del Ponte di Tor Boacciana,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Tor Paterno</text:p>
          </table:table-cell>
          <table:table-cell office:value-type="string" table:style-name="ce1">
            <text:p>Tor Paterno, Via Litoranea, Municipio Roma X, Roma, Roma Capitale, Lazio, Italia</text:p>
          </table:table-cell>
          <table:table-cell office:value-type="string" table:style-name="ce1">
            <text:p><text:s/>Aree naturali L'insieme delle aree verdi libere copre una superficie complessiva di 86000 ha, il 67% dei 128500 ha di Roma Capitale che ne fa la città europea più verde in termini assoluti. Tra questi si segnalano le aree naturali protette, il cui habitat è particolarmente ricco di specie vegetali e animali, comprendenti 19 parchi terrestri e uno marino, le secche di Tor Paterno. Le aree protette sono una realtà recente, cominciata con l'istituzione del Parco regionale urbano del Pineto nel 1987 e di quello del Parco regionale Appia antica l'anno successivo;</text:p>
          </table:table-cell>
          <table:table-cell office:value-type="string" table:style-name="ce1">
            <text:p>Si</text:p>
          </table:table-cell>
          <table:table-cell table:number-columns-repeated="16380"/>
        </table:table-row>
        <table:table-row table:style-name="ro1">
          <table:table-cell office:value-type="string" table:style-name="ce1">
            <text:p>tor Pignattara</text:p>
          </table:table-cell>
          <table:table-cell office:value-type="string" table:style-name="ce1">
            <text:p>Via di Tor Pignattara, Tuscolano, Roma, Roma Capitale, Lazio, 00176,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 San Michele</text:p>
          </table:table-cell>
          <table:table-cell office:value-type="string" table:style-name="ce1">
            <text:p>Tor San Michele, Via degli Atlantici, Idroscalo, Municipio Roma X, Lido di Ostia, Roma, Roma Capitale, Lazio, 0012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tor Sanguigna</text:p>
          </table:table-cell>
          <table:table-cell office:value-type="string" table:style-name="ce1">
            <text:p>Piazza di Tor Sanguigna, Parione, Municipio Roma I, Roma, Roma Capitale, Lazio,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 Tre Teste</text:p>
          </table:table-cell>
          <table:table-cell office:value-type="string" table:style-name="ce1">
            <text:p>Tor Tre Teste, Alessandrino, Roma, Roma Capitale, Lazio, 00169,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text:s/>Vie e piazze <text:s/>Le principali piazze di Roma, nate durante il Rinascimento o il periodo barocco, tendono a testimoniare la capacità creativa di un ideale di vita armonioso tra esaltazione umanistica e concezione soprannaturale. 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Argentina</text:p>
          </table:table-cell>
          <table:table-cell office:value-type="string" table:style-name="ce1">
            <text:p>Largo di Torre Argentina, Pigna, Municipio Roma I, Roma, Roma Capitale, Lazio, Italia</text:p>
          </table:table-cell>
          <table:table-cell office:value-type="string" table:style-name="ce1">
            <text:p>sul vicino colle Oppio si trovano i resti della Domus Aurea, la casa d'oro di Nerone. Procedendo da piazza Venezia verso il Tevere si trovano la Crypta Balbi (parte dell'antico teatro di Balbo), il Foro Boario, il teatro di Marcello con i templi dell'area di Sant'Omobono e del Foro Olitorio e l'area sacra di largo di Torre Argentina (dove fu ucciso Cesare).Altri siti archeologici presenti in città sono la basilica sotterranea di Porta Maggiore, le terme di Caracalla, le terme di Diocleziano, le terme di Tito, il mitreo di San Clemente, l'Auditorium di Mecenate, lo stadio di Domiziano, i resti del Ludus Magnus, gli Auditoria di Adriano e le case romane del Celio, sottostanti la Basilica dei Santi Giovanni e Paolo. Fuori dal centro abitato, si trovano gli scavi di Ostia;</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Caetani</text:p>
          </table:table-cell>
          <table:table-cell office:value-type="string" table:style-name="ce1">
            <text:p>Torre Caetani, Via di Ponte Quattro Capi, Ripa, Municipio Roma I, Roma, Roma Capitale, Lazio, 00153,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delle Milizie</text:p>
          </table:table-cell>
          <table:table-cell office:value-type="string" table:style-name="ce1">
            <text:p>Torre delle Milizie, Salita del Grillo, Monti, Municipio Roma I, Roma, Roma Capitale, Lazio, 00184, Italia</text:p>
          </table:table-cell>
          <table:table-cell office:value-type="string" table:style-name="ce1">
            <text:p>Gregorovius affermò che nel medioevo Roma contasse circa 900 torri, la maggior parte di esse abbattuta nella seconda metà del Duecento per volere del senatore ghibellino Brancaleone degli Andalò; 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text:p>
          </table:table-cell>
          <table:table-cell office:value-type="string" table:style-name="ce1">
            <text:p>Si</text:p>
          </table:table-cell>
          <table:table-cell table:number-columns-repeated="16380" table:style-name="ce1"/>
        </table:table-row>
        <table:table-row table:style-name="ro1">
          <table:table-cell office:value-type="string" table:style-name="ce1">
            <text:p>Torre Gaia</text:p>
          </table:table-cell>
          <table:table-cell office:value-type="string" table:style-name="ce1">
            <text:p>Torre Gaia, Roma, Roma Capitale, Lazio, Italia</text:p>
          </table:table-cell>
          <table:table-cell office:value-type="string" table:style-name="ce1">
            <text:p>La religione cattolica di rito romano è anche quella attualmente più diffusa tra la popolazione, risultando battezzato con tale confessione circa l'82,0% della popolazione. Il territorio comunale di Roma Capitale risulta principalmente appartenere alla diocesi di Roma, anche se una parte consistente della zona nordoccidentale ricade nella diocesi di Porto-Santa Rufina (con la sede vescovile in località La Storta), la zona di Ostia Antica (sede vescovile) e parte di Casal Palocco nella diocesi di Ostia, una parte di Torre Gaia e Borghesiana nella diocesi di Frascati e la zona di San Vittorino nella diocesi di Tivoli. Ogni 25 anni, o in anni diversi in occasione di particolari ricorrenze, a Roma si celebra il Giubileo universale della Chiesa cattolica, indetto e inaugurato solennemente dal Papa regnante con il rito dell'apertura della porta santa.</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text:s/>Nel corso della sua storia furono eretti cinque distinti sistemi difensivi: dopo le mura romulee, quelle serviane (poi ricostruite in epoca repubblicana), aureliane, leonine (medievali, intorno al Vaticano e a Borgo) e gianicolensi (seicentesche, intorno a Trastevere e al Gianicolo). La principale cerchia muraria della città, fatta costruire dall'imperatore Aureliano, è ancora in gran parte esistente e delimita il suo centro storico;</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Roma è una città ricca di tradizioni, miti, leggende, costumi e folclore, già a partire dall'antichità e per tutto il Medioevo, età in cui fiorirono molteplici racconti popolari, in cui la sfera religiosa si univa al mondo magico, il sacro si combinava col profano. 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Per le sue peculiari caratteristiche, una delle zone di Roma in cui è ancora possibile rintracciare frammenti e stimoli della cultura popolare è il pittoresco rione di Trastevere, con i suoi stretti vicoli, le trattorie, le chiese medievali e il colle Gianicolo; è proprio a Trastevere che sorge il museo del folklore e dei poeti romaneschi, che ospita documenti della vita quotidiana e delle tradizioni romane, tra cui gli acquerelli di Ettore Roesler Franz sulla Roma sparita. Nel quartiere Europa, si trova il museo nazionale delle arti e tradizioni popolari, che raccoglie materiale tradizionale e folkloristico-popolare proveniente da tutta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La festa di San Pietro e Paolo è stata istituita con decreto dello Stato Pontificio il 29 aprile 1818; Festa de Noantri, si svolge a Trastevere. Si festeggia il primo sabato dopo il 16 luglio in occasione della ricorrenza della Madonna del Carmelo.</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style-name="ce1"/>
        </table:table-row>
        <table:table-row table:style-name="ro1">
          <table:table-cell office:value-type="string" table:style-name="ce1">
            <text:p>Trastevere</text:p>
          </table:table-cell>
          <table:table-cell office:value-type="string" table:style-name="ce1">
            <text:p>Trastevere, Municipio Roma I, Roma, Roma Capitale, Lazio, 00120, Italia</text:p>
          </table:table-cell>
          <table:table-cell office:value-type="string" table:style-name="ce1">
            <text:p>La stazione ferroviaria principale, e l'unica nel centro storico, è Roma Termini (la più trafficata stazione d'Italia, collegata con le linee A e B della metropolitana e vicina alla linea Roma-Centocelle), ma i treni ad alta velocità di Trenitalia e Italo e i treni nazionali fermano anche a Roma Tiburtina (destinata a gestire livelli di servizio pari a Termini e collegata dalla linea B) e a Roma Ostiense (collegata alla linea B e alla Roma-Lido). Altre stazioni che svolgono un ruolo importante per i servizi ferroviari sono Roma San Pietro, Roma Trastevere, Roma Tuscolana e Roma Prenestina, mentre Roma Casilina, chiusa al pubblico dal 2003, viene usata come fermata straordinaria in condizioni di difficoltà. <text:s/>Porti Il primo porto romano si</text:p>
          </table:table-cell>
          <table:table-cell office:value-type="string" table:style-name="ce1">
            <text:p>No</text:p>
          </table:table-cell>
          <table:table-cell office:value-type="string" table:style-name="ce1">
            <text:p>Errore locazione</text:p>
          </table:table-cell>
          <table:table-cell table:number-columns-repeated="16379"/>
        </table:table-row>
        <table:table-row table:style-name="ro1">
          <table:table-cell office:value-type="string" table:style-name="ce1">
            <text:p>Tridente</text:p>
          </table:table-cell>
          <table:table-cell office:value-type="string" table:style-name="ce1">
            <text:p>Via del Tridente, Sant'Olivo, Lido di Enea, Lavinio, Anzio, Roma Capitale, Lazio, 00042,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No</text:p>
          </table:table-cell>
          <table:table-cell table:number-columns-repeated="16380" table:style-name="ce1"/>
        </table:table-row>
        <table:table-row table:style-name="ro1">
          <table:table-cell office:value-type="string" table:style-name="ce1">
            <text:p>Tuscolano</text:p>
          </table:table-cell>
          <table:table-cell office:value-type="string" table:style-name="ce1">
            <text:p>Tuscolano, Roma, Roma Capitale, Lazio, Italia</text:p>
          </table:table-cell>
          <table:table-cell office:value-type="string" table:style-name="ce1">
            <text:p>Con la firma dei Patti Lateranensi, l'11 febbraio 1929, fu istituito il nuovo stato indipendente della Città del Vaticano, con giurisdizione sull'omonimo colle e su altre proprietà extraterritoriali. Nel 1940 l'Italia entrò nella seconda guerra mondiale, che non coinvolse direttamente Roma finché, a seguito dell'andamento sfavorevole all'Asse, il 19 luglio 1943 fu oggetto di un duro bombardamento ad opera di forze aeree alleate che causò la morte di oltre 3000 persone nei quartieri San Lorenzo, Tiburtino, Prenestino, Casilino, Labicano, Tuscolano e Nomentano. Dopo l'arresto di Mussolini il 25 luglio e l'armistizio dell'8 settembre, Roma venne occupata dai nazisti, nonostante il tentativo di difesa presso Porta San Paolo e alla Montagnola e sebbene fosse stata dichiarata città aperta.</text:p>
          </table:table-cell>
          <table:table-cell office:value-type="string" table:style-name="ce1">
            <text:p>Si</text:p>
          </table:table-cell>
          <table:table-cell table:number-columns-repeated="16380" table:style-name="ce1"/>
        </table:table-row>
        <table:table-row table:style-name="ro1">
          <table:table-cell office:value-type="string" table:style-name="ce1">
            <text:p>Ultimo</text:p>
          </table:table-cell>
          <table:table-cell office:value-type="string" table:style-name="ce1">
            <text:p>Via Monte Ultimo, Cappuccini di Riano, Riano, Roma Capitale, Lazio, 00067, Italia</text:p>
          </table:table-cell>
          <table:table-cell office:value-type="string" table:style-name="ce1">
            <text:p>Nei secoli successivi, Roma fu meta di compositori come Antonio Vivaldi, Wolfgang Amadeus Mozart, Gioachino Rossini, Franz Liszt, Charles Gounod e Claude Debussy. Nel XX secolo la città ha dato i natali ai compositori Ennio Morricone, Armando Trovajoli, Nicola Piovani, alla clavicembalista Chiara Massini, alla pianista Alessandra Celletti nonché ad alcuni tra i principali cantautori italiani, tra cui Claudio Villa, Lando Fiorini, Claudio Baglioni, Antonello Venditti, Renato Zero, Francesco De Gregori, Fiorella Mannoia, Michele Zarrillo, Luca Barbarossa, Marina Rei, Jovanotti, Eros Ramazzotti, Max Gazzè, Alex Britti, Daniele Silvestri, Niccolò Fabi, Simone Cristicchi, Giorgia, Fabrizio Moro e Ultimo. Roma ha avuto anche una grande cultura hip hop, con rapper molto famosi come Piotta e CaneSecco e collettivi quali il TruceKlan, i Colle der Fomento e i Cor Veleno.</text:p>
          </table:table-cell>
          <table:table-cell office:value-type="string" table:style-name="ce1">
            <text:p>No</text:p>
          </table:table-cell>
          <table:table-cell table:number-columns-repeated="16380" table:style-name="ce1"/>
        </table:table-row>
        <table:table-row table:style-name="ro1">
          <table:table-cell office:value-type="string" table:style-name="ce1">
            <text:p>Vacanze</text:p>
          </table:table-cell>
          <table:table-cell office:value-type="string" table:style-name="ce1">
            <text:p>B&amp;B Buone Vacanze, 12, Piazza di Santa Maria Maggiore, Monti, Municipio Roma I, Roma, Roma Capitale, Lazio, 00185, Italia</text:p>
          </table:table-cell>
          <table:table-cell office:value-type="string" table:style-name="ce1">
            <text:p>Diversi luoghi della città sono legati a film, attori, registi: ad esempio, piazza del Popolo (Nell'anno del Signore di Luigi Magni), via Vittorio Veneto e la fontana di Trevi (La dolce vita di Federico Fellini), la chiesa della Trinità dei Monti e via Margutta (Vacanze romane di William Wyler), Testaccio (Accattone di Pier Paolo Pasolini), la fontana di Trevi (Totòtruffa 62, con Totò e Nino Taranto). Vi sono, inoltre, film di grande successo legati alla città e alla sua storia, seppur girati altrove:</text:p>
          </table:table-cell>
          <table:table-cell office:value-type="string" table:style-name="ce1">
            <text:p>No</text:p>
          </table:table-cell>
          <table:table-cell table:number-columns-repeated="16380" table:style-name="ce1"/>
        </table:table-row>
        <table:table-row table:style-name="ro1">
          <table:table-cell office:value-type="string" table:style-name="ce1">
            <text:p>Vajanico</text:p>
          </table:table-cell>
          <table:table-cell office:value-type="string" table:style-name="ce1">
            <text:p>Passaggio Torre del Vajanico, Torvajanica, Pomezia, Roma Capitale, Lazio, 00071, Italia</text:p>
          </table:table-cell>
          <table:table-cell office:value-type="string" table:style-name="ce1">
            <text:p>ne rimangono ancora oggi circa 50, tra cui nel centro storico: torre delle Milizie, torre Argentina, torre Caetani, torre dei Capocci, torre dei Conti, tor Sanguigna e torre della Moletta, e fuori dal centro tor de' Schiavi, torre di Centocelle, tor Pignattara e tor Tre Teste. Ad esse si aggiungono alcune torri costiere del Lazio, di cui due nella frazione litoranea di Ostia, ossia tor Boacciana e tor San Michele, ed altre, ormai distrutte, nei comuni circostanti, come torre Clementina (Fiumicino) e torre del Vajanico (Pomezia). Tra i castelli rimangono invece Castel Sant'Angelo, costruito dai papi a controllo della città sulla riva destra del Tevere, il castrum Caetani sull'Appia antica, la Rocca di Ostia a Ostia Antica, il castello della Cecchignola, il castello della Magliana, il castello di Isola Farnese, il castello di Corcolle, il casal de' Pazzi, il castello di Lunghezza, il castello di Porcareccia, il castello di Torrenova.</text:p>
          </table:table-cell>
          <table:table-cell office:value-type="string" table:style-name="ce1">
            <text:p>Si</text:p>
          </table:table-cell>
          <table:table-cell table:number-columns-repeated="16380"/>
        </table:table-row>
        <table:table-row table:style-name="ro1">
          <table:table-cell office:value-type="string" table:style-name="ce1">
            <text:p>Valle del Tevere</text:p>
          </table:table-cell>
          <table:table-cell office:value-type="string" table:style-name="ce1">
            <text:p>La Valle del Tevere, 46, SP15A, Poggio Mirteto Scalo, Torrita Tiberina, Roma Capitale, Lazio, 02047, Italia</text:p>
          </table:table-cell>
          <table:table-cell office:value-type="string" table:style-name="ce1">
            <text:p>Per tutte queste caratteristiche Roma rientra nel novero delle città globali, precisamente nella categoria Beta+. Geografia fisica Geograficamente nella Valle del Tevere, Roma sorge sulle rive del fiume Tevere; l'abitato originario si sviluppò sulle colline che fronteggiano l'ansa nella quale sorge l'isola Tiberina, il solo guado naturale del fiume.</text:p>
          </table:table-cell>
          <table:table-cell office:value-type="string" table:style-name="ce1">
            <text:p>No</text:p>
          </table:table-cell>
          <table:table-cell table:number-columns-repeated="16380"/>
        </table:table-row>
        <table:table-row table:style-name="ro1">
          <table:table-cell office:value-type="string" table:style-name="ce1">
            <text:p>Veio</text:p>
          </table:table-cell>
          <table:table-cell office:value-type="string" table:style-name="ce1">
            <text:p>Veio, la grande nemica di Roma, Via Riserva Campetti, Municipio Roma XV, Isola Farnese, Roma, Roma Capitale, Lazio, Italia</text:p>
          </table:table-cell>
          <table:table-cell office:value-type="string" table:style-name="ce1">
            <text:p>la villa di Livia a Prima Porta; l'area archeologica di Veio, con il santuario etrusco dell'Apollo e il parco delle Tombe della via Latina. <text:s/>Aree naturali L'insieme delle aree verdi libere copre una superficie complessiva di 86000 ha, il 67% dei 128500 ha di Roma Capitale che ne fa la città europea più verde in termini assoluti.</text:p>
          </table:table-cell>
          <table:table-cell office:value-type="string" table:style-name="ce1">
            <text:p>No</text:p>
          </table:table-cell>
          <table:table-cell table:number-columns-repeated="16380"/>
        </table:table-row>
        <table:table-row table:style-name="ro1">
          <table:table-cell office:value-type="string" table:style-name="ce1">
            <text:p>Vesta</text:p>
          </table:table-cell>
          <table:table-cell office:value-type="string" table:style-name="ce1">
            <text:p>Tempio di Vesta, Via Sacra, Campitelli, Municipio Roma I, Roma, Roma Capitale, Lazio, 00184, Italia</text:p>
          </table:table-cell>
          <table:table-cell office:value-type="string" table:style-name="ce1">
            <text:p>già dalla fase arcaica della storia romana, infatti, le istituzioni religiose non erano sempre distinte da quelle politiche. <text:s/>Accanto alle divinità maggiori (Giove, Giunone, Minerva, Vesta, Giano, Marte), antropomorfizzate, vi erano alcuni spiriti protettori, come i Lari e i Penati. La religione romana era caratterizzata anche da un ciclo principale di feste annuali, legato esclusivamente alla città di Roma;</text:p>
          </table:table-cell>
          <table:table-cell office:value-type="string" table:style-name="ce1">
            <text:p>No</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text:s/>Architetture funerarie La città è inoltre disseminata di diversi esempi di architetture funerarie tra cui figurano: le antiche catacombe sotterranee, in particolar modo quelle cristiane di Priscilla e di San Callisto, i mausolei e le tombe monumentali, che adornavano anche le vie consolari, come ad esempio il mausoleo di Augusto nel Campo Marzio o i sepolcri della via Appia, gli ipogei privati delle grandi famiglie romane, le necropoli, concentrate in particolar modo fuori città, e anche rari esempi di piramidi, come la piramide Cestia. A questi monumenti, in particolare dopo il Medioevo, si aggiunsero i moderni cimiteri.</text:p>
          </table:table-cell>
          <table:table-cell office:value-type="string" table:style-name="ce1">
            <text:p>Si</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office:value-type="string" table:style-name="ce1">
            <text:p>Si</text:p>
          </table:table-cell>
          <table:table-cell table:number-columns-repeated="16380"/>
        </table:table-row>
        <table:table-row table:style-name="ro1">
          <table:table-cell office:value-type="string" table:style-name="ce1">
            <text:p>via Appia</text:p>
          </table:table-cell>
          <table:table-cell office:value-type="string" table:style-name="ce1">
            <text:p>Via Appia Nord, Velletri, Roma Capitale, Lazio, 00049, Italia</text:p>
          </table:table-cell>
          <table:table-cell office:value-type="string" table:style-name="ce1">
            <text:p>Distante circa 30 km dal centro Roma è collegato alla città dal servizio ferroviario continuativoLeonardo Express, con 110 collegamenti da e verso Roma Termini, dalla linea ferroviaria suburbana FL1 e varie linee bus pubbliche (Cotral) e private. L'Aeroporto di Roma-Ciampino "Giovan Battista Pastine", situato ancora nel territorio di Roma ai confini con il comune da cui prende il nome; è un aeroporto sia civile che militare, situato lungo la via Appia; riceve un grande numero di voli di compagnie a basso costo.</text:p>
          </table:table-cell>
          <table:table-cell office:value-type="string" table:style-name="ce1">
            <text:p>Si</text:p>
          </table:table-cell>
          <table:table-cell table:number-columns-repeated="16380"/>
        </table:table-row>
        <table:table-row table:style-name="ro1">
          <table:table-cell office:value-type="string" table:style-name="ce1">
            <text:p>via Appia Nuova</text:p>
          </table:table-cell>
          <table:table-cell office:value-type="string" table:style-name="ce1">
            <text:p>Via Appia Nuova, Capannelle, Roma, Roma Capitale, Lazio, 00178,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a Aurelia</text:p>
          </table:table-cell>
          <table:table-cell office:value-type="string" table:style-name="ce1">
            <text:p>Via Aurelia, Torrimpietra, Fiumicino, Roma Capitale, Lazio, 00057, Italia</text:p>
          </table:table-cell>
          <table:table-cell office:value-type="string" table:style-name="ce1">
            <text:p>A Roma si trovano anche due centri di produzione Mediaset (il Centro Safa Palatino e il Centro Titanus Elios), una sede di Sky Italia (sulla Salaria) e la sede de LA7 e LA7d (via Pineta Sacchetti); hanno sede, inoltre, varie aziende televisive (come LT Multimedia, Fox Italia, Telecom Italia Media, NBC Universal Global Networks Italia e sedi di rappresentanza di TV estere), TV2000 (la TV della Conferenza Episcopale Italiana, sulla via Aurelia) e Telepace (via del Mascherino) che ambedue collaborano con il Centro Televisivo Vaticano, nonché le varie reti televisive locali del Lazio. Numerosi sono i programmi andati in onda da Roma e le fiction televisive girate nella città capitolina:</text:p>
          </table:table-cell>
          <table:table-cell office:value-type="string" table:style-name="ce1">
            <text:p>Si</text:p>
          </table:table-cell>
          <table:table-cell table:number-columns-repeated="16380"/>
        </table:table-row>
        <table:table-row table:style-name="ro1">
          <table:table-cell office:value-type="string" table:style-name="ce1">
            <text:p>via Aurelia</text:p>
          </table:table-cell>
          <table:table-cell office:value-type="string" table:style-name="ce1">
            <text:p>Via Aurelia, Torrimpietra, Fiumicino, Roma Capitale, Lazio, 00057, Italia</text:p>
          </table:table-cell>
          <table:table-cell office:value-type="string" table:style-name="ce1">
            <text:p>Le altre principali direttrici di traffico ricalcano - almeno nella parte iniziale del percorso - il tracciato delle strade consolari: la linea tirrenica (Roma-Genova, lungo la via Aurelia); la linea verso nord inizialmente lungo la valle del Tevere (Roma-Firenze-Bologna);</text:p>
          </table:table-cell>
          <table:table-cell office:value-type="string" table:style-name="ce1">
            <text:p>Si</text:p>
          </table:table-cell>
          <table:table-cell table:number-columns-repeated="16380"/>
        </table:table-row>
        <table:table-row table:style-name="ro1">
          <table:table-cell office:value-type="string" table:style-name="ce1">
            <text:p>via Casilina</text:p>
          </table:table-cell>
          <table:table-cell office:value-type="string" table:style-name="ce1">
            <text:p>Via Casilina, Don Bosco, Municipio Roma VII, Roma, Roma Capitale, Lazio, 00172, Italia</text:p>
          </table:table-cell>
          <table:table-cell office:value-type="string" table:style-name="ce1">
            <text:p>le linee verso l'Adriatico (Roma-Pescara, lungo la via Tiburtina, e Roma-Ancona, lungo la via Flaminia); le linee verso il meridione (Roma-Formia-Napoli, lungo la via Appia, e Roma-Cassino-Napoli, lungo la via Casilina). Tra le ferrovie che servono Roma rientrano anche i servizi suburbani gestiti da Trenitalia e denominati Ferrovie Laziali (o FL) per un totale di otto ferrovie, a cui si aggiungono il Leonardo Express (treno diretto tra Roma Termini e l'aeroporto di Roma-Fiumicino) e le tre ferrovie ex-concesse, proprietà della regione, gestite dall'ATAC:</text:p>
          </table:table-cell>
          <table:table-cell office:value-type="string" table:style-name="ce1">
            <text:p>Si</text:p>
          </table:table-cell>
          <table:table-cell table:number-columns-repeated="16380"/>
        </table:table-row>
        <table:table-row table:style-name="ro1">
          <table:table-cell office:value-type="string" table:style-name="ce1">
            <text:p>Via dei Condotti</text:p>
          </table:table-cell>
          <table:table-cell office:value-type="string" table:style-name="ce1">
            <text:p>Via dei Condotti, Campo Marzio, Municipio Roma I, Roma, Roma Capitale, Lazio, 00187, Italia</text:p>
          </table:table-cell>
          <table:table-cell office:value-type="string" table:style-name="ce1">
            <text:p>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 In questo periodo la città si espanse in modo rapido:</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Durante il ventennio fascista, Roma fu al centro di una drastica rivoluzione urbanistica voluta e attuata dallo stesso Mussolini: il duce fece abbattere diversi edifici medievali e rinascimentali per permettere l'apertura di alcune grandi strade (via dei Fori Imperiali, via del Teatro di Marcello e via della Conciliazione) e l'isolamento di monumenti antichi (Mausoleo di Augusto, Campidoglio, Colosseo). Nacquero, inoltre, nuovi quartieri (tra cui le borgate) e nuove strutture, come l'EUR (costruito in occasione dell'Esposizione Universale di Roma del 1942, ma mai inaugurato a causa dello scoppio della guerra), la città-giardino Aniene, ossia l'attuale quartiere di Monte Sacro, la città universitaria, il foro Mussolini e gli studi di Cinecittà.</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Tra le principali vie del centro cittadino, via del Corso, via del Babuino e via di Ripetta, che formano il Tridente; via dei Fori Imperiali, già via dell'Impero; via Vittorio Veneto, resa celebre negli anni sessanta;</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Festa della Repubblica, il 2 giugno; si svolge la tradizionale parata militare lungo via dei Fori Imperiali che termina a piazza Venezia, presso l'Altare della Patria; SS.</text:p>
          </table:table-cell>
          <table:table-cell office:value-type="string" table:style-name="ce1">
            <text:p>Si</text:p>
          </table:table-cell>
          <table:table-cell table:number-columns-repeated="16380"/>
        </table:table-row>
        <table:table-row table:style-name="ro1">
          <table:table-cell office:value-type="string" table:style-name="ce1">
            <text:p>via dei Fori Imperiali</text:p>
          </table:table-cell>
          <table:table-cell office:value-type="string" table:style-name="ce1">
            <text:p>Via dei Fori Imperiali, Monti, Municipio Roma I, Roma, Roma Capitale, Lazio, 00184, Italia</text:p>
          </table:table-cell>
          <table:table-cell office:value-type="string" table:style-name="ce1">
            <text:p>Golden Gala Pietro Mennea evento internazionale di atletica leggera che si svolge annualmente presso lo Stadio Olimpico; Maratona di Roma, organizzata in primavera con partenza e arrivo in via dei Fori Imperiali. Società sportive A Roma vi sono diverse società sportive che gareggiano nel massimo campionato della loro disciplina:</text:p>
          </table:table-cell>
          <table:table-cell office:value-type="string" table:style-name="ce1">
            <text:p>Si</text:p>
          </table:table-cell>
          <table:table-cell table:number-columns-repeated="16380"/>
        </table:table-row>
        <table:table-row table:style-name="ro1">
          <table:table-cell office:value-type="string" table:style-name="ce1">
            <text:p>via del Corso</text:p>
          </table:table-cell>
          <table:table-cell office:value-type="string" table:style-name="ce1">
            <text:p>Via del Corso, Campo Marzio, Municipio Roma I, Roma, Roma Capitale, Lazio, 00186, Italia</text:p>
          </table:table-cell>
          <table:table-cell office:value-type="string" table:style-name="ce1">
            <text:p>Tra le più celebri piazze romane, vi sono piazza di Spagna, piazza Navona, Piazza del Popolo, piazza della Repubblica, piazza Venezia, piazza Colonna, piazza Farnese, largo di Torre Argentina, Campo de' Fiori e piazza San Pietro. Tra le principali vie del centro cittadino, via del Corso, via del Babuino e via di Ripetta, che formano il Tridente; via dei Fori Imperiali, già via dell'Impero;</text:p>
          </table:table-cell>
          <table:table-cell office:value-type="string" table:style-name="ce1">
            <text:p>Si</text:p>
          </table:table-cell>
          <table:table-cell table:number-columns-repeated="16380"/>
        </table:table-row>
        <table:table-row table:style-name="ro1">
          <table:table-cell office:value-type="string" table:style-name="ce1">
            <text:p>via del Corso</text:p>
          </table:table-cell>
          <table:table-cell office:value-type="string" table:style-name="ce1">
            <text:p>Via del Corso, Campo Marzio, Municipio Roma I, Roma, Roma Capitale, Lazio, 00186, Italia</text:p>
          </table:table-cell>
          <table:table-cell office:value-type="string" table:style-name="ce1">
            <text:p>I giochi carnascialeschi si svolsero dal X secolo sul monte Testaccio; qualche secolo dopo, papa Paolo III decise che il carnevale si svolgesse in via Lata, attuale via del Corso. Tra le maschere tipiche del carnevale romano vi sono Rugantino, Meo Patacca e il Generale Mannaggia La Rocca.</text:p>
          </table:table-cell>
          <table:table-cell office:value-type="string" table:style-name="ce1">
            <text:p>Si</text:p>
          </table:table-cell>
          <table:table-cell table:number-columns-repeated="16380"/>
        </table:table-row>
        <table:table-row table:style-name="ro1">
          <table:table-cell office:value-type="string" table:style-name="ce1">
            <text:p>via Flaminia</text:p>
          </table:table-cell>
          <table:table-cell office:value-type="string" table:style-name="ce1">
            <text:p>Via Flaminia, Castelnuovo di Porto, Roma Capitale, Lazio, 00067,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Si</text:p>
          </table:table-cell>
          <table:table-cell table:number-columns-repeated="16380"/>
        </table:table-row>
        <table:table-row table:style-name="ro1">
          <table:table-cell office:value-type="string" table:style-name="ce1">
            <text:p>via Rasella</text:p>
          </table:table-cell>
          <table:table-cell office:value-type="string" table:style-name="ce1">
            <text:p>Via Rasella, Trevi, Municipio Roma I, Roma, Roma Capitale, Lazio, 00187, Italia</text:p>
          </table:table-cell>
          <table:table-cell office:value-type="string" table:style-name="ce1">
            <text:p>Dopo l'arresto di Mussolini il 25 luglio e l'armistizio dell'8 settembre, Roma venne occupata dai nazisti, nonostante il tentativo di difesa presso Porta San Paolo e alla Montagnola e sebbene fosse stata dichiarata città aperta. Nei nove mesi di occupazione la città fu teatro della deportazione degli ebrei romani del 16 ottobre 1943, di attacchi alla Wehrmacht da parte della resistenza romana come quello avvenuto in via Rasella, e di eccidi da parte dei nazisti come alle Fosse Ardeatine, per poi essere infine liberata dagli Alleati il 4 giugno 1944.Cessata la guerra, Roma, in seguito al referendum del 2 e 3 giugno 1946, divenne capitale della neonata Repubblica Italiana. Negli anni cinquanta e sessanta la città si sviluppò urbanisticamente e demograficamente e, a partire dal Giubileo del 1950, divenne una delle più ambite mete turistiche trasformandosi, in poco tempo, in una delle capitali mondiali del divertimento e del cinema, grazie alle numerose pellicole di affermati autori cinematografici.</text:p>
          </table:table-cell>
          <table:table-cell office:value-type="string" table:style-name="ce1">
            <text:p>Si</text:p>
          </table:table-cell>
          <table:table-cell table:number-columns-repeated="16380"/>
        </table:table-row>
        <table:table-row table:style-name="ro1">
          <table:table-cell office:value-type="string" table:style-name="ce1">
            <text:p>via Salaria</text:p>
          </table:table-cell>
          <table:table-cell office:value-type="string" table:style-name="ce1">
            <text:p>Via Salaria, Parioli, Roma, Roma Capitale, Lazio, 00199, Italia</text:p>
          </table:table-cell>
          <table:table-cell office:value-type="string" table:style-name="ce1">
            <text:p>Collegato alla città con collegamenti ferroviari (FL4 e FL6) e collegamenti bus, è il nono aeroporto italiano per traffico passeggeri, con 5.839.737 passeggeri trasportati nel 2018 (gennaio-novembre) ed una variazione sul 2017 del -0,8%. L'Aeroporto di Roma-Urbe, situato sulla via Salaria a circa 6 km dal centro; è utilizzato come scalo turistico ed è stato ristrutturato e destinato ad eliporto.</text:p>
          </table:table-cell>
          <table:table-cell office:value-type="string" table:style-name="ce1">
            <text:p>Si</text:p>
          </table:table-cell>
          <table:table-cell table:number-columns-repeated="16380"/>
        </table:table-row>
        <table:table-row table:style-name="ro1">
          <table:table-cell office:value-type="string" table:style-name="ce1">
            <text:p>via Teulada</text:p>
          </table:table-cell>
          <table:table-cell office:value-type="string" table:style-name="ce1">
            <text:p>Via Teulada, Della Vittoria, Roma, Roma Capitale, Lazio, 00195, Italia</text:p>
          </table:table-cell>
          <table:table-cell office:value-type="string" table:style-name="ce1">
            <text:p>Il principale centro di produzione si trova a Saxa Rubra; altri sono siti in via Teulada (Della Vittoria), via Ettore Romagnoli (Monte Sacro Alto) e al teatro delle Vittorie in via Col di Lana (Della Vittoria); l'auditorium Rai si trova al Foro Italico.</text:p>
          </table:table-cell>
          <table:table-cell office:value-type="string" table:style-name="ce1">
            <text:p>Si</text:p>
          </table:table-cell>
          <table:table-cell table:number-columns-repeated="16380"/>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la Festa del Cinema di Roma, in autunno, con palcoscenico principale presso l'Auditorium Parco della Musica; il Rome Independent Film Festival (abbreviato in RIFF), un festival di cinema indipendente che si tiene a Roma a partire dal 2000; la cerimonia di premiazione dei David di Donatello, con sede variabile tra l'Auditorium Conciliazione e gli Studi de Paolis sulla via Tiburtina. In àmbito letterario, si segnalano invece:</text:p>
          </table:table-cell>
          <table:table-cell office:value-type="string" table:style-name="ce1">
            <text:p>Si</text:p>
          </table:table-cell>
          <table:table-cell table:number-columns-repeated="16380"/>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con una superficie agricola di circa 517 km², pari a circa il 40% della superficie comunale totale. Industria A Roma è presente una forte realtà industriale costituita di aziende medie e piccole, che si è sviluppata intorno ad alcuni poli di sviluppo, a cominciare dalla cosiddetta Tiburtina Valley, ovvero la zona a est intorno al Grande Raccordo Anulare lungo la via Tiburtina, dove sorge il Tecnopolo Tiburtino e sono presenti imprese del settore meccanico e aerospaziale (Vitrociset, ASTER, Thales Alenia Space, Selex), chimico-farmaceutico (Pfizer, Merck, Angelini, Takeda, Bristol-Myers Squibb) e alimentare (Unilever, Centrale del Latte e Gentilini), nonché i mercati generali nel territorio del comune di Guidonia. Altri importanti poli industriali sono quelli di Castel Romano (dove sorge l'altro Tecnopolo), Parco de' Medici e Santa Palomba.</text:p>
          </table:table-cell>
          <table:table-cell office:value-type="string" table:style-name="ce1">
            <text:p>Si</text:p>
          </table:table-cell>
          <table:table-cell table:number-columns-repeated="16380"/>
        </table:table-row>
        <table:table-row table:style-name="ro1">
          <table:table-cell office:value-type="string" table:style-name="ce1">
            <text:p>via Tiburtina</text:p>
          </table:table-cell>
          <table:table-cell office:value-type="string" table:style-name="ce1">
            <text:p>Via Tiburtina, Case Rosse, Municipio Roma IV, Settecamini, Roma, Roma Capitale, Lazio, 00131, Italia</text:p>
          </table:table-cell>
          <table:table-cell office:value-type="string" table:style-name="ce1">
            <text:p>la linea verso nord inizialmente lungo la valle del Tevere (Roma-Firenze-Bologna); le linee verso l'Adriatico (Roma-Pescara, lungo la via Tiburtina, e Roma-Ancona, lungo la via Flaminia); le linee verso il meridione (Roma-Formia-Napoli, lungo la via Appia, e Roma-Cassino-Napoli, lungo la via Casilina).</text:p>
          </table:table-cell>
          <table:table-cell office:value-type="string" table:style-name="ce1">
            <text:p>Si</text:p>
          </table:table-cell>
          <table:table-cell table:number-columns-repeated="16380"/>
        </table:table-row>
        <table:table-row table:style-name="ro1">
          <table:table-cell office:value-type="string" table:style-name="ce1">
            <text:p>via Veneto</text:p>
          </table:table-cell>
          <table:table-cell office:value-type="string" table:style-name="ce1">
            <text:p>Via Vittorio Veneto, Ludovisi, Municipio Roma I, Roma, Roma Capitale, Lazio, 00187, Italia</text:p>
          </table:table-cell>
          <table:table-cell office:value-type="string" table:style-name="ce1">
            <text:p>Gli anni cinquanta e sessanta sono ricordati come il periodo della dolce vita, raccontata da Federico Fellini nell'omonimo film. Roma, divenuta una delle capitali internazionali del cinema, è frequentata dai più importanti personaggi del jet set internazionale, che si ritrovano nei locali di via Veneto. Nello stesso periodo diventa uno dei centri dell'alta moda italiana, con l'apertura delle boutique delle grandi firme su Via dei Condotti, via Borgognona e via Frattina.</text:p>
          </table:table-cell>
          <table:table-cell office:value-type="string" table:style-name="ce1">
            <text:p>Si</text:p>
          </table:table-cell>
          <table:table-cell table:number-columns-repeated="16380"/>
        </table:table-row>
        <table:table-row table:style-name="ro1">
          <table:table-cell office:value-type="string" table:style-name="ce1">
            <text:p>villa Ada</text:p>
          </table:table-cell>
          <table:table-cell office:value-type="string" table:style-name="ce1">
            <text:p>Villa Ada,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Ada</text:p>
          </table:table-cell>
          <table:table-cell office:value-type="string" table:style-name="ce1">
            <text:p>Villa Ada,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lla Albani</text:p>
          </table:table-cell>
          <table:table-cell office:value-type="string" table:style-name="ce1">
            <text:p>Villa Albani, Via Adda, Salario, Roma, Roma Capitale, Lazio, 00198,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le partite casalinghe della Nazionale italiana di rugby; Concorso ippico internazionale "Piazza di Siena", competizione equestre che si tiene dal 1922 in piazza di Siena, all'interno di villa Borghese; Golden Gala Pietro Mennea evento internazionale di atletica leggera che si svolge annualmente presso lo Stadio Olimpico;</text:p>
          </table:table-cell>
          <table:table-cell office:value-type="string" table:style-name="ce1">
            <text:p>Si</text:p>
          </table:table-cell>
          <table:table-cell table:number-columns-repeated="16380"/>
        </table:table-row>
        <table:table-row table:style-name="ro1">
          <table:table-cell office:value-type="string" table:style-name="ce1">
            <text:p>villa Borghese;</text:p>
          </table:table-cell>
          <table:table-cell office:value-type="string" table:style-name="ce1">
            <text:p>Villa Borghese, Roma, Roma Capitale, Lazio, Italia</text:p>
          </table:table-cell>
          <table:table-cell office:value-type="string" table:style-name="ce1">
            <text:p>le partite casalinghe della Nazionale italiana di rugby; Concorso ippico internazionale "Piazza di Siena", competizione equestre che si tiene dal 1922 in piazza di Siena, all'interno di villa Borghese; Golden Gala Pietro Mennea evento internazionale di atletica leggera che si svolge annualmente presso lo Stadio Olimpico;</text:p>
          </table:table-cell>
          <table:table-cell office:value-type="string" table:style-name="ce1">
            <text:p>Si</text:p>
          </table:table-cell>
          <table:table-cell table:number-columns-repeated="16380"/>
        </table:table-row>
        <table:table-row table:style-name="ro1">
          <table:table-cell office:value-type="string" table:style-name="ce1">
            <text:p>villa Chigi</text:p>
          </table:table-cell>
          <table:table-cell office:value-type="string" table:style-name="ce1">
            <text:p>Villa Chigi, Via di Villa Chigi, Municipio Roma II, Roma, Roma Capitale, Lazio, 00199,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dei</text:p>
          </table:table-cell>
          <table:table-cell office:value-type="string" table:style-name="ce1">
            <text:p>Camera dei deputati, Cortile d'Onore, Colonna, Municipio Roma I, Roma, Roma Capitale, Lazio, 00186,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No</text:p>
          </table:table-cell>
          <table:table-cell table:number-columns-repeated="16380"/>
        </table:table-row>
        <table:table-row table:style-name="ro1">
          <table:table-cell office:value-type="string" table:style-name="ce1">
            <text:p>Villa di Massenzio,</text:p>
          </table:table-cell>
          <table:table-cell office:value-type="string" table:style-name="ce1">
            <text:p>Villa di Massenzio, Via Appia Antica, Municipio Roma VIII, Roma, Roma Capitale, Lazio, 00179, Italia</text:p>
          </table:table-cell>
          <table:table-cell office:value-type="string" table:style-name="ce1">
            <text:p>Fuori dal centro abitato, si trovano gli scavi di Ostia; il mausoleo di Cecilia Metella, l'adiacente Villa di Massenzio, il Castrum Caetani, il sepolcro degli Scipioni e la villa dei Quintili sull'Appia Antica; la villa di Livia a Prima Porta;</text:p>
          </table:table-cell>
          <table:table-cell office:value-type="string" table:style-name="ce1">
            <text:p>Si</text:p>
          </table:table-cell>
          <table:table-cell table:number-columns-repeated="16380"/>
        </table:table-row>
        <table:table-row table:style-name="ro1">
          <table:table-cell office:value-type="string" table:style-name="ce1">
            <text:p>villa Doria Pamphilj</text:p>
          </table:table-cell>
          <table:table-cell office:value-type="string" table:style-name="ce1">
            <text:p>Villa Doria Pamphilj,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Doria Pamphilj</text:p>
          </table:table-cell>
          <table:table-cell office:value-type="string" table:style-name="ce1">
            <text:p>Villa Doria Pamphilj,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Dai musei Vaticani (circa sei milioni di visitatori nel 2015), ai musei Capitolini (il più antico museo pubblico al mondo), dalla galleria Borghese al Museo Nazionale di Castel Sant'Angelo, e ancora: Galleria Colonna, Galleria Doria Pamphilj e Galleria nazionale d'arte antica, il Museo Nazionale Romano, il Museo Nazionale Etrusco di Villa Giulia, il Palazzo delle Esposizioni, il Museo di Roma, il Museo di Roma in Trastevere, il Museo storico della Liberazione, il Museo centrale del Risorgimento, il Museo dei Fori Imperiali (che assieme ad altri fa parte del sistema dei Musei in Comune), il Museo Barracco, il Museo nazionale d'arte orientale Giuseppe Tucci, il Museo napoleonico di Roma, il Museo nazionale preistorico etnografico Luigi Pigorini, la Galleria nazionale d'arte moderna e contemporanea nonché i moderni MACRO e MAXXI e i musei scientifici (Museo civico di zoologia di Roma, Planetario e Museo Astronomico). <text:s/>Media Stampa A Roma hanno sede alcuni tra i più diffusi quotidiani nazionali:</text:p>
          </table:table-cell>
          <table:table-cell office:value-type="string" table:style-name="ce1">
            <text:p>Si</text:p>
          </table:table-cell>
          <table:table-cell table:number-columns-repeated="16380"/>
        </table:table-row>
        <table:table-row table:style-name="ro1">
          <table:table-cell office:value-type="string" table:style-name="ce1">
            <text:p>Villa Giulia</text:p>
          </table:table-cell>
          <table:table-cell office:value-type="string" table:style-name="ce1">
            <text:p>Villa Giulia, 9, Piazzale di Villa Giulia, Municipio Roma II, Roma, Roma Capitale, Lazio, 00196, Italia</text:p>
          </table:table-cell>
          <table:table-cell office:value-type="string" table:style-name="ce1">
            <text:p>In àmbito letterario, si segnalano invece: la cerimonia di premiazione del Premio Strega, che avviene ogni anno il primo giovedì del mese di luglio, nel ninfeo di Villa Giulia; la fiera della piccola e media editoria, Più libri più liberi, presso il Nuovo Centro Congressi all'EUR; Letterature - Festival Internazionale di Roma, che si svolge d'estate presso la basilica di Massenzio al Foro Romano;</text:p>
          </table:table-cell>
          <table:table-cell office:value-type="string" table:style-name="ce1">
            <text:p>Si</text:p>
          </table:table-cell>
          <table:table-cell table:number-columns-repeated="16380"/>
        </table:table-row>
        <table:table-row table:style-name="ro1">
          <table:table-cell office:value-type="string" table:style-name="ce1">
            <text:p>Villa Ludovisi</text:p>
          </table:table-cell>
          <table:table-cell office:value-type="string" table:style-name="ce1">
            <text:p>Chiesa di San Patrizio a Villa Ludovisi, Via Abruzzi, Ludovisi, Municipio Roma I, Roma, Roma Capitale, Lazio, 00187, Italia</text:p>
          </table:table-cell>
          <table:table-cell office:value-type="string" table:style-name="ce1">
            <text:p>Roma, tramite il plebiscito del 2 ottobre, fu annessa al Regno d'Italia, di cui divenne capitale il 3 febbraio 1871. I primi decenni della nuova capitale videro un grande fermento edilizio, con l'edificazione di gran parte dell'area racchiusa entro le mura a danno delle grandi ville preesistenti, come Villa Ludovisi, sia per edifici pubblici e ministeri, sia per nuovi quartieri residenziali. L'espansione urbana avvenne in parallelo con l'afflusso di molti nuovi abitanti, che superarono il mezzo milione all'inizio del XX secolo, ma fu anche la causa dello scandalo finanziario della Banca Romana.</text:p>
          </table:table-cell>
          <table:table-cell office:value-type="string" table:style-name="ce1">
            <text:p>No</text:p>
          </table:table-cell>
          <table:table-cell table:number-columns-repeated="16380"/>
        </table:table-row>
        <table:table-row table:style-name="ro1">
          <table:table-cell office:value-type="string" table:style-name="ce1">
            <text:p>villa Torlonia</text:p>
          </table:table-cell>
          <table:table-cell office:value-type="string" table:style-name="ce1">
            <text:p>Villa Torlonia, Nomentano, Roma, Roma Capitale, Lazio, Italia</text:p>
          </table:table-cell>
          <table:table-cell office:value-type="string" table:style-name="ce1">
            <text:p>Infine a Roma si trovano anche le sedi principali della regione Lazio e, presso palazzo Valentini, della città metropolitana di Roma Capitale. Numerose sono anche le ville e giardini, un tempo dimore nobiliari, a partire dagli horti urbani, di proprietà dei personaggi di spicco della Roma antica, fino alle grandi ville sorte in età moderna tra cui le principali sono: villa Doria Pamphilj, villa Borghese, villa Ada, villa Giulia, villa Chigi, villa Albani e villa Torlonia. Nel corso della sua plurisecolare storia, Roma è stata sede di centinaia di teatri (il più antico in muratura era il teatro di Pompeo e si possono menzionare tra gli altri il teatro di Marcello e quello di Ostia) ed altri edifici ludici, come i circhi (il più celebre dei quali è il Circo Massimo, capace di ospitare circa 250 000 spettatori) e gli anfiteatri (tra cui è degno di nota il Colosseo, divenuto simbolo della città e dell'anfiteatro stesso).</text:p>
          </table:table-cell>
          <table:table-cell office:value-type="string" table:style-name="ce1">
            <text:p>Si</text:p>
          </table:table-cell>
          <table:table-cell table:number-columns-repeated="16380"/>
        </table:table-row>
        <table:table-row table:style-name="ro1">
          <table:table-cell office:value-type="string" table:style-name="ce1">
            <text:p>villa Torlonia</text:p>
          </table:table-cell>
          <table:table-cell office:value-type="string" table:style-name="ce1">
            <text:p>Villa Torlonia, Nomentano, Roma, Roma Capitale, Lazio, Italia</text:p>
          </table:table-cell>
          <table:table-cell office:value-type="string" table:style-name="ce1">
            <text:p>In relazione agli storni Roma è la città italiana con il maggior numero di questi volatili, che hanno colonizzato l'ambiente urbano a partire dal primo dopoguerra, in seguito alla distruzione di molte zone umide periferiche, trovando pochi predatori e facile riparo. Le prime aree occupate da questi uccelli sono state le zone verdi di palazzo Venezia, di villa Torlonia e piazza Cavour, seguite nel 1970 da villa Ada, villa Doria Pamphilj, via Venti Settembre, viale di Trastevere e via Appia Nuova. In seguito hanno colonizzato i platani della riva destra del Tevere, tra ponte Matteotti e ponte Sant'Angelo, per arrivare infine ad entrambe le rive.</text:p>
          </table:table-cell>
          <table:table-cell office:value-type="string" table:style-name="ce1">
            <text:p>Si</text:p>
          </table:table-cell>
          <table:table-cell table:number-columns-repeated="16380"/>
        </table:table-row>
        <table:table-row table:style-name="ro1">
          <table:table-cell office:value-type="string" table:style-name="ce1">
            <text:p>Viminale</text:p>
          </table:table-cell>
          <table:table-cell office:value-type="string" table:style-name="ce1">
            <text:p>Viminale, Monti, Municipio Roma I, Roma, Roma Capitale, Lazio, 00184, Italia</text:p>
          </table:table-cell>
          <table:table-cell office:value-type="string" table:style-name="ce1">
            <text:p><text:s/>Orografia Il nucleo antico della città è costituito dagli storici sette colli: Palatino, Aventino, Campidoglio, Quirinale, Viminale, Esquilino e Celio. Il centro storico comprende anche i colli Gianicolo, Pincio e Vaticano, oltre ai rilievi artificiali di Monte Testaccio e Monte Giordano.</text:p>
          </table:table-cell>
          <table:table-cell office:value-type="string" table:style-name="ce1">
            <text:p>Si</text:p>
          </table:table-cell>
          <table:table-cell table:number-columns-repeated="16380"/>
        </table:table-row>
        <table:table-row table:style-name="ro1">
          <table:table-cell office:value-type="string" table:style-name="ce1">
            <text:p>Virgilio</text:p>
          </table:table-cell>
          <table:table-cell office:value-type="string" table:style-name="ce1">
            <text:p>Virgilio, Via Palermo, Monti, Municipio Roma I, Roma, Roma Capitale, Lazio, 00184, Italia</text:p>
          </table:table-cell>
          <table:table-cell office:value-type="string" table:style-name="ce1">
            <text:p>dall'epoca rinascimentale fino alla presa di Roma, fu in vigore l'ordinamento scolastico pontificio. Tra i principali istituti scolastici romani si ricordano il Liceo ginnasio statale Virgilio, il liceo Torquato Tasso, il liceo ginnasio statale Giulio Cesare, il liceo artistico Ripetta, il Liceo classico Ennio Quirino Visconti, il Liceo classico statale Dante Alighieri, il Liceo scientifico statale Camillo Cavour, il liceo ginnasio statale Terenzio Mamiani, il liceo ginnasio statale Pilo Albertelli, il liceo scientifico statale Augusto Righi, il liceo scientifico statale Plinio Seniore, il Collegio San Giuseppe - Istituto De Merode, il Convitto Nazionale Vittorio Emanuele II, l'Istituto Massimiliano Massimo. <text:s/>Università Roma città ha il maggior numero di laureati in Italia e anche la percentuale più alta rispetto al numero degli abitanti .</text:p>
          </table:table-cell>
          <table:table-cell office:value-type="string" table:style-name="ce1">
            <text:p>No</text:p>
          </table:table-cell>
          <table:table-cell table:number-columns-repeated="16380"/>
        </table:table-row>
        <table:table-row table:style-name="ro1">
          <table:table-cell office:value-type="string" table:style-name="ce1">
            <text:p>Volsci</text:p>
          </table:table-cell>
          <table:table-cell office:value-type="string" table:style-name="ce1">
            <text:p>Viale dei Volsci, Velletri, Roma Capitale, Lazio, 00049, Italia</text:p>
          </table:table-cell>
          <table:table-cell office:value-type="string" table:style-name="ce1">
            <text:p>Espulso dalla città l'ultimo re etrusco e instaurata una repubblica oligarchica nel 509 a.C., per Roma ebbe inizio un periodo contraddistinto dalle lotte interne tra patrizi e plebei e da continue guerre contro le altre popolazioni italiche: Etruschi, Capenati, Falisci, Latini, Volsci, Equi. Divenuta padrona del Lazio, Roma condusse diverse guerre (contro Galli, Osco-Sanniti e la colonia greca di Taranto, alleatasi con Pirro, re dell'Epiro) che le permisero la conquista della penisola italica, dalla zona centrale fino alla Magna Grecia.</text:p>
          </table:table-cell>
          <table:table-cell office:value-type="string" table:style-name="ce1">
            <text:p>No</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1">
            <text:p>Risultati</text:p>
          </table:table-cell>
          <table:table-cell office:value-type="float" office:value="57" table:formula="of:=COUNTIF([.D2:.D139]; &quot;Si&quot;)" table:style-name="ce1">
            <text:p>57</text:p>
          </table:table-cell>
          <table:table-cell office:value-type="float" office:value="767" table:style-name="ce1">
            <text:p>767</text:p>
          </table:table-cell>
          <table:table-cell table:number-columns-repeated="16381"/>
        </table:table-row>
        <table:table-row table:number-rows-repeated="1047805" table:style-name="ro1">
          <table:table-cell table:number-columns-repeated="16384"/>
        </table:table-row>
      </table:table>
      <table:table table:name="Foglio1" table:style-name="ta2">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Roma.A1:Roma.E767" table:name="Roma" table:display-filter-buttons="true" table:on-update-keep-size="false" table:on-update-keep-styles="true" table:refresh-delay="false">
          <table:database-source-sql table:database-name="Provider=Microsoft.Mashup.OleDb.1;Data Source=$Workbook$;Location=Roma;Extended Properties=&quot;&quot;" table:sql-statement="SELECT * FROM [Rom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20T14:33:06Z</meta:creation-date>
    <dc:date>2022-07-21T14:16:16Z</dc:date>
  </office:meta>
</office:document-meta>
</file>